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ChuonNa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Khmer OS1" svg:font-family="'Khmer OS'"/>
    <style:font-face style:name="Arial Unicode MS" svg:font-family="'Arial Unicode MS'" style:font-pitch="variable"/>
    <style:font-face style:name="Baiduk OT" svg:font-family="'Baiduk OT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តារាង1" style:family="table">
      <style:table-properties style:width="11.0243in" fo:margin-left="-0.116in" fo:margin-right="-0.0028in" table:align="margins"/>
    </style:style>
    <style:style style:name="តារាង1.A" style:family="table-column">
      <style:table-column-properties style:column-width="0.8583in" style:rel-column-width="5102*"/>
    </style:style>
    <style:style style:name="តារាង1.B" style:family="table-column">
      <style:table-column-properties style:column-width="0.8854in" style:rel-column-width="5263*"/>
    </style:style>
    <style:style style:name="តារាង1.C" style:family="table-column">
      <style:table-column-properties style:column-width="0.4167in" style:rel-column-width="2477*"/>
    </style:style>
    <style:style style:name="តារាង1.E" style:family="table-column">
      <style:table-column-properties style:column-width="0.609in" style:rel-column-width="3620*"/>
    </style:style>
    <style:style style:name="តារាង1.F" style:family="table-column">
      <style:table-column-properties style:column-width="0.8493in" style:rel-column-width="5049*"/>
    </style:style>
    <style:style style:name="តារាង1.G" style:family="table-column">
      <style:table-column-properties style:column-width="4.3146in" style:rel-column-width="25650*"/>
    </style:style>
    <style:style style:name="តារាង1.H" style:family="table-column">
      <style:table-column-properties style:column-width="1.1215in" style:rel-column-width="6667*"/>
    </style:style>
    <style:style style:name="តារាង1.I" style:family="table-column">
      <style:table-column-properties style:column-width="1.084in" style:rel-column-width="6444*"/>
    </style:style>
    <style:style style:name="តារាង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តារាង1.I1" style:family="table-cell">
      <style:table-cell-properties style:vertical-align="middle" fo:padding="0.0382in" fo:border="0.0007in solid #000000"/>
    </style:style>
    <style:style style:name="តារាង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តារាង1.D2" style:family="table-cell">
      <style:table-cell-properties fo:padding="0.0382in" fo:border-left="0.0007in solid #000000" fo:border-right="none" fo:border-top="none" fo:border-bottom="0.0007in solid #000000"/>
    </style:style>
    <style:style style:name="តារាង1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justify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2" style:family="paragraph" style:parent-style-name="Table_20_Contents">
      <style:paragraph-properties fo:text-align="justify" style:justify-single-word="false">
        <style:tab-stops>
          <style:tab-stop style:position="3.3335in"/>
        </style:tab-stops>
      </style:paragraph-properties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4" style:family="paragraph" style:parent-style-name="Table_20_Contents">
      <style:paragraph-properties fo:text-align="justify" style:justify-single-word="false"/>
      <style:text-properties style:font-name="Khmer OS" fo:font-size="11pt" fo:font-style="normal" fo:background-color="transparent" style:font-size-asian="11pt" style:font-style-asian="normal" style:font-name-complex="Khmer OS" style:font-size-complex="11pt" style:font-style-complex="normal" style:text-scale="99%"/>
    </style:style>
    <style:style style:name="P5" style:family="paragraph" style:parent-style-name="Table_20_Contents">
      <style:paragraph-properties fo:text-align="justify" style:justify-single-word="false"/>
      <style:text-properties style:font-name="Khmer OS" fo:font-size="11pt" fo:font-style="normal" fo:background-color="transparent" style:font-size-asian="11pt" style:font-style-asian="normal" style:font-name-complex="Khmer OS" style:font-size-complex="11pt" style:font-style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Khmer OS" fo:font-size="11pt" fo:font-style="normal" fo:background-color="transparent" style:font-size-asian="11pt" style:font-style-asian="normal" style:font-name-complex="Khmer OS" style:font-size-complex="11pt" style:font-style-complex="normal"/>
    </style:style>
    <style:style style:name="P7" style:family="paragraph" style:parent-style-name="Table_20_Contents">
      <style:paragraph-properties fo:text-align="justify" style:justify-single-word="false"/>
      <style:text-properties style:font-name="Khmer OS" fo:font-size="11pt" fo:font-style="normal" style:font-name-asian="Baiduk OT" style:font-size-asian="11pt" style:font-style-asian="normal" style:font-name-complex="Khmer OS" style:font-size-complex="11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Khmer OS" fo:font-size="11pt" fo:font-style="normal" fo:font-weight="normal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Khmer OS" fo:font-size="11pt" fo:font-style="normal" fo:font-weight="normal" fo:background-color="transparent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P10" style:family="paragraph" style:parent-style-name="Table_20_Contents"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11" style:family="paragraph" style:parent-style-name="Table_20_Contents">
      <style:text-properties style:font-name="Khmer OS" fo:font-size="11pt" fo:font-style="normal" fo:font-weight="bold" fo:background-color="#ffff00" style:font-size-asian="11pt" style:font-style-asian="normal" style:font-weight-asian="bold" style:font-name-complex="Khmer OS" style:font-size-complex="11pt" style:font-style-complex="normal" style:font-weight-complex="bold"/>
    </style:style>
    <style:style style:name="P12" style:family="paragraph" style:parent-style-name="Table_20_Contents">
      <style:text-properties style:font-name="Khmer OS" fo:font-size="11pt" fo:font-style="normal" fo:font-weight="bold" fo:background-color="#ffffff" style:font-size-asian="11pt" style:font-style-asian="normal" style:font-weight-asian="bold" style:font-name-complex="Khmer OS" style:font-size-complex="11pt" style:font-style-complex="normal" style:font-weight-complex="bold"/>
    </style:style>
    <style:style style:name="P13" style:family="paragraph" style:parent-style-name="Table_20_Contents">
      <style:text-properties style:font-name="Khmer OS" fo:font-size="11pt" fo:font-style="normal" fo:font-weight="bold" fo:background-color="transparent" style:font-size-asian="11pt" style:font-style-asian="normal" style:font-weight-asian="bold" style:font-name-complex="Khmer OS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Khmer OS" fo:font-size="11pt" fo:font-style="normal" fo:background-color="#ffff00" style:font-size-asian="11pt" style:font-style-asian="normal" style:font-name-complex="Khmer OS" style:font-size-complex="11pt" style:font-style-complex="normal"/>
    </style:style>
    <style:style style:name="P15" style:family="paragraph" style:parent-style-name="Table_20_Contents">
      <style:paragraph-properties fo:text-align="justify" style:justify-single-word="false"/>
      <style:text-properties style:font-name="Khmer OS" fo:font-size="11pt" fo:font-style="normal" fo:background-color="#ffff00" style:font-size-asian="11pt" style:font-style-asian="normal" style:font-name-complex="Khmer OS" style:font-size-complex="11pt" style:font-style-complex="normal"/>
    </style:style>
    <style:style style:name="P16" style:family="paragraph" style:parent-style-name="Table_20_Contents">
      <style:paragraph-properties fo:text-align="justify" style:justify-single-word="false"/>
      <style:text-properties style:font-name="Khmer OS" fo:font-size="11pt" fo:font-style="normal" fo:background-color="#ffffff" style:font-size-asian="11pt" style:font-style-asian="normal" style:font-name-complex="Khmer OS" style:font-size-complex="11pt" style:font-style-complex="normal"/>
    </style:style>
    <style:style style:name="P17" style:family="paragraph" style:parent-style-name="Table_20_Contents">
      <style:text-properties style:font-name="Khmer OS" fo:font-size="11pt" style:font-size-asian="11pt" style:font-name-complex="Khmer OS" style:font-size-complex="11pt"/>
    </style:style>
    <style:style style:name="P18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justify" style:justify-single-word="false"/>
    </style:style>
    <style:style style:name="P20" style:family="paragraph" style:parent-style-name="Table_20_Contents">
      <style:paragraph-properties fo:text-align="justify" style:justify-single-word="false" text:number-lines="false" text:line-number="0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21" style:family="paragraph" style:parent-style-name="Table_20_Contents">
      <style:paragraph-properties fo:text-align="justify" style:justify-single-word="false" style:writing-mode="lr-tb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22" style:family="paragraph" style:parent-style-name="Table_20_Contents">
      <style:paragraph-properties fo:text-align="justify" style:justify-single-word="false" style:writing-mode="lr-tb"/>
      <style:text-properties style:font-name="Khmer OS" fo:font-size="11pt" fo:font-style="normal" fo:background-color="transparent" style:font-size-asian="11pt" style:font-style-asian="normal" style:font-name-complex="Khmer OS" style:font-size-complex="11pt" style:font-style-complex="normal" style:text-scale="99%"/>
    </style:style>
    <style:style style:name="P23" style:family="paragraph" style:parent-style-name="Table_20_Heading">
      <style:paragraph-properties fo:text-align="center" style:justify-single-word="false"/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24" style:family="paragraph" style:parent-style-name="Table_20_Heading"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25" style:family="paragraph" style:parent-style-name="Table_20_Heading">
      <style:paragraph-properties fo:text-align="center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T1" style:family="text">
      <style:text-properties fo:background-color="#ffffff"/>
    </style:style>
    <style:style style:name="T2" style:family="text">
      <style:text-properties fo:background-color="#ffff00"/>
    </style:style>
    <style:style style:name="T3" style:family="text">
      <style:text-properties style:font-name-asian="Baiduk OT"/>
    </style:style>
    <style:style style:name="T4" style:family="text"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T5" style:family="text"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T6" style:family="text">
      <style:text-properties style:font-name="Khmer OS" fo:font-size="11pt" fo:font-style="normal" fo:background-color="#ffff00" style:font-size-asian="11pt" style:font-style-asian="normal" style:font-name-complex="Khmer OS" style:font-size-complex="11pt" style:font-style-complex="normal"/>
    </style:style>
    <style:style style:name="T7" style:family="text">
      <style:text-properties style:font-name="Khmer OS" fo:font-size="11pt" fo:font-style="normal" fo:background-color="#ffffff" style:font-size-asian="11pt" style:font-style-asian="normal" style:font-name-complex="Khmer OS" style:font-size-complex="11pt" style:font-style-complex="normal"/>
    </style:style>
    <style:style style:name="T8" style:family="text">
      <style:text-properties style:font-name="Khmer OS" fo:font-size="11pt" style:font-size-asian="11pt" style:font-name-complex="Khmer OS" style:font-size-complex="11pt"/>
    </style:style>
    <style:style style:name="T9" style:family="text">
      <style:text-properties style:font-name="Khmer OS" fo:font-size="11pt" fo:background-color="#ffff00" style:font-size-asian="11pt" style:font-name-complex="Khmer OS" style:font-size-complex="11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1pt" fo:background-color="#ffff00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តារាង1" table:style-name="តារាង1">
        <table:table-column table:style-name="តារាង1.A"/>
        <table:table-column table:style-name="តារាង1.B"/>
        <table:table-column table:style-name="តារាង1.C"/>
        <table:table-column table:style-name="តារាង1.B"/>
        <table:table-column table:style-name="តារាង1.E"/>
        <table:table-column table:style-name="តារាង1.F"/>
        <table:table-column table:style-name="តារាង1.G"/>
        <table:table-column table:style-name="តារាង1.H"/>
        <table:table-column table:style-name="តារាង1.I"/>
        <table:table-row>
          <table:table-cell table:style-name="តារាង1.A1" office:value-type="string">
            <text:p text:style-name="P23">ល.រ</text:p>
          </table:table-cell>
          <table:table-cell table:style-name="តារាង1.A1" office:value-type="string">
            <text:p text:style-name="P24">មេ​ពាក្យ</text:p>
          </table:table-cell>
          <table:table-cell table:style-name="តារាង1.A1" office:value-type="string">
            <text:p text:style-name="P25">ល.រ</text:p>
          </table:table-cell>
          <table:table-cell table:style-name="តារាង1.A1" office:value-type="string">
            <text:p text:style-name="P25">សូរ​ប្រកប</text:p>
          </table:table-cell>
          <table:table-cell table:style-name="តារាង1.A1" office:value-type="string">
            <text:p text:style-name="P25">មក​ពី</text:p>
          </table:table-cell>
          <table:table-cell table:style-name="តារាង1.A1" office:value-type="string">
            <text:p text:style-name="P25">ថ្នាក់</text:p>
          </table:table-cell>
          <table:table-cell table:style-name="តារាង1.A1" office:value-type="string">
            <text:p text:style-name="P25">សេចក្តី​ពន្យល់</text:p>
          </table:table-cell>
          <table:table-cell table:style-name="តារាង1.A1" office:value-type="string">
            <text:p text:style-name="P25">របៀប​សរសេរ​ផ្សេង</text:p>
          </table:table-cell>
          <table:table-cell table:style-name="តារាង1.I1" office:value-type="string">
            <text:p text:style-name="P25"/>
            <text:p text:style-name="P25">ពាក្យ​ផ្សំ</text:p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10">ហ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20">ព្យញ្ជនៈ​ទី ៣១ តាម​លំដាប់​ពួក​ព្យញ្ជនៈ ៣៣ តួ, ជា​ព្យញ្ជនៈ​ទី​៦ ក្នុង​សេស​វគ្គ​ឬ​អ​វគ្គ​សម្រាប់​ប្រើ​ក្នុង​ភាសា​សំស្រ្កឹត, បាលី​និង​ភាសា​ខ្មែរ, ជា​កណ្ឋជៈ​មាន​សំឡេង​កើង​ក្នុង​ក ។ តាម​របៀប​ព្យញ្ជនៈ​សម្រាប់​ភាសា​សំស្រ្កឹត​ជា​ព្យញ្ជនៈ​ទី​៨ ក្នុង​អ​វគ្គ ។ តួ ហ នេះ​ខ្មែរ​ប្រើ​សំឡេង​ជា​ពីរ​គឺ ហ និង ហ៊ ។ ខ្មែរ​ប្រើ​ផ្សំ ហ រួម​ជា​មួយ​នឹង​ព្យញ្ជនៈ​ឯ​ទៀត​បាន​តាម​គួរ​ដល់​ការ​ផ្សំ​ប្រើ​គឺ ណ, ន, ម, ល, វ ផ្សំ​ជា ណ្ហ, ហ្ន, ហ្ម, ល្ហ, ហ្ល, ហ្វ ។ ណ្ហ និង ល្ហ ចេញ​សំឡេង​ជា​មួយ​នឹង ណ, ល ដូច​ជា ណ្ហើយ, ណ្ហើយ​ចុះ; ផ្លែ​ល្ហុង, ស្វាយ​ល្ហួត ជាដើម ។ ហ្ន គ្រាន់​តែ​នាំ​តួ ន. ឲ្យ​មាន​សំឡេង​ខ្ពស់​ខុស​ពី​ប្រក្រតី​ដើម: អ្វី​ហ្ន !, អ្នក​ណា​ហ្ន ! ។ កាល​បើ​ឲ្យ ហ្ន មាន​សំឡេង​ខ្ពស់​ស្រួច​ឡើង​ទៀត ត្រូវ​ដាក់​កាកបាទ (+) នេះ​ពី​លើ​ផង : អ្វី​ហ្ន៎ !, អើ​ហ្ន៎ !, ល្អ​ណាស់​ហ្ន៎ ។ ហ្នឹង​ហើយ, មិន​មែន​ហ្នឹង​ទេ មាន​សំឡេង​ចុះ​ក្រោម​មក​ខាង​បំពង់​ក ។ ហ្ម មិន​ប្រើ​សំឡេង​ខ្ពស់​ទេ គ្រាន់​តែ​នាំ ម ឲ្យ​មាន​សំឡេង​ជា ម៉ មិន​បាច់​ដាក់​មូសិកទន្ត <text:span text:style-name="T2">(៉)</text:span> នេះ​ប៉ុណ្ណោះ, ដូច​ជា ទេព្យ​ហ្ម, ហ្ម​ដំរី, ចុតហ្មាយ, ហ្មត់ចត់ ជាដើម ។ ហ្ល ក៏​ដែរ គ្រាន់​តែ​នាំ ល ឲ្យ​ជា ល៉ ប៉ុណ្ណោះ, ដូច​ជា ហ្លួង, ទាំងហ្លាយ... ។ ហ្វ មាន​សំឡេង​ដូច​អក្សរ F បារាំងសែស, ដូច​ជា ហ្វឹកហ្វឺន, ហ្វឹក​ហាត់, <text:s/>ហ្វូង​គោ...; ឬ​ភាសា​បរទេស, ដូច​ជា ហ្រ្វង្ក Franc (ប្រាក់​ហ្រ្វង្ក), អាហ្រ្វិគ Afrique... ។ ហ អាច​ឲ្យ​ប្រើ​ដាក់​ពី​លើ​ឬ​ដាក់​ពី​ក្រោម​តួ​អក្សរ​ឯ​ទៀត បំបែរ​សំឡេង​ក៏​បាន, ដូច​ជា អ្ហ, អ៊្ហ ឧទាហរណ៍ : នែ​អ្ហឺ​ ប្រយ័ត្ន​ភ្លើង​អ្ហឺ !; អា​អ្ហែង (អា​ឯង); អ្ហែៈ <text:span text:style-name="T2">អីអ៊‌ីចុះ</text:span> ! (នែៈ <text:span text:style-name="T2">អឹអ៊‌ឹចុះ</text:span>); មិន​ទៅ​ទេ​អ្ហ៊ៃ ? (មិន​ទៅ​ទេ​ឬ ?) ... ។ ផ្សំ​ជា​មួយ​នឹង​អក្សរ​ឯ​ទៀត​ក្រៅ​ពី​ខាង​លើ​នេះ​ក៏​បាន, ដូច​ជា ស្ហែហ្វ chef “នាយ”, <text:span text:style-name="T2">ម៉ាស៊្ហ‌ីន</text:span><text:span text:style-name="T1"> </text:span>Machine “គ្រឿង​យន្ត”; គ្ហារ ឬ ហ៊្គារ Gare “ស្ថានីយ៍​អយស្ម័យយាន (រ៉ា)”; គ្ហោម ឬ ហ្គោម Gomme “ជ័រ​លុប”... ។ បុរស​ឈ្មោះ ហ្សង់ Jean; ស្រ្តី​ឈ្មោះ ហ្សាន់ Jeanne, ហ្សានដារក៍ Jeanne D<text:span text:style-name="T3">’</text:span>arc ។ល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0"/>
          </table:table-cell>
        </table:table-row>
        <table:table-row>
          <table:table-cell table:style-name="តារាង1.A2" office:value-type="string">
            <text:p text:style-name="P8">១៤៨៣៩</text:p>
          </table:table-cell>
          <table:table-cell table:style-name="តារាង1.A2" office:value-type="string">
            <text:p text:style-name="P10">ហ !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ិ.</text:p>
          </table:table-cell>
          <table:table-cell table:style-name="តារាង1.D2" office:value-type="string">
            <text:p text:style-name="P21">ពាក្យ​សម្រាប់​ប្រើ​ក្នុង​ការ​ហុច, ក្នុង​ការ​ប្រគល់​អ្វី​ៗ​ឲ្យ​គ្នា ឬ​ប្រើ​ក្នុង​ការ​តឿន​ជា​សញ្ញា​ឲ្យ​ស្រុះ​គ្នា; ប្រើ​បាន​ចំពោះ​តែ​ទៅ​រក​បុគ្គល​អ្នក​តូច​ជាង ឬ ស្មើ​គ្នា ។ ហ ជា​ពាក្យ​បង្អូស​វែង​សម្រាប់​តឿន​ឲ្យ​ស្រុះ​គ្នា​ឬ​ឲ្យ​អ្វី​ៗ​យ៉ាង​យឺត​មិន​ប្រញាប់​មិន​បង្ខំ : ហ លើក ! ។ ហ៏ ជា​ពាក្យ​រស្សៈ​មាន​សំឡេង​ខ្លី​សម្រាប់​ប្រើ​ការ​ប្រញាប់ : ហ៏ យក​ចុះ ! ។ <text:s/>ម. ព. ហេៈ​ហ៏ ឬ ហែៈហ៏ ផង ។ </text:p>
          </table:table-cell>
          <table:table-cell table:style-name="តារាង1.D2" office:value-type="string">
            <text:p text:style-name="P3">ហ៏ !</text:p>
          </table:table-cell>
          <table:table-cell table:style-name="តារាង1.I2" office:value-type="string">
            <text:p text:style-name="P21"/>
          </table:table-cell>
        </table:table-row>
        <table:table-row>
          <table:table-cell table:style-name="តារាង1.A2" office:value-type="string">
            <text:p text:style-name="P8">១៤៨៣៩</text:p>
          </table:table-cell>
          <table:table-cell table:style-name="តារាង1.A2" office:value-type="string">
            <text:p text:style-name="P10">ហ៊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ឧ.</text:p>
          </table:table-cell>
          <table:table-cell table:style-name="តារាង1.D2" office:value-type="string">
            <text:p text:style-name="P1">សូរ​សុនខ​ធំ​ៗ ព្រុស​គំរាម ។</text:p>
          </table:table-cell>
          <table:table-cell table:style-name="តារាង1.D2" office:value-type="string">
            <text:p text:style-name="P3">ហ៊​ៗ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៨៤០</text:p>
          </table:table-cell>
          <table:table-cell table:style-name="តារាង1.A2" office:value-type="string">
            <text:p text:style-name="P10">ហៈ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ិ. </text:p>
          </table:table-cell>
          <table:table-cell table:style-name="តារាង1.D2" office:value-type="string">
            <text:p text:style-name="P7">ឬ : ដូច្នោះ​ទេ​ហៈ ?, ឯណោះ​ទេ​ហៈ ? ។ អេះ ?; (ព. សា. <text:span text:style-name="T2">អ៊‌ីចេះ</text:span> ? ; មាតា​បិតា​ត្រូវ​សង្រ្គោះ​បុត្រ​ធីតា​ដោយ​ស្ថាន​ប៉ុន្មាន​យ៉ាង​ហៈ​អ្នក ? (ប្រើ​ក្នុង​ការ​ទេសនា​បុច្ឆា-វិស្សជ្ជនា)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៨៤១</text:p>
          </table:table-cell>
          <table:table-cell table:style-name="តារាង1.A2" office:value-type="string">
            <text:p text:style-name="P10">ហក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1">ដែល​រើ​សា​ឡើង​វិញ, ដែល​រើ​រឹត​ឡើង​វិញ : ហក​ដំបៅ ឬ ដំបៅ​ហក ។ ដែល​ភ្លាត់, ធ្លោយ, ជ្រុល, ស៊ុន : ហក​ដំណើរ ឬ ដំណើរ​ហក, ហក​សម្តី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៨៤២</text:p>
          </table:table-cell>
          <table:table-cell table:style-name="តារាង1.A2" office:value-type="string">
            <text:p text:style-name="P10">ហក់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1">ធ្លាក់​ពី​លើ​ដាំ​ក្បាល​ចុះ​មក​ក្រោម​ដូច​គេ​ច្រាន : កូន​ក្មេង​ហក់​ពី​លើ​រាន​ហាល​ផ្ទះ ។ ស្ទុះ​លោត​ក្រទីក្រទា : ហក់​គុន​ដំបង, ហក់​ចុះ​ហក់​ឡើង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៨៤៣</text:p>
          </table:table-cell>
          <table:table-cell table:style-name="តារាង1.A2" office:value-type="string">
            <text:p text:style-name="P10">ហ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បុ. ស.</text:p>
          </table:table-cell>
          <table:table-cell table:style-name="តារាង1.D2" office:value-type="string">
            <text:p text:style-name="P4">មេ, ឯង ។ ពាក្យ​សម្រាប់​អ្នក​ធំ​ឬ​ចាស់​និយាយ​ទៅ​រក​ស្រី​ដែល​តូច​ទាប​ជាង​ខ្លួន ឬ​និយាយ​ដោយ​ស្មោះ​ស្មើ​ទៅ​រក​ស្រី​ស្មើ​ភាព​នឹង​ខ្លួន : នែ​ហង !, ហង​ឯង​ទៅ​ណា ? (ព. សា. ថា អ្ងែង និយាយ​ថា : ចុះ​អ្ងែង​ធ្វើ​អី ?; ម. ព. នេះ​ទៀត​ផង)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8">១៤៨៤៤</text:p>
          </table:table-cell>
          <table:table-cell table:style-name="តារាង1.A2" office:value-type="string">
            <text:p text:style-name="P10">ហង្ស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ង់</text:p>
          </table:table-cell>
          <table:table-cell table:style-name="តារាង1.D2" office:value-type="string">
            <text:p text:style-name="P3">សំ. បា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(ហំស) ក្ងាន​ព្រៃ (បារ. Cygne ស៊ីញ) ។ បក្សី​ពួក​សកុណ​ជាតិ​មាន​ក្រញាំ​ជើង​ព្រែក​ជាប់​គ្នា រូប​រាង​ដូច​ក្ងាន ប៉ុន្តែ​មាន​ចំពុះ​រៀវ​ស្រួច​ខាង​ចុង​បន្តិច​មាន-ក​មូល​វែង ច្រើន​តែ​មាន​សម្បុរ​ស្លាប-ស​ភ្លឺ ឬ​សម្បុរ​ស្លាប​លឿង​ក៏​មាន​ខ្លះ ហៅ​ថា សុវណ្ណ​ហង្ស, ជា​សត្វ​ហើរ​បាន​ខ្ពស់​ត្រដែត កាត់​ឆ្លង​ទី​ឆ្ងាយ​ៗ ចូល​ចិត្ត​ហើរ​ចុះ​ហែល​ទឹក រក​ចំណី​ក្នុង​ទឹក វា​ហែល​ទឹក​ពង់​ក​វា​សម​ណាស់, មើល​ទៅ​ឃើញ​ខ្ញង់​គួរ​ពេញ​ចិត្ត​ចង់​គយ​គន់, ហេតុ​នេះ​បាន​ជា​មាន​កាព្យ បុរាណ​ថា ល្អ​នេះ​ពេញ​ល្អ គន់​មើល​ទៅ​ក មូល​ដូច​ក​ហង្ស គន់​មើល​ទៅ​មុខ មុខ​មូល​ក្រឡង់ គួរ​ឲ្យ​តែ​ចង់ មើល​ហើយ​មើល​ទៀត ។ មាន​កវី​និពន្ធ​ក្នុង​គម្ពីរ​លោកនីតិ​ថា ថី រមតិ បុ, ខុ រមតិ ធំ, ហឹ រមតិ បំ, ហំ រមតិ បោ “ស្រ្តី​ត្រេកអរ​ចំពោះ​បុរស, ភិក្ខុ​មាន​សីល​ស្រស់​ត្រេកអរ​ចំពោះ​ធម៌, ក្របី​ត្រេកអរ​ចំពោះ​ភក់​ថា​បវរ, សត្វ​ហង្ស​និករ​ត្រេកអរ​ចំពោះ​ស្រះ​ឈូក” ។ សត្វ​ហង្ស​នេះ​ច្រើន​កើត​មាន​នៅ​ក្នុង​ប្រទេស​មាន​អាកាស​ធាតុ​ត្រជាក់​ល្មម ជា​សត្វ​ព្រៃ ពុំ​មែន​ជា​បសុ​សត្វ​ទេ ។ មាន​ចាស់​ទុំ​ខ្លះ​និយាយ​តំណាល​ថា​ក្នុង​ប្រទេស​កម្ពុជា​យើង​សម័យ​ពី​ដើម​នៅ​ខែត្រ​កំពង់សោម (ស្រុក​កំពង់សោម​ខែត្រ​កោះកុង​សម័យ​បច្ចុប្បន្ន) មាន​ហ្វូង​ហង្ស​ហើរ​មក​ចុះ​លេង​ទឹក​ម្តង​ៗ​ដែរ, ប៉ុន្តែ​ក្នុង​សម័យ​បច្ចុប្បន្ន​នេះ ពុំ​ដែល​បាន​ឮ​គេ​និយាយ​ថា​មាន​ហង្ស​ទេ ។ ហង្ស នេះ​បើ​រៀង​ភ្ជាប់​ពី​ខាង​ដើម​សព្ទ​ដទៃ អ. ថ. ហង់សៈ, ដូច​ជា ហង្ស​គតិ ដំណើរ​នៃ​ហង្ស, ដែល​មាន​លំនាំ​ដំណើរ​ស្រដៀង​នឹង​ហង្ស ។ ហង្ស​គាមិនី ស្រ្តី​ដែល​មាន​លំនាំ​ដំណើរ​ស្រដៀង​នឹង​ហង្ស ។ ហង្ស​នាទ សម្រែក​ហង្ស ។ ហង្ស​ពាហៈ, --ពាហនៈ ឬ--រថ ដែល​មាន​ហង្ស​ជា​ជំនិះ (ព្រះ​ព្រហ្ម) ។ ហង្ស​មាលា ហ្វូង​ហង្ស (ប្រើ​ជា ហង្ស​និករ ក៏​បាន) ។ ហង្ស​រាជ ស្តេច​ហង្ស ឬ​ហង្ស​ជា​ស្តេច​នៃ​បក្សី (រាជ​ហង្ស) ។ ហង្ស​សេត ឬ ហង្ស​ស្វេត ស​ដូច​សម្បុរ​ស្លាប​ហង្ស ។ល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ង្ស​គតិ </text:p>
            <text:p text:style-name="P1">ហង្ស​គាមិនី</text:p>
            <text:p text:style-name="P1">ហង្ស​នាទ</text:p>
            <text:p text:style-name="P1">ហង្ស​ពាហៈ</text:p>
            <text:p text:style-name="P1">ហង្ស​មាលា</text:p>
            <text:p text:style-name="P1">ហង្ស​រាជ</text:p>
            <text:p text:style-name="P1">ហង្ស​សេត</text:p>
          </table:table-cell>
        </table:table-row>
        <table:table-row>
          <table:table-cell table:style-name="តារាង1.A2" office:value-type="string">
            <text:p text:style-name="P8">១៤៨៤៥</text:p>
          </table:table-cell>
          <table:table-cell table:style-name="តារាង1.A2" office:value-type="string">
            <text:p text:style-name="P10">ហង្ស --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ង់-សៈ--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មើល​ក្នុង​ពាក្យ ហង្ស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៨៤៦</text:p>
          </table:table-cell>
          <table:table-cell table:style-name="តារាង1.A2" office:value-type="string">
            <text:p text:style-name="P10">ហង្សបាទ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ង់-ស្បាត</text:p>
          </table:table-cell>
          <table:table-cell table:style-name="តារាង1.D2" office:value-type="string">
            <text:p text:style-name="P3">សំ. 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7">(ហំសបាទ) ព័ណ៌​ក្រហម​ដូច​ជា​សម្បុរ​ជើង​ហង្ស ។ គុ. ដែល​ក្រហម​ដូច​ជា​សម្បុរ​ជើង​ហង្ស (មញ្ជេដ្ឋ) : ព័ណ៌​ហង្ស​បាទ, រស្មី​ហង្ស​បាទ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៨៤៧</text:p>
          </table:table-cell>
          <table:table-cell table:style-name="តារាង1.A2" office:value-type="string">
            <text:p text:style-name="P10">ហដ្ដ​ចោរក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័ត-ដៈចោ រ៉ក់</text:p>
          </table:table-cell>
          <table:table-cell table:style-name="តារាង1.D2" office:value-type="string">
            <text:p text:style-name="P3">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(ហដ្ដ “ផ្សារ; ទី​លេង​មហោស្រព; ទី​ប្រជុំ​ជន” + ចោរក “អ្នក​លួច, អ្នក​ឆក់”) ចោរ​អ្នក​លួច​ឆក់​យក​អីវ៉ាន់​គេ​ក្នុង​ផ្សារ​ឬ​ក្នុង​ទី​តាំង​របស់​សម្ងាច​ឲ្យ​មហា​ជន​មើល (បើ​ស្រ្តី​ជា ហដ្ដ​ចោរិកា) ។ ព. កា. ថា : ហដ្ដ​ចោរក វា​រែង​លប​ឆក់ ទ្រព្យ​គេ​ឥត​ក្រែង ច្រើន​តែ​គេ​ចាប់ បាន​ខ្លួន​ពុំ​លែង ទ្រព្យ​ឆក់​ដាក់​ស្តែង ជា​ព័ស្តុ​នៅ​ដៃ ។ រួច​ពី​ជាប់​គុក នៅ​តែ​លុយ​លុក ឆក់​ទៀត​ទាំង​ថ្ងៃ ត្រូវ​កូន​ប្រុស​ស្រី ជៀស​កុំ​ប្រាស្រ័យ នឹង​ជន​ចង្រៃ នេះ​ដោយ​ដាច់​ខាត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៨៤៨</text:p>
          </table:table-cell>
          <table:table-cell table:style-name="តារាង1.A2" office:value-type="string">
            <text:p text:style-name="P10">ហដ្ដ​ចោរិកា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័ត-ដៈ--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7">មើល​ពាក្យ ហដ្ដចោរក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8">១៤៨៤៩</text:p>
          </table:table-cell>
          <table:table-cell table:style-name="តារាង1.A2" office:value-type="string">
            <text:p text:style-name="P18">ហដ្ដ​វិលាសិនី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័ត-ដៈ-វិ--</text:p>
          </table:table-cell>
          <table:table-cell table:style-name="តារាង1.D2" office:value-type="string">
            <text:p text:style-name="P3">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(ហដ្ដ “ផ្សារ” + វិលាសិនី “ស្រី​អ្នក​លេង​ឫក”) ស្រី​អ្នក​លេង​ឫក​ក្នុង​ផ្សារ (ស្រី​ផ្សារ; ស្រី​ពេស្យា)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៨៥០</text:p>
          </table:table-cell>
          <table:table-cell table:style-name="តារាង1.A2" office:value-type="string">
            <text:p text:style-name="P10">ហដ្ឋ​ចិត្ត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័ត-ឋៈចិត</text:p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(ហ្ឫឞ្ត​មានស៑) ចិត្ត​រីករាយ : មាន​ហដ្ឋ​ចិត្ត ។ គុ. ដែល​មាន​ចិត្ត​រីក​រាយ : មនុស្ស​ហដ្ឋ​ចិត្ត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៨៥១</text:p>
          </table:table-cell>
          <table:table-cell table:style-name="តារាង1.A2" office:value-type="string">
            <text:p text:style-name="P10">ហឋ​យោគ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ៈឋៈយោក</text:p>
          </table:table-cell>
          <table:table-cell table:style-name="តារាង1.D2" office:value-type="string">
            <text:p text:style-name="P3">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ការ​ហាត់​ប្រព្រឹត្ត​យ៉ាង​តឹង​តាមលទ្ធិ​និគ្រន្ថ (មាន​ហាត់​ឈរ​តែ​ជើង​ម្ខាង​ជ្រោង​ដៃ​ទាំង​ពីរ​ត្រង់​ភ្លឹង​ទៅ​លើ​ជាដើម) : ពួក​និគ្រន្ថ​ធ្វើ​ហឋ​យោគ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៨៥២</text:p>
          </table:table-cell>
          <table:table-cell table:style-name="តារាង1.A2" office:value-type="string">
            <text:p text:style-name="P10">ហឋ​វិទ្យា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ៈឋៈវិត-ទ្យា</text:p>
          </table:table-cell>
          <table:table-cell table:style-name="តារាង1.D2" office:value-type="string">
            <text:p text:style-name="P3">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វិទ្យា​ដែល​ចេះ​មក​ពី​ហឋ​យោគ : ហឋ​វិទ្យា​របស់​ពួក​និគ្រន្ថ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៨៥៣</text:p>
          </table:table-cell>
          <table:table-cell table:style-name="តារាង1.A2" office:value-type="string">
            <text:p text:style-name="P10">ហត់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 ឬ គុ.</text:p>
          </table:table-cell>
          <table:table-cell table:style-name="តារាង1.D2" office:value-type="string">
            <text:p text:style-name="P1">ដក​ដង្ហើម​ខ្លី​ៗ​ញាប់​ៗ​ប្រផុត​ប្រផើយ​ដោយ​ខ្សោយ​កម្លាំង​ព្រោះ​រត់​ជាដើម : ខំ​ប្រឹង​រត់​ទាល់​តែ​ហត់ ។ ហត់​នឿយ ឬ នឿយ​ហត់ នឿយ​ខ្លាំង​ដល់​ហត់​ម្តង​ៗ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ត់​នឿយ <text:s/>នឿយ​ហត់</text:p>
          </table:table-cell>
        </table:table-row>
        <table:table-row>
          <table:table-cell table:style-name="តារាង1.A2" office:value-type="string">
            <text:p text:style-name="P8">១៤៨៥៤</text:p>
          </table:table-cell>
          <table:table-cell table:style-name="តារាង1.A2" office:value-type="string">
            <text:p text:style-name="P10">ហតក្កិលេស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ៈត័ក-កិល៉ែស</text:p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គុ. ឬ ន.</text:p>
          </table:table-cell>
          <table:table-cell table:style-name="តារាង1.D2" office:value-type="string">
            <text:p text:style-name="P1">(ហតក្លេឝ) ដែល​កម្ចាត់​កិលេស​បាន​ស្រេច​ហើយ; អ្នក​ដែល​កម្ចាត់​កិលេស​ស្អាត​ជ្រះ​ស្រឡះ​ពី​សន្តាន​ហើយ (ព្រះ​អរហន្ត)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៨៥៥</text:p>
          </table:table-cell>
          <table:table-cell table:style-name="តារាង1.A2" office:value-type="string">
            <text:p text:style-name="P10">ហ័តហោ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ំ. បា.</text:p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1">(ហត “បៀតបៀន; ដែល​ត្រូវ​គេ​បៀតបៀន”) ដែល​ស្ងាត់​គួរ​ខ្លាច ព្រោះ​តែង​តែ​មាន​សត្រូវ​ចាំ​បៀតបៀន : ព្រៃ​ហ័តហោង ។ ព. កា. ថា : នា​ព្រៃ​ហ័តហោង សឹង​មាន​គោត​ខ្លោង សាហាវ​យង់ឃ្នង កុំ​ទៅ​ម្នាក់​ឯង កណ្តែង​កន្លង ចរ​ចូល​ម្តង​ៗ ត្រូវ​ឲ្យ​មាន​គ្នា ។ បើ​មាន​គ្រោះ​កាច ដែល​គួរ​តែ​ខ្លាច ព្រោះ​ការ​ពាធា នៃ​សត្វ​សាហាវ ឬ​ជន​ពាលា ចរ​ចូល​ឥត​គ្នា រែង​ភិត​ភ័យ​ខ្លាំង ។ (ម. ព. ព្រៃ ១ ន. ផង) ។</text:p>
          </table:table-cell>
          <table:table-cell table:style-name="តារាង1.D2" office:value-type="string">
            <text:p text:style-name="P3">ហាត់​ហោង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៨៥៦</text:p>
          </table:table-cell>
          <table:table-cell table:style-name="តារាង1.A2" office:value-type="string">
            <text:p text:style-name="P10">ហត្ថ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័ត</text:p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(ហស្ត) ដៃ; ប្រមោយ​ដំរី; ផ្នួង​សក់ ។ ឈ្មោះ​នក្សត្រ​ឬ​ផ្កាយ​ឫក្ស​ពួក​ទី ១៣ មាន ៥ ដួង​សណ្ឋាន​ស្រដៀង​នឹង​ដៃ ។ ខ្នាត​រង្វាស់​ប្រវែង​ពីរ​ចំអាម​ឬ​ប្រវែង​កន្លះ​លូក គឺ​ប្រវែង​ពី​ត្រឹម​ចុង​ដុំ​ដៃ​ដល់​ចុង​ម្រាម​ដៃ​កណ្ដាល : ប្រវែង​មួយ​ហត្ថ​មួយ​ចំអាម ហត្ថ​ក្រពុំ ខ្នាត​រង្វាស់​ប្រវែង​មួយ​គក់ ។ ហត្ថ​ខ្នាត ឬ ហត្ថ​ជាង​ឈើ រង្វាស់​ប្រវែង​មួយ​ហត្ថ ដែល​ជា​ខ្នាត​សម្រាប់​ជាង​ឈើ​ក្នុង​បុរាណ​សម័យ (ប្រវែង​កន្លះ​ម៉ែត្រ​បារាំងសែស) ហៅ វឌ្ឍកី​ហត្ថ ឬ​ហត្ថ មជ្ឈិម​បុរស ក៏​បាន ។ បើ​រៀង​ភ្ជាប់​ពី​ខាង​ដើម​សព្ទ​ដទៃ អ. ថ. ហ័ត-ថៈ ដូច​ជា ហត្ថ​កម្ម ឬ--កិច្ច ការ​ដែល​ត្រូវ​ធ្វើ​ដោយ​ដៃ, ការ​របស់​ជាង, ជំនាង ។ ហត្ថ​កម្ម​មូល (ហ័ត-ថៈក័ម-ម៉ៈមូល) ថ្លៃ​បំណាច់​ដៃ, រង្វាន់​ស្នាដៃ ។ ហត្ថ​កោសល្យ ឬ--សល្ល (--សល់) ការ​ឈ្លាស​ដោយ​ដៃ, ការ​ប៉ិន​ប្រសប់​ខាង​ធ្វើ​កិច្ច​ការ​ផ្សេង​ៗ​ដោយ​ដៃ មាន​ការ​គូរ​វាស​ឬ​កាត់​ដេរ​ខោ​អាវ​ជាដើម ។ ហត្ថ​គត (--គត់) ដែល​ដល់​ដៃ, ដែល​នៅ​ក្នុង​កណ្ដាប់​ដៃ; អ្វី​ៗ​ដែល​នៅ​ក្នុង​កណ្តាប់​ដៃ ។ ហត្ថច្ឆេទ (ហ័ត-ថ័ច-ឆែត) កាត់​ដៃ; ការ​កាត់​ដៃ : ទោស​ហត្ថច្ឆេទ ទោស​កាត់​ដៃ ។ ហត្ថប្បហារ (ហ័ត-ថ័ប-ប៉ៈ-ហា) ការ​ប្រហារ​ដោយ​ដៃ (មាន​វាយ, ទះ, តប់​ជាដើម) : ធ្វើ​ហត្ថប្បហារ ។ ហត្ថ​ពល កម្លាំង​ដៃ ។ ហត្ថ​លេខា លាយ​ដៃ, ថ្នាំង​ដៃ ។ សម័យ​បច្ចុប្បន្ន​នេះ​ប្រើ​សំដៅ​ការ​ចុះ​នាម​ដោយ​ដៃ​ខ្លួន​ឯង : ចុះ​ហត្ថ​លេខា (ចុះ​ស៊ីញេ); រ. ស. ប្រើ​ជា ព្រះ​ហស្ដ​លេខា (ម. ព. ឡាយ​ព្រះ​ហស្ដ ឬ ឡាយ​ព្រះ​ហស្ត​លេខា ទៀត​ផង) ។ ហត្ថ​សូត្រ អំបោះ​ដំណង​ដៃ (ដែល​ចង​ក្នុង​វេលា​ធ្វើ​អាវាហ​មង្គល​ជាដើម) ។ ហត្ថ​ហារីយ៍ ដែល​ល្មម​ចាប់​កាន់​ដោយ​ដៃ​យក​ទៅ​មក​បាន : របស់​នេះ​ជា​ហត្ថ​ហារីយ៍ ។ ហត្ថាភរណៈ ឬ ហត្ថាលង្ការ (បា. &lt; ហត្ថ <text:s/>“ដៃ” + អាភរណ ឬ អលង្ការ “គ្រឿង​ប្រដាប់”) គ្រឿង​ប្រដាប់​សម្រាប់​តាក់តែង​ដៃ (មាន​ចិញ្ចៀន​ជាដើម) ។ល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ត្ថ​ក្រពុំ</text:p>
            <text:p text:style-name="P1">ហត្ថ​ខ្នាត </text:p>
            <text:p text:style-name="P1">ហត្ថ​កម្ម</text:p>
            <text:p text:style-name="P1">ហត្ថ​កម្ម​មូល </text:p>
            <text:p text:style-name="P1">ហត្ថ​កោសល្យ</text:p>
            <text:p text:style-name="P1">ហត្ថ​គត</text:p>
            <text:p text:style-name="P1">ហត្ថច្ឆេទ</text:p>
            <text:p text:style-name="P1">ហត្ថប្បហារ </text:p>
            <text:p text:style-name="P1">ហត្ថ​ពល</text:p>
            <text:p text:style-name="P1">ហត្ថ​លេខា</text:p>
            <text:p text:style-name="P1">ហត្ថ​សូត្រ </text:p>
            <text:p text:style-name="P1">ហត្ថ​ហារីយ៍</text:p>
            <text:p text:style-name="P1">ហត្ថាភរណៈ </text:p>
          </table:table-cell>
        </table:table-row>
        <table:table-row>
          <table:table-cell table:style-name="តារាង1.A2" office:value-type="string">
            <text:p text:style-name="P8">១៤៨៥៧</text:p>
          </table:table-cell>
          <table:table-cell table:style-name="តារាង1.A2" office:value-type="string">
            <text:p text:style-name="P10">ហត្ថ --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7">(មើល​ក្នុង​ពាក្យ ហត្ថ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៨៥៨</text:p>
          </table:table-cell>
          <table:table-cell table:style-name="តារាង1.A2" office:value-type="string">
            <text:p text:style-name="P10">ហត្ថបាស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័ត-ថ្បាស</text:p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(ហស្ដ “ដៃ” + បាឝ “អន្ទាក់”) អន្ទាក់​ដៃ ។ ក្នុង​វិន័យ​ពុទ្ធ​សាសនា ប្រើ​ពាក្យ​នេះ​ជា​ឈ្មោះ​រង្វាស់​ប្រវែង ២ ហត្ថ​មួយ​ចំអាម; មាន​បែប​កំណត់ ២ យ៉ាង​គឺ សម្រាប់​ភិក្ខុ​សង្ឃ​អង្គុយ​ឬ​ឈរ​ប្រជុំ​គ្នា​ធ្វើ​សង្ឃ​កម្ម​ផ្សេង​ៗ ឲ្យ​គិត​ពី​ទី​បំផុត​ខាង​ក្រៅ​អវយវៈ​រាល់​ខ្លួន​ចូល​មក អស់​ម្ខាង ១ ហត្ថ នៅ​សល់​ចន្លោះ ១ ចំអាម គឺ​ឲ្យ​ឃ្លាត ១ ចំអាម​ពី​គ្នា​ រួម​ជា ២ ហត្ថ ១ ចំអាម ។ សម្រាប់​ប្រគេន​របស់​ឆាន់​ដល់​បព្វជិត, ចំណែក​ខាង​ទាយក​ឬ​ទាយិកា​ឲ្យ​គិត​ពី​ទី​បំផុត​ខាង​ក្នុង​អវយវៈ​ចូល​ទៅ, <text:s/>ចំណែក​ខាង​បដិគ្គាហក ឲ្យ​គិត​ពី​ទី​បំផុត​ខាង​ក្រៅ​អវយវៈ​ចូល​មក រួម​ទាំង​ពីរ​ខាង​ឲ្យ​បាន ២ ហត្ថ ១ ចំអាម ។ ខ្មែរ​ហៅ​ភិក្ខុ​សង្ឃ​ដែល​គង់​ជា​គណ​បូរកៈ ក្នុង​ឧបសម្បទា​កម្ម​ជាដើម​ថា ហត្ថបាស ដែរ : ភិក្ខុ​គង់​ហត្ថបាស, ប្រគេន​អីវ៉ាន់​លោក​ហត្ថ​បាស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៨៥៩</text:p>
          </table:table-cell>
          <table:table-cell table:style-name="តារាង1.A2" office:value-type="string">
            <text:p text:style-name="P10">ហត្ថា --</text:p>
          </table:table-cell>
          <table:table-cell table:style-name="តារាង1.A2" office:value-type="string">
            <text:p text:style-name="P3">១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ម. ក្នុង ព. ហត្ថ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3">២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ម. ក្នុង ព. ហត្ថី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៨៦០</text:p>
          </table:table-cell>
          <table:table-cell table:style-name="តារាង1.A2" office:value-type="string">
            <text:p text:style-name="P10">ហត្ថិ​គោបក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័ត-ថិ-គោ-ប៉ៈកៈឬ--បក់</text:p>
          </table:table-cell>
          <table:table-cell table:style-name="តារាង1.D2" office:value-type="string">
            <text:p text:style-name="P3">បា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(&lt; ហត្ថី “ដំរី” + គោបក “អ្នក​រក្សា”) អ្នក​រក្សា​ដំរី, គង្វាល​ដំរី, បើ​ស្រ្តី​ជា ហត្ថិគោបិកា (ប្រើ​ជា ហត្ថិបាល ក៏​បាន; បើ​ស្រ្តីជា ហត្ថិបាលិកា អ. ថ. --ប៉ា--)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៨៦១</text:p>
          </table:table-cell>
          <table:table-cell table:style-name="តារាង1.A2" office:value-type="string">
            <text:p text:style-name="P10">ហត្ថិ​គោបិកា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័ត-ថិ-គោ-ប៉ិកា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មើល​ពាក្យ ហត្ថិគោបក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៨៦២</text:p>
          </table:table-cell>
          <table:table-cell table:style-name="តារាង1.A2" office:value-type="string">
            <text:p text:style-name="P10">ហត្ថិនី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ម. ព. ហត្ថី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៨៦៣</text:p>
          </table:table-cell>
          <table:table-cell table:style-name="តារាង1.A2" office:value-type="string">
            <text:p text:style-name="P10">ហត្ថិ​បាល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ម. ព. ហត្ថិគោបក) ។ </text:p>
          </table:table-cell>
          <table:table-cell table:style-name="តារាង1.D2" office:value-type="string">
            <text:p text:style-name="P3">--បាលិកា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៨៦៤</text:p>
          </table:table-cell>
          <table:table-cell table:style-name="តារាង1.A2" office:value-type="string">
            <text:p text:style-name="P10">ហត្ថិ​មារក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័ត-ថិ-មារៈ កៈ ឬ--រក់</text:p>
          </table:table-cell>
          <table:table-cell table:style-name="តារាង1.D2" office:value-type="string">
            <text:p text:style-name="P3">បា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(&lt; ហត្ថី “ដំរី” + មារក “អ្នក​សម្លាប់”) អ្នក​សម្លាប់​ដំរី (ព្រាន​អ្នក​បាញ់​ដំរី, ព្រាន​ដំរី)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៨៦៥</text:p>
          </table:table-cell>
          <table:table-cell table:style-name="តារាង1.A2" office:value-type="string">
            <text:p text:style-name="P10">ហត្ថិ​លិង្គ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័ត-ថិលឹង</text:p>
          </table:table-cell>
          <table:table-cell table:style-name="តារាង1.D2" office:value-type="string">
            <text:p text:style-name="P3">បា.;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21">(&lt; ហត្ថី “ដំរី”+ លិង្គ “ភេទ, បែប​ភាព”; ហស្តិន៑ &gt; ហស្តី + លិង្គ) សត្វ​បក្សី​មួយ​ប្រភេទ មាឌ​ធំ​សម្បើម មាន​រូប​សណ្ឋាន​ស្រដៀង​នឹង​ដំរី មាន​ចំពុះ មាន​ក្រញាំ​ជើង​ធំ​មាំ មាន​ចំអេង​ស្លាប​ធំ​វែង អាច​ឆាប​ឆក់​សត្វ​ធំ​ៗ មាន​ម្រឹគ​ជាដើម យក​ធ្វើ​ជា​ចំណី​របស់​វា​បាន មាន​កំណើត​និង​លំនៅ​នា​ទ្រូង​ព្រៃ​ហិមពាន្ត វា​តែង​ហើរ​ចេញ​មក​រក​ឆាប​ឆក់​ចំណី​ឯ​ប្រទេស​ជិត​ៗ ព្រៃ​ហិមពាន្ត​មួយ​ដង​មួយ​កាល; មាន​រឿង​តំណាល​ថា សត្វ​ហត្ថិ​លិង្គ​នេះ​ឯង​វា​បាន​ឆាប​ឆក់​ព្រះ​នាង​ទេវី​ជា​ព្រះ​អគ្គ​មហេសី​នៃ​ព្រះ​បាទ បរន្តបៈ <text:s/>វា​នាំ​យក​ព្រះ​នាង​ទៅ​ដាក់​លើ​ប្រគាប​ឈើ ព្រះ​នាង​ទេវី​ក៏​ប្រសូត​ព្រះ​រាជ​បុត្រ គឺ ឧទេន​កុមារ ដែល​ត​មក បាន​សោយ​រាជ្យ​ត​សន្តតិ​វង្ស​ពី​ព្រះ​វរ​បិតា មាន​ព្រះ​កិត្តិ​នាម​ថា ព្រះ​បាទ​ឧទេន ទ្រង់​ជ្រាប​មន្ត​វិជ្ជា​ខាង​ការ​ហៅ​ដំរី​ព្រៃ មាន​ល្បី​ក្នុង​ផ្ទៃ​រឿង​និទាន​ជាប់​មាន​ជា​ប្រពៃណី ឲ្យ​ព្រះ​មហា​ក្សត្រិយ៍​ពុទ្ធ​សាសនិក យក​ព្រះ​បរម​នាម​នោះ​មក​តាំង​ជា​ឋានន្តរ​គឺ​ងារ​នៃ​ពួក​មន្រ្តី​ដែល​មាន​មុខ​ងារ​នាទី​ជា​អ្នក​រក្សា​ដំរី​ព្រះ​រាជ​ទ្រព្យ ក្នុង​រជ្ជកាល​សម័យ​បុរាណ មាន​ពាក្យ​ថា ឧទេន​ៗ មាន ភក្តី​ឧទេន, ជំនិត​ឧទេន, ឧទេន​ស្នេហា ជាដើម ។ ឃើញ​ថា ក្នុង​សម័យ​ព្រេង​នាយ​នោះ​មាន​មហា​បក្សី​ហត្ថិ​លិង្គ​នេះ​ពិត​មែន (ប្រើ​ជា ហត្ថី​លិង្គ ឲ្យ​មាន​សំឡេង​វែង​តាម​ការ​ស្រួល​មាត់​ហៅ​ក៏​បាន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៨៦៦</text:p>
          </table:table-cell>
          <table:table-cell table:style-name="តារាង1.A2" office:value-type="string">
            <text:p text:style-name="P10">ហត្ថី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័ត-ថី</text:p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ន. </text:p>
          </table:table-cell>
          <table:table-cell table:style-name="តារាង1.D2" office:value-type="string">
            <text:p text:style-name="P1">(ហស្តិន៑) សត្វ​មាន​ដៃ គឺ​មាន​ប្រមោយ (ដំរី​ឈ្មោល); បើ​ញី​ជា ហត្ថិនី ។ រ. ស. ព្រះ​ទីន័ង​ហត្ថី ដំរី​ឈ្មោល​ជា​ជំនិះ​ក្សត្រិយ៍​ទ្រង់​រាជ្យ (ព្រះ​ទីន័ង​គជេន្រ្ទ) ។ ហត្ថាចារ្យ (--ចា; បា. ហត្ថី + សំ. អាចាយ៌) អ្នក​បង្ហាត់​ដំរី (ហ្ម​ដំរី) ។ ហត្ថានីក (បា. ហត្ថី + អនីក “ពួក, កង, ប្រជុំ”) កង​ទ័ព​អ្នក​ជិះ​ដំរី (កង​ទ័ព​ដំរី) ។ល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ត្ថាចារ្យ</text:p>
            <text:p text:style-name="P1">ហត្ថានីក</text:p>
          </table:table-cell>
        </table:table-row>
        <table:table-row>
          <table:table-cell table:style-name="តារាង1.A2" office:value-type="string">
            <text:p text:style-name="P8">១៤៨៦៧</text:p>
          </table:table-cell>
          <table:table-cell table:style-name="តារាង1.A2" office:value-type="string">
            <text:p text:style-name="P10">ហទ័យ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ៈទៃ</text:p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(ហទយ; ហ្ឫទយ) បេះ​ដូង, ដូង​ចិត្ត, ចិត្ត; ទ្រូង ។ រ. ស. ព្រះ​ហឫទ័យ ឬ​ព្រះ​រាជ​ហឫទ័យ ។ បើ​រៀង​ភ្ជាប់​ពី​ខាង​ដើម​សព្ទ​ដទៃ ត្រូវ​សរសេរ ហទយ អ. ថ. ហៈទៈយៈ, ដូច​ជា ហទយ​ពិការ ឬ--វិការ ពិការ​បេះ​ដូង, ដំណើរ​ខូច​បេះ​ដូង ។ ហទយ​រូប រូប​បេះ​ដូង, តួ​បេះ​ដូង ។ ហទយ​រោគ រោគ​បេះ​ដូង; រោគ​ឈឺ​ចិត្ត ។ ហទយ​វត្ថុ លំនៅ​របស់​ចិត្ត (តួ​បេះ​ដូង) ។ល។</text:p>
          </table:table-cell>
          <table:table-cell table:style-name="តារាង1.D2" office:value-type="string">
            <text:p text:style-name="P3">ហឫទ័យ ហ្ឫទ័យ</text:p>
          </table:table-cell>
          <table:table-cell table:style-name="តារាង1.I2" office:value-type="string">
            <text:p text:style-name="P1">ហទយ​ពិការ</text:p>
            <text:p text:style-name="P1">ហទយ​រូប</text:p>
            <text:p text:style-name="P1">ហទយ​រោគ </text:p>
            <text:p text:style-name="P1">ហទយ​វត្ថុ</text:p>
          </table:table-cell>
        </table:table-row>
        <table:table-row>
          <table:table-cell table:style-name="តារាង1.A2" office:value-type="string">
            <text:p text:style-name="P8">១៤៨៦៨</text:p>
          </table:table-cell>
          <table:table-cell table:style-name="តារាង1.A2" office:value-type="string">
            <text:p text:style-name="P10">ហ័ន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ំ.; បា.</text:p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1">(ហន៑; ហន ឬ ហន៑ “ប្រៀតបៀន; ធ្វើ​ឲ្យ​លំបាក; បំផ្លាញ; ប្រហារ​ដោយ​សស្រ្តាវុធ; សម្លាប់”) កាត់​សង្កត់​ផ្ទាប់​ឲ្យ​ដាច់​ជា​ភាគ​តូច​ៗ​ឬ​ល្អិត​ៗ (ធ្លាប់​សរសេរ ហាន់ មក​យូរ​ហើយ) : ហាន់​សាច់, ហាន់​ថ្នាំ, ហាន់​ស្លឹកគ្រៃ ។</text:p>
          </table:table-cell>
          <table:table-cell table:style-name="តារាង1.D2" office:value-type="string">
            <text:p text:style-name="P3">ហាន់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៨៦៩</text:p>
          </table:table-cell>
          <table:table-cell table:style-name="តារាង1.A2" office:value-type="string">
            <text:p text:style-name="P10">ហនុមាន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ៈនុម៉ាន</text:p>
          </table:table-cell>
          <table:table-cell table:style-name="តារាង1.D2" office:value-type="string">
            <text:p text:style-name="P3">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(ហនុមត៑, ហនុមន្ត, --មាន៑, --មាន៑្ត ឬ ហនូ--) ឈ្មោះ​ស្តេច​ពានរ​មួយ​ជា​សេនា​របស់​ព្រះ​រាម ក្នុង​រឿង​រាមកេរ្តិ៍ (ហៅ ពាយុ​បុត្រ ឬ វាយុ​បុត្រ ក៏​បាន) ។ </text:p>
          </table:table-cell>
          <table:table-cell table:style-name="តារាង1.D2" office:value-type="string">
            <text:p text:style-name="P3">--មាន្ត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៨៦០</text:p>
          </table:table-cell>
          <table:table-cell table:style-name="តារាង1.A2" office:value-type="string">
            <text:p text:style-name="P10">ហនូ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ៈ--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ិ.</text:p>
          </table:table-cell>
          <table:table-cell table:style-name="តារាង1.D2" office:value-type="string">
            <text:p text:style-name="P1">(ព. បុ.) ឬ : ដូច្នោះ​ទេ​ហនូ ?, ឯណោះ​ទេ​ហនូ​កូវ ? (ច្រើន​ប្រើ​ក្នុង​សាស្រ្តា​ទេសន៍​និង​កាព្យ​បុរាណ) ។</text:p>
          </table:table-cell>
          <table:table-cell table:style-name="តារាង1.D2" office:value-type="string">
            <text:p text:style-name="P3">ហនូកូវ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៨៦១</text:p>
          </table:table-cell>
          <table:table-cell table:style-name="តារាង1.A2" office:value-type="string">
            <text:p text:style-name="P10">ហនេយ្យុំ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ៈនៃ-យុង</text:p>
          </table:table-cell>
          <table:table-cell table:style-name="តារាង1.D2" office:value-type="string">
            <text:p text:style-name="P3">បា.</text:p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1">គប្បី​សម្លាប់ ។ ខ្មែរ​ប្រើ​ក្លាយ​ជា គុ. សំដៅ​សេចក្ដី​ថា “ដែល​ត្រូវ​តែ​ប្រហារ​ជីវិត​បង់” : ចោរ​ហនេយ្យុំ ចោរ​កំណាច​ដែល​ត្រូវ​តែ​សម្លាប់​ចោល (និយាយ​ក្លាយ​ឃ្លាត​ទៅ​ទៀត​ជា ចោរ​ហន្ទយុំ ក៏​មាន អ. ថ. ហ័ន-ទៈយុង ប៉ុន្តែ​បើ​ចង់​ឲ្យ​ត្រឹម​ត្រូវ​កុំ​ប្រើ ហន្ទយុំ គួរ​ប្រើ ហនេយ្យុំ វិញ)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៨៦២</text:p>
          </table:table-cell>
          <table:table-cell table:style-name="តារាង1.A2" office:value-type="string">
            <text:p text:style-name="P10">ហន្ទយុំ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ម. ព. ហនេយ្យុំ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៨៦៣</text:p>
          </table:table-cell>
          <table:table-cell table:style-name="តារាង1.A2" office:value-type="string">
            <text:p text:style-name="P10">ហប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 ឬ គុ.</text:p>
          </table:table-cell>
          <table:table-cell table:style-name="តារាង1.D2" office:value-type="string">
            <text:p text:style-name="P1">ហត់​ទន់​ខ្សោយ​កម្លាំង​ដល់​ដក​ដង្ហើម​ផ្សេស​ៗ : មាន់​ជល់​គ្នា​ទាល់​តែ​ហប​ទាំង​ពីរ, ដាល់​គ្នា​ដល់​ហប​រាល់​ខ្លួន ។ ហប​ហត់ ហត់​ម្ហប​ៗ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ប​ហត់</text:p>
          </table:table-cell>
        </table:table-row>
        <table:table-row>
          <table:table-cell table:style-name="តារាង1.A2" office:value-type="string">
            <text:p text:style-name="P8">១៤៨៦៤</text:p>
          </table:table-cell>
          <table:table-cell table:style-name="តារាង1.A2" office:value-type="string">
            <text:p text:style-name="P10">ហប់</text:p>
          </table:table-cell>
          <table:table-cell table:style-name="តារាង1.A2" office:value-type="string">
            <text:p text:style-name="P3">១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1">ដែល​មាន​របាំង​រាំង​ផ្លូវ​ខ្យល់ ពុំសូវ​មាន​ខ្យល់​ចេញ​ចូល : ទី​ហប់, កន្លែង​ហប់​ខ្យល់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3">២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ប៉ែក​ផ្ទះ​ពី​ខាង​មុខ​ឬ​ពី​ខាង​ក្រោយ​បំផុត​ដែល​ត​ភ្ជាប់​ពី​មេ​ដំបូល មាន​ចែង​ឆ្វេង​ស្តាំ : ផ្ទះ​រោង​មាន​ហប់​មុខ, ផ្ទះ​មាន​ហប់​មុខ​ហប់​ក្រោយ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3">៣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1">ឆ្ពុង​របស់​អយោម័យ​ឲ្យ​នៅ​ក្នុង​កម្តៅ​ភ្លើង​ដើម្បី​មិន​ឲ្យ​ច្រែះ​ចាប់ : ហប់​បាត្រ​ដែក ។ ដុត​របស់​លោហម័យ​ឲ្យ​រលាយ​ក្នុង​ពុម្ព​ដើម្បី​ភ្ជិត​ស្នាម​ប្រេះ​ឆា​ឬ​ស្នាម​បែក : ហប់​ផ្តិល​បែក ។ ចាប់​ផ្អោប​សរសៃ​ធ្មៃ, សរសៃ​ជក់​ត្នោត​ជាដើម ត្រកួញ​ដើម្បី​វេញ​ខ្សែ : ហប់​ជក់​ត្នោត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៨៦៥</text:p>
          </table:table-cell>
          <table:table-cell table:style-name="តារាង1.A2" office:value-type="string">
            <text:p text:style-name="P10">ហ៊ប !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1">ឯង​ចូរ​ឈប់ ! ឬ ចូរ​ឈប់ !; សម្តី​សាមញ្ញ​សម្រាប់​ឲ្យ​សញ្ញា​ដល់​គោ​ឬ​ក្របី​ឲ្យ​ឈប់ (ប្រើ​ជា ឈប ! សំឡេង​បង្អូស​វែង​ក៏​បាន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៨៦៦</text:p>
          </table:table-cell>
          <table:table-cell table:style-name="តារាង1.A2" office:value-type="string">
            <text:p text:style-name="P10">ហម្មិយ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័ម-មិ-យៈ</text:p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(ហម្មិយ; ហម៌្យ) ប្រាសាទ​ថ្ម​រាង​កណ្តូង; រោង​ថែវ​រៀប​ថ្ម​ឬ​រៀប​ឥដ្ឋ​រាង​កណ្តូង; គូហា​រៀប​ថ្ម​ឬ​ឥដ្ឋ : ហម្មិយៈ​ជា​លំនៅ​នៃ​ពួក​បព្វជិត អ្នក​រៀន​វិបស្សនា​ធុរៈ ។</text:p>
          </table:table-cell>
          <table:table-cell table:style-name="តារាង1.D2" office:value-type="string">
            <text:p text:style-name="P3">ហម្មិយៈ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៨៦៧</text:p>
          </table:table-cell>
          <table:table-cell table:style-name="តារាង1.A2" office:value-type="string">
            <text:p text:style-name="P10">ហយ --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ៈយៈ--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ម. ក្នុង ព. ហយៈ ឬ ហ័យ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៨៦៨</text:p>
          </table:table-cell>
          <table:table-cell table:style-name="តារាង1.A2" office:value-type="string">
            <text:p text:style-name="P10">ហយៈ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ៈយៈ ឬ ហៃ</text:p>
          </table:table-cell>
          <table:table-cell table:style-name="តារាង1.D2" office:value-type="string">
            <text:p text:style-name="P3">សំ. បា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(ហយ) សេះ ។ បើ​រៀង​ភ្ជាប់​ពី​ខាង​ដើម​សព្ទ​ដទៃ សរសេរ​ជា ហយ អ. ថ. ហៈយៈ ដូច​ជា ហយ​ជវ័ន ល្បឿន​សេះ; ដែល​មាន​ល្បឿន​ដូច​សេះ ។ ហយ​ពល (--ពល់) កម្លាំង​សេះ ។ ហយ​ពាហនៈ ឬ--វាហនៈ យាន​សេះ ។ ហយ​ពិសេស សេះ​សម្រាប់​បម្រុង​ការ​ត្រូវ​ប្រើ​មួយ​ដង​មួយ​កាល ។ ហយ​រថ រថ​ទឹម​សេះ ។ ហយានីក (សំ. បា. &lt; ហយ + អនីក “ពួក, កង, ប្រជុំ”) ពួក​ទាហាន​សេះ, កង​ទ័ព​សេះ (អស្សានីក) ។ ហយោត្តម (ហៈយោត-ដំ; សំ. បា. &lt; ហយ + ឧត្តម) សេះ​យ៉ាង​ល្អ, សេះ​ពូកែ, សេះ​លឿន ។ល។ </text:p>
          </table:table-cell>
          <table:table-cell table:style-name="តារាង1.D2" office:value-type="string">
            <text:p text:style-name="P3">ហ័យ</text:p>
          </table:table-cell>
          <table:table-cell table:style-name="តារាង1.I2" office:value-type="string">
            <text:p text:style-name="P1">ហយ​ពល </text:p>
            <text:p text:style-name="P1">ហយ​ពាហនៈ</text:p>
            <text:p text:style-name="P1">ហយ​ពិសេស</text:p>
            <text:p text:style-name="P1">ហយ​រថ</text:p>
            <text:p text:style-name="P1">ហយោត្តម</text:p>
          </table:table-cell>
        </table:table-row>
        <table:table-row>
          <table:table-cell table:style-name="តារាង1.A2" office:value-type="string">
            <text:p text:style-name="P8">១៤៨៦៩</text:p>
          </table:table-cell>
          <table:table-cell table:style-name="តារាង1.A2" office:value-type="string">
            <text:p text:style-name="P10">ហយា --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ម. ក្នុង ព. ហយៈ ឬ ហ័យ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៨៧០</text:p>
          </table:table-cell>
          <table:table-cell table:style-name="តារាង1.A2" office:value-type="string">
            <text:p text:style-name="P10">ហយិន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ៈ--</text:p>
          </table:table-cell>
          <table:table-cell table:style-name="តារាង1.D2" office:value-type="string">
            <text:p text:style-name="P3">សំ. ឬ បា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អ្នក​ជិះ​សេះ; ទាហាន​សេះ ។</text:p>
          </table:table-cell>
          <table:table-cell table:style-name="តារាង1.D2" office:value-type="string">
            <text:p text:style-name="P3">ហយី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៨៧១</text:p>
          </table:table-cell>
          <table:table-cell table:style-name="តារាង1.A2" office:value-type="string">
            <text:p text:style-name="P10">ហយោ <text:s/>--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ម. ក្នុង ព. ហយៈ ឬ ហ័យ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៨៧២</text:p>
          </table:table-cell>
          <table:table-cell table:style-name="តារាង1.A2" office:value-type="string">
            <text:p text:style-name="P10">ហរ --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ៈរៈ--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មើល​ពាក្យ ហរៈ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៨៧៣</text:p>
          </table:table-cell>
          <table:table-cell table:style-name="តារាង1.A2" office:value-type="string">
            <text:p text:style-name="P10">ហរៈ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ៈរៈ</text:p>
          </table:table-cell>
          <table:table-cell table:style-name="តារាង1.D2" office:value-type="string">
            <text:p text:style-name="P3">សំ. បា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(ហរ) ព្រះ​សិវៈ ។ បើ​រៀង​ភ្ជាប់​ពី​ខាង​ដើម​សព្ទ​ដទៃ សរសេរ​ជា ហរ អ. ថ. ហៈរៈ, ដូច​ជា ហរនេត្រ នេត្រ​ព្រះ​សិវៈ ។ ហរ​ពល (--ពល់) កម្លាំង​ព្រះ​សិវៈ; (ព. ប្រ.) អ្នក​មាន​កម្លាំង​ដូច​ជា​ព្រះ​សិវៈ ។ល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រ​ពល</text:p>
          </table:table-cell>
        </table:table-row>
        <table:table-row>
          <table:table-cell table:style-name="តារាង1.A2" office:value-type="string">
            <text:p text:style-name="P8">១៤៨៧៤</text:p>
          </table:table-cell>
          <table:table-cell table:style-name="តារាង1.A2" office:value-type="string">
            <text:p text:style-name="P10">ហរិ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ៈ--</text:p>
          </table:table-cell>
          <table:table-cell table:style-name="តារាង1.D2" office:value-type="string">
            <text:p text:style-name="P3">សំ. បា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ព្រះ​នារាយណ៍; ព្រះ​ឥន្រ្ទ; ព្រះ​អាទិត្យ; សីហៈ; មាស; សម្បុរ​បៃតង; ព័ណ៌​លឿង ។ល។ គុ. បៃតង; លឿង ។ ហរិ​ចន្ទន៍ ចន្ទន៍​លឿង ។ ហរិ​រក្ខ ឬ --រក្ស ព្រះ​នារាយណ៍; អ្នក​រក្សា​ព្រះ​នារាយណ៍ ។ ព្រះ​បរម​នាម​នៃ​ក្សត្រិយ៍​កម្ពុជ​រដ្ឋ​មួយ​ព្រះ​អង្គ សោយ​រាជ្យ​គង់​នៅ​ក្នុង​ក្រុង​ឧត្តុង្គ​មានជ័យ : ព្រះ​បាទ​សម្តេច​ព្រះ​ហរិ​រក្ស ឬ ព្រះ​បាទ​សម្តេច​ព្រះ​ហរិ​រក្ស​រាមា​ឥស្សរាធិបតី (ព្រះ​អង្គ​ដូង) ។ ហរិ​រាជ (ព. ប្រ.) ព្រះ​រាជា​មាន​តេជះ​ដូច​ជា​ព្រះ​នារាយណ៍​ឬ​ដូច​ជា​ព្រះ​អាទិត្យ, ដូច​ជា​សីហៈ ។ ស្តេច​សីហៈ (រាជ​សីហ៍) ។ល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រិ​ចន្ទន៍</text:p>
            <text:p text:style-name="P1">ហរិ​រក្ខ</text:p>
            <text:p text:style-name="P1">ហរិ​រាជ</text:p>
          </table:table-cell>
        </table:table-row>
        <table:table-row>
          <table:table-cell table:style-name="តារាង1.A2" office:value-type="string">
            <text:p text:style-name="P8">១៤៨៧៥</text:p>
          </table:table-cell>
          <table:table-cell table:style-name="តារាង1.A2" office:value-type="string">
            <text:p text:style-name="P10">ហរិ --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ម. ក្នុង ព. ហរិ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៨៧៦</text:p>
          </table:table-cell>
          <table:table-cell table:style-name="តារាង1.A2" office:value-type="string">
            <text:p text:style-name="P10">ហរិត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ៈ--</text:p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1">(ហរិត៑) បៃតង; ខៀវ​ខ្ចី; លឿង, លឿង​ទុំ; ខ្ចី ។ បើ​រៀង​ភ្ជាប់​ពី​ខាង​ដើម​សព្ទ​ដទៃ អ. ថ. ហៈរិ-តៈ, ដូច​ជា ហរិត​ជាតិ ជាតិ​អ្វី​ៗ​ស្រស់​ដែល​មាន​សម្បុរ​ខៀវ យ៉ាង​ដូច​ស្មៅ​ស្រស់​ជាដើម ។ ហរិត​បណ្ណ ឬ --បត្រ (--ប័ន ឬ--ប័ត) ស្លឹក​ខៀវ​ខ្ចី; ស្លឹក​ស្រស់ ។ ហរិត​ផល ផ្លែ​ខ្ចី; ផ្លែ​ឈើ​ស្រស់ ។ល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រិត​ជាតិ </text:p>
            <text:p text:style-name="P1">ហរិត​បណ្ណ </text:p>
            <text:p text:style-name="P1">ហរិត​ផល</text:p>
          </table:table-cell>
        </table:table-row>
        <table:table-row>
          <table:table-cell table:style-name="តារាង1.A2" office:value-type="string">
            <text:p text:style-name="P8">១៤៨៧៧</text:p>
          </table:table-cell>
          <table:table-cell table:style-name="តារាង1.A2" office:value-type="string">
            <text:p text:style-name="P10">ហរិតាល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ៈ--</text:p>
          </table:table-cell>
          <table:table-cell table:style-name="តារាង1.D2" office:value-type="string">
            <text:p text:style-name="P3">សំ. បា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វត្ថុ​មួយ​ប្រភេទ​ស្ទើរ​ជា​ថ្ម​តែ​សាច់​ទន់​សម្បុរ​លឿង​ខ្ចី ដុស​ឬ​កិន​យក​ផង់​ប្រើ​ការ​ធ្វើ​ព័ណ៌​លឿង​ជាដើម ។ ហរិតាល​មនោ​សិលា (--ល៉ៈ--) មនោ​សិលា​សម្បុរ​លឿង​ខ្ចី ។ ហរិតាល​ម័យ (--ល៉ៈម៉ៃ) ដែល​ធ្វើ​ដោយ​ហរិតាល ។ល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រិតាល​មនោសិលា</text:p>
            <text:p text:style-name="P1">ហរិតាល​ម័យ</text:p>
          </table:table-cell>
        </table:table-row>
        <table:table-row>
          <table:table-cell table:style-name="តារាង1.A2" office:value-type="string">
            <text:p text:style-name="P8">១៤៨៧៨</text:p>
          </table:table-cell>
          <table:table-cell table:style-name="តារាង1.A2" office:value-type="string">
            <text:p text:style-name="P10">ហឫទ័យ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ម. ព. ហទ័យ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៨៧៩</text:p>
          </table:table-cell>
          <table:table-cell table:style-name="តារាង1.A2" office:value-type="string">
            <text:p text:style-name="P10">ហល់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ំ. បា.</text:p>
          </table:table-cell>
          <table:table-cell table:style-name="តារាង1.D2" office:value-type="string">
            <text:p text:style-name="P3">កិ. ឬ គុ.</text:p>
          </table:table-cell>
          <table:table-cell table:style-name="តារាង1.D2" office:value-type="string">
            <text:p text:style-name="P1">(ហល “បៀតបៀន” &lt; ហន, ន &gt; ល; ន. “នង្គ័ល”) ទល់​ខ្យល់​ហេល​ហល : សេះ​ហល់; ហល់​ផ្ទៃ ។ ថ្នាំ​ហល់​ផ្ទៃ (ព. ប្រ.) គ្រឿង​បរិភោគ​ចម្អែត​អាត្មា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៨៨០</text:p>
          </table:table-cell>
          <table:table-cell table:style-name="តារាង1.A2" office:value-type="string">
            <text:p text:style-name="P10">ហលាហល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ៈល៉ាហ ល់</text:p>
          </table:table-cell>
          <table:table-cell table:style-name="តារាង1.D2" office:value-type="string">
            <text:p text:style-name="P3">សំ. បា.</text:p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1">ក្លា​ខ្លាំង; ដែល​បណ្ដាល​ឲ្យ​ក្តៅ​អន្ទះអន្ទែង (ច្រើន​ប្រើ​ខាង​ថ្នាំ​ឬ​ពិស) : ថ្នាំ​ហលាហល, ពិស​ហលាហល ។ ន. ថ្នាំ​ឬ​ពិស​ក្លា​ខ្លាំ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៨៨១</text:p>
          </table:table-cell>
          <table:table-cell table:style-name="តារាង1.A2" office:value-type="string">
            <text:p text:style-name="P10">ហ័វ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ៅ</text:p>
          </table:table-cell>
          <table:table-cell table:style-name="តារាង1.D2" office:value-type="string">
            <text:p text:style-name="P3">សំ. បា.</text:p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1">(ហវ ឬ ហវ៑) បន្លឺ​សម្តី​ចេញ​ឈ្មោះ, ស្រែក​ដង្ហោយ​ចំ​ឈ្មោះ; ពោល​ពាក្យ​ចេញ​ឈ្មោះ; ឲ្យ​ឈ្មោះ (ខ្មែរ​បុរាណ​ប្រើ​ជា ហាវ, សម័យ​សព្វ​ថ្ងៃ​នេះ​ប្រើ​ជា ហៅ, ម. ព. នេះ) ។ តាំង​ហោម​ពិធី, ធ្វើ​បូជា​យញ្ញ ។ ន. ការ​តាំង​ហោម​ពិធី, ការ​ធ្វើ​យញ្ញ​ពិធី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៨៨២</text:p>
          </table:table-cell>
          <table:table-cell table:style-name="តារាង1.A2" office:value-type="string">
            <text:p text:style-name="P10">ហវិស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ៈ--</text:p>
          </table:table-cell>
          <table:table-cell table:style-name="តារាង1.D2" office:value-type="string">
            <text:p text:style-name="P3">សំ.; បា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(ហវិស៑; ហវិ) ទឹក​ដោះ​ថ្លា​សម្រាប់​បូជា​ព្រះ​អគ្និ​ឬ​បូជា​ទេវតា; ភោជនាហារ​ដែល​រៀប​បួងសួង​ទេវតា, សង្វោយ​ទេវតា; គ្រឿង​បូជា​យញ្ញ : រៀប​ហវិស​បូជា​ទេវតា (តាម​លទ្ធិ​ព្រាហ្មណ៍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៨៨៣</text:p>
          </table:table-cell>
          <table:table-cell table:style-name="តារាង1.A2" office:value-type="string">
            <text:p text:style-name="P10">ហស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ឧ. </text:p>
          </table:table-cell>
          <table:table-cell table:style-name="តារាង1.D2" office:value-type="string">
            <text:p text:style-name="P1">សូរ​ដក​ដង្ហើម​ហត់​ខ្លាំង: ហត់​ហស​ៗ... ។ សូរ​សើច​ខ្លាំង : សើច​ហស ឬ សើច​ហស​ៗ... ។ ដែល​ហត់​ខ្លាំង : រត់​ហស​ចុះ​ហស​ឡើង, រត់​ហស​ៗ​មក​រក ។</text:p>
          </table:table-cell>
          <table:table-cell table:style-name="តារាង1.D2" office:value-type="string">
            <text:p text:style-name="P3">ហស​ៗ</text:p>
          </table:table-cell>
          <table:table-cell table:style-name="តារាង1.I2" office:value-type="string">
            <text:p text:style-name="P1">រត់​ហស​ចុះ</text:p>
            <text:p text:style-name="P1">ហស​ឡើង</text:p>
          </table:table-cell>
        </table:table-row>
        <table:table-row>
          <table:table-cell table:style-name="តារាង1.A2" office:value-type="string">
            <text:p text:style-name="P8">១៤៨៨៤</text:p>
          </table:table-cell>
          <table:table-cell table:style-name="តារាង1.A2" office:value-type="string">
            <text:p text:style-name="P10">ហ៊ស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ឧ.</text:p>
          </table:table-cell>
          <table:table-cell table:style-name="តារាង1.D2" office:value-type="string">
            <text:p text:style-name="P1">សូរ​សើច​ខ្លាំង : សើច​ហ៊ស ឬ សើច​ហ៊សៗ... ។</text:p>
          </table:table-cell>
          <table:table-cell table:style-name="តារាង1.D2" office:value-type="string">
            <text:p text:style-name="P3">ហ៊ស​ៗ</text:p>
          </table:table-cell>
          <table:table-cell table:style-name="តារាង1.I2" office:value-type="string">
            <text:p text:style-name="P1">សើច​ហស </text:p>
          </table:table-cell>
        </table:table-row>
        <table:table-row>
          <table:table-cell table:style-name="តារាង1.A2" office:value-type="string">
            <text:p text:style-name="P8">១៤៨៨៥</text:p>
          </table:table-cell>
          <table:table-cell table:style-name="តារាង1.A2" office:value-type="string">
            <text:p text:style-name="P10">ហសន --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ៈសៈន៉ៈ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មើល​ក្នុង​ពាក្យ ហសនៈ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៨៨៦</text:p>
          </table:table-cell>
          <table:table-cell table:style-name="តារាង1.A2" office:value-type="string">
            <text:p text:style-name="P10">ហសនៈ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ៈសៈន៉ៈ</text:p>
          </table:table-cell>
          <table:table-cell table:style-name="តារាង1.D2" office:value-type="string">
            <text:p text:style-name="P3">សំ. បា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(ហសន) សំណើច; សេចក្ដី​រីករាយ ។ បើ​រៀង​ភ្ជាប់​ពី​ខាង​ដើម​សព្ទ​ដទៃ​សរសេរ​ជា សហន អ. ថ. ហៈសៈន៉ៈ, ដូច​ជា ហសន​ភាព ភាវៈ​សើច, ការ​សើច​សប្បាយ; ការ​រីករាយ ។ ហសន​វិទ ឬ--វិទូ អ្នក​ស្គាល់​សូរ​សំណើច (អាច​ទាយ​បាន...) ។ ហសនាការ (--ន៉ា--; សំ. បា. &lt; ហសន + អាការ) អាការ​នៃ​ហសនៈ ។ ហសនោបាយ (--ន៉ោ--; សំ. បា. &lt; ហសន + ឧបាយ) ឧបាយ​នៃ​ហសនៈ; ការ​សើច​ជា​ឧបាយ, ជា​កិច្ច​កល ។ល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សន​ភាព</text:p>
            <text:p text:style-name="P1">ហសន​វិទ</text:p>
            <text:p text:style-name="P1">ហសនាការ </text:p>
            <text:p text:style-name="P1">ហសនោបាយ</text:p>
          </table:table-cell>
        </table:table-row>
        <table:table-row>
          <table:table-cell table:style-name="តារាង1.A2" office:value-type="string">
            <text:p text:style-name="P8">១៤៨៨៧</text:p>
          </table:table-cell>
          <table:table-cell table:style-name="តារាង1.A2" office:value-type="string">
            <text:p text:style-name="P10">ហសនា --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ៈសៈន៉ា--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មើល​ក្នុង​ពាក្យ ហសនៈ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៨៨៨</text:p>
          </table:table-cell>
          <table:table-cell table:style-name="តារាង1.A2" office:value-type="string">
            <text:p text:style-name="P10">ហសនីយ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ៈសៈន៉ី យ៉ៈ ឬ--ន៉ី</text:p>
          </table:table-cell>
          <table:table-cell table:style-name="តារាង1.D2" office:value-type="string">
            <text:p text:style-name="P3">សំ. បា.</text:p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1">(ហាសនីយ) ដែល​គួរ​ឲ្យ​សើច; ដែល​គួរ​រីករាយ : ល្បែង​ហសនីយ ។ ហសនីយ​កីឡា (--យ៉ៈ--) ល្បែង​ដែល​គួរ​សើច, ដែល​គួរ​រីករាយ, ដែល​គួរ​ឲ្យ​ចង់​មើល ។ សហនីយដ្ឋាន ទី​ហសនីយ ។ល។</text:p>
          </table:table-cell>
          <table:table-cell table:style-name="តារាង1.D2" office:value-type="string">
            <text:p text:style-name="P3">ហាសនីយ</text:p>
          </table:table-cell>
          <table:table-cell table:style-name="តារាង1.I2" office:value-type="string">
            <text:p text:style-name="P1">ហសនីយ​កីឡា</text:p>
            <text:p text:style-name="P1">សហនីយដ្ឋាន</text:p>
          </table:table-cell>
        </table:table-row>
        <table:table-row>
          <table:table-cell table:style-name="តារាង1.A2" office:value-type="string">
            <text:p text:style-name="P8">១៤៨៨៩</text:p>
          </table:table-cell>
          <table:table-cell table:style-name="តារាង1.A2" office:value-type="string">
            <text:p text:style-name="P10">ហសនីយ --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ម. ក្នុង ព. ហសនីយ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៨៩០</text:p>
          </table:table-cell>
          <table:table-cell table:style-name="តារាង1.A2" office:value-type="string">
            <text:p text:style-name="P10">ហសនោ <text:s/>--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ៈសៈន៉ោ--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<text:s/>ម. ក្នុង ព. ហសនៈ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៨៩១</text:p>
          </table:table-cell>
          <table:table-cell table:style-name="តារាង1.A2" office:value-type="string">
            <text:p text:style-name="P10"><text:span text:style-name="T4">ហសា</text:span>ភិប្រាយ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ៈ--</text:p>
          </table:table-cell>
          <table:table-cell table:style-name="តារាង1.D2" office:value-type="string">
            <text:p text:style-name="P3">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(&lt; ហស ឬ ហស៑ “សើច; រីករាយ” + អភិប្រាយ “បំណង; ចំណង់; សេចក្ដី​ប្រាថ្នា”; ហសាធិប្បាយ &lt; ហស + អធិប្បាយ) ការ​នឹក​ចង់​សើច; ការ​មាន​បំណង​ដើម្បី​សើច​លេង​សប្បាយ; បំណង​ក្នុង​ការ​រីករាយ​សប្បាយ : បព្វជិត​មិន​គួរ បណ្តោយ​ចិត្ត​ឲ្យ​មាន​ហសាភិ-ប្រាយ​ក្នុង​ពេល​ណា​មួយ​ឡើយ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៨៩២</text:p>
          </table:table-cell>
          <table:table-cell table:style-name="តារាង1.A2" office:value-type="string">
            <text:p text:style-name="P10">ហសិកា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ៈ--</text:p>
          </table:table-cell>
          <table:table-cell table:style-name="តារាង1.D2" office:value-type="string">
            <text:p text:style-name="P3">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សំណើច, សំណើច​ក្អាកក្អាយ​សប្បាយ​ភ្លេច​ខ្លួន : កុំ​ធ្វើ​ហសិការ​ភ្លេច​ខ្លួន ក្រែង​គ្រោះ​មក​ជួន នៅ​នា​លោកីយ៍ ។ ព. កា. ថា: ហៃ​នាង​កញ្ញា ធ្វើ​ហសិកា ត្រូវ​គិត​មុខ​ក្រោយ គិត​ការណ៍​រាក់​ជ្រៅ ពុំ​ត្រូវ​បណ្តោយ ឲ្យ​ចិត្ត​ទន់​ខ្សោយ ត្រអាល​ភ្លេច​ខ្លួន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៨៩៣</text:p>
          </table:table-cell>
          <table:table-cell table:style-name="តារាង1.A2" office:value-type="string">
            <text:p text:style-name="P10">ហសិត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សៈសិត, បើ​រៀង​ភ្ជាប់​ពី​ខាង​ដើម​សព្ទ​ដទៃ អ. ថ. ហៈសិ-តិៈ</text:p>
          </table:table-cell>
          <table:table-cell table:style-name="តារាង1.D2" office:value-type="string">
            <text:p text:style-name="P3">សំ. បា.</text:p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1">សើច, សើច​ហើយ; រីករាយ ។ គុ. ដែល​គួរ​ឲ្យ​សើច; ដែល​គួរ​ឲ្យ​រីករាយ : ល្បែង​ហសិត ។ ន. សំណើច; សេចក្ដី​រីករាយ ។ ហសិត​ភាព ភាវៈ​សើច; ការ​សើច​សប្បាយ; ការ​រីករាយ ។ <text:s/>ហសិតុប្បាទ​ចិត្ត (ហៈសិ-តុប-ប៉ាទៈចិត; បា. &lt; ហសិត + ឧប្បាទ “កើត, កើត​ឡើង” + ចិត) ចិត្ត​ដែល​នាំ​ឲ្យ​កើត​សំណើច, ឲ្យ​ញញឹម​ឬ​ឲ្យ​កើត​សេចក្ដី​រីករាយ (ព. អ.) ។ល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សិត​ភាព</text:p>
            <text:p text:style-name="P1">ហសិតុប្បាទ​ចិត្ត</text:p>
          </table:table-cell>
        </table:table-row>
        <table:table-row>
          <table:table-cell table:style-name="តារាង1.A2" office:value-type="string">
            <text:p text:style-name="P8">១៤៨៩៤</text:p>
          </table:table-cell>
          <table:table-cell table:style-name="តារាង1.A2" office:value-type="string">
            <text:p text:style-name="P10">ហសិត --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ម. ក្នុង ព. ហសិត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៨៩៥</text:p>
          </table:table-cell>
          <table:table-cell table:style-name="តារាង1.A2" office:value-type="string">
            <text:p text:style-name="P10">ហស្ត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៊ាស់</text:p>
          </table:table-cell>
          <table:table-cell table:style-name="តារាង1.D2" office:value-type="string">
            <text:p text:style-name="P3">សំ.; បា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(ហត្ថ) ដៃ ។ ខ្មែរ​ប្រើ​ជា រ. ស. : ព្រះ​ហស្ត ។ ព្រះ​ហស្ត​លេខា (--ហ៊ាស់-ស្តៈ--) អក្សរ​ដែល​ក្សត្រិយ៍​ទ្រង់​សរសេរ​ឬ​ព្រះ​នាម​ដែល​ទ្រង់​ចុះ​ស៊ីញេ ។ ឡាយ​ព្រះ​ហស្ត ឬ ឡាយ​ព្រះ​ហស្ត​លេខា (--ហ៊ាស់-ស្តៈ--) ទ្រង់​សរសេរ​អក្សរ​ឬ​ទ្រង់​ចុះ​ព្រះ​នាម (ចុះ​ស៊ីញេ) ។ល។ (ម. ព. ហត្ថ ផង; គួរ​កុំ​ច្រឡំ ហស្ត ជា ហស្ថ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ព្រះ​ហស្ត</text:p>
            <text:p text:style-name="P1">លេខា</text:p>
            <text:p text:style-name="P1">ឡាយ​ព្រះ​ហស្ត </text:p>
          </table:table-cell>
        </table:table-row>
        <table:table-row>
          <table:table-cell table:style-name="តារាង1.A2" office:value-type="string">
            <text:p text:style-name="P8">១៤៨៩៦</text:p>
          </table:table-cell>
          <table:table-cell table:style-name="តារាង1.A2" office:value-type="string">
            <text:p text:style-name="P10">ហស្ដិន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ជើង ដ, អ. ថ. ហ័ស-ស្តិន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21">ដូច​គ្នា​នឹង ហត្ថី ដែរ (ម. ព. នេះ)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៨៩៧</text:p>
          </table:table-cell>
          <table:table-cell table:style-name="តារាង1.A2" office:value-type="string">
            <text:p text:style-name="P10">ហហ្មុក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៏-ហ៉្មុក</text:p>
          </table:table-cell>
          <table:table-cell table:style-name="តារាង1.D2" office:value-type="string">
            <text:p text:style-name="P3">ស. 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(<text:span text:style-name="T2">ហ្ច់ហ្មក</text:span> អ. ថ. ហ-ហ្មុក “ខ្ចប់-កប់”) ឈ្មោះ​ម្ហូប​មួយ​ប្រភេទ​ធ្វើ​ដោយ​ត្រី​ស្រស់​ផ្សំ​គ្រឿង​មាន​កាពិ​បុក​និង​ខ្ចិះ​ដូង​ជាដើម ខ្ចប់​ចំហុយ : ហហ្មុក​ត្រី​រ៉ស់, ហហ្មុក​ត្រី​អណ្តែង​ដាក់​ស្លឹក​ញ (គួរ​កុំ​ច្រឡំ​ហៅ អាម៉ុក ព្រោះ​ជា​សម្តី​ពុំ​គួរ​សោះ​ឡើយ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៨៩៨</text:p>
          </table:table-cell>
          <table:table-cell table:style-name="តារាង1.A2" office:value-type="string">
            <text:p text:style-name="P10">ហា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1">របើក​ហើយ​ច្រហ​ឡើង; ធ្វើ​ឲ្យ​របើក​ហើប​ឡើង; បើក​មាត់​ច្រហ​ឡើង : ហា​មាត់ ។ គុ. ដែល​របើក​ហើប​ឡើង, ដែល​ប្រេះ​ហើប​ច្រហ : លៀស​ហាល​ថ្ងៃ​ហា, ផ្លែ​សំរោង​ទុំ​ប្រេះ​ហា ។ ហា​ទៅ​ត្រង់​ណា​ចេះ​តែ​កើត​ការ និយាយ​ទៅ​ត្រង់​ណា​ចេះ​តែ​កើត​ការ​ទាំងអស់ ។ ហា​មាត់​មិន​រួច ហើប​មាត់​ស្តី​មិន​កើត ឬ​ហើប​មាត់​ស្តី​ថា​មិន​កើត​ព្រោះ​ទើស​ទាល់ ។ ហា​ហៅ ស្រែក​ហៅ (ព. កា.) : អ្នក​មាន​ពូជ​ផៅ ឃើញ​ភ្ញៀវ​ហា​ហៅ ចៅរ៉ៅ​រាក់ទាក់ ចរចា​ស្មោះ​ស្មើ អើពើ​ដោយ​ស្ម័គ្រ ហៅ​លោក​ហៅ​អ្នក តាម​ការ​ប្រាស្រ័យ ។ល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ាហៅ</text:p>
          </table:table-cell>
        </table:table-row>
        <table:table-row>
          <table:table-cell table:style-name="តារាង1.A2" office:value-type="string">
            <text:p text:style-name="P8">១៤៨៩៩</text:p>
          </table:table-cell>
          <table:table-cell table:style-name="តារាង1.A2" office:value-type="string">
            <text:p text:style-name="P10">ហា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. ល.</text:p>
          </table:table-cell>
          <table:table-cell table:style-name="តារាង1.D2" office:value-type="string">
            <text:p text:style-name="P3">ប. សំ.</text:p>
          </table:table-cell>
          <table:table-cell table:style-name="តារាង1.D2" office:value-type="string">
            <text:p text:style-name="P1"><text:span text:style-name="T2">(ហាœ)</text:span> ប្រាំ (៥) : ចោរ​ហារយ ចោរ​ប្រាំ​រយ (មាន​ប្រើ​ខ្លះ​តែ​ក្នុង​សាស្រ្តា​បុរាណ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០០</text:p>
          </table:table-cell>
          <table:table-cell table:style-name="តារាង1.A2" office:value-type="string">
            <text:p text:style-name="P10">ហា !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ឧ.</text:p>
          </table:table-cell>
          <table:table-cell table:style-name="តារាង1.D2" office:value-type="string">
            <text:p text:style-name="P1">សូរ​សើច​ខ្លាំង​ព្រម​គ្នា : សើច​ហា ! ។ (សំ. បា. ហា ឬ ហាហា) សូរ​សព្ទ​បន្លឺ​ដោយ​មាន​ទុក្ខ​ព្រួយ​ខ្លាំង​ឬ​និន្ទា​ជាដើម, ត្រូវ​នឹង​ពាក្យ​ខ្មែរ​ថា ឱ !; អា !; ឰយា !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០១</text:p>
          </table:table-cell>
          <table:table-cell table:style-name="តារាង1.A2" office:value-type="string">
            <text:p text:style-name="P10">ហាក់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ិ.</text:p>
          </table:table-cell>
          <table:table-cell table:style-name="តារាង1.D2" office:value-type="string">
            <text:p text:style-name="P1">ដូច​ជា, ទំនង​ជា; កួន​ជា; លោ​ជា : ហាក់​នឹង​ថា, ហាក់​នឹង​ទៅ ។ ហាក់​ក៏​នឹង​ថា ដូច​ជា​នឹង​ថា ។ ហាក់​ជា ប្រហែល​ជា (ច្រើន​ប្រើ​ក្នុង​កាព្យ) ។ ហាក់​ដូច ឬ ហាក់​ដូច​ជា ក្រែង​ដូច. ប្រាកដ​ដូច : បើ​យើង​មិន​ទៅ​ហាក់​ដូច​ជា​យើង​មិន​រាប់​អាន​គេ ។ ហាក់​បើ​ថា ដូច​ជា​ថា ។ល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ាក់​ជា</text:p>
            <text:p text:style-name="P1">ហាក់​ដូច</text:p>
            <text:p text:style-name="P1">ហាក់​បើ​ថា</text:p>
          </table:table-cell>
        </table:table-row>
        <table:table-row>
          <table:table-cell table:style-name="តារាង1.A2" office:value-type="string">
            <text:p text:style-name="P8">១៤៩០២</text:p>
          </table:table-cell>
          <table:table-cell table:style-name="តារាង1.A2" office:value-type="string">
            <text:p text:style-name="P10">ហាក់​ៗ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 វិ.</text:p>
          </table:table-cell>
          <table:table-cell table:style-name="តារាង1.D2" office:value-type="string">
            <text:p text:style-name="P1">ភ្លាម​ៗ ដោយ​អាការ​កំពុង​រហាក់​ឬ​ដោយ​នឿយ​ហត់, អស់​កម្លាំង : ទើប​នឹង​មក​ដល់​ហាក់​ៗ​ស្រាប់​តែ​ឬ​ដំណឹង​មិន​ល្អ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០៣</text:p>
          </table:table-cell>
          <table:table-cell table:style-name="តារាង1.A2" office:value-type="string">
            <text:p text:style-name="P10">ហាង</text:p>
          </table:table-cell>
          <table:table-cell table:style-name="តារាង1.A2" office:value-type="string">
            <text:p text:style-name="P3">១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1">ល្វីង​លាយ​ប្រហាត (ដូច​យ៉ាង​រស​ទំពាំង​ឫស្សី​ព្រៃ​ជាដើម) : រស​ហោង ។ <text:s/>ដែល​ធុំ​ខ្មោះ​ក្រហាត (ដូច​យ៉ាង​ក្លិន​សេះ​ជាដើម) : ក្លិន​ហោង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3">២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ចិ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(ហ័ង; យ. យក​មក​ប្រើ​ជា ហា; ស. ប្រើ​ជា <text:span text:style-name="T2">ហាœង</text:span>) ផ្ទះ​លក់​ទំនិញ​ធំ​ៗ, ឃ្លាំង​ទំនិញ : ហាង​លក់​សំពត់​គ្រប់​យ៉ាង, តាំង​ហា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3">៣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(កន្ទុយ : ខ្សែ​ហាង ខ្សែ​កន្ទុយ​គឺ​ខ្សែ​ដែល​ត​ភ្ជាប់​ពី​ចុង​កែប​មក​ពាក់​ក្រោម​គល់​កន្ទុយ​សេះ : រឹត​ខ្សែ​អុក​ពាក់​ខ្សែ​ហាង រឹត​ខ្សែ​ទ្រូង​ពាក់​ខ្សែ​កន្ទុយ (ច្រើន​ប្រើ​ក្នុង​សាស្រ្តា​ទេសន៍​បុរាណ ឬ​ប្រើ​ក្នុង​ពាក្យ​កាព្យ​បុរាណ)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០៤</text:p>
          </table:table-cell>
          <table:table-cell table:style-name="តារាង1.A2" office:value-type="string">
            <text:p text:style-name="P10">ហាច់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1">ត្រាច់​ចរ​ប៉ើច​ចុះ​ប៉ើច​ឡើង មិន​នឹង​នួន (ច្រើន​ប្រើ​ចំពោះ​ស្រ្តី) : ចុះ​ហាច់​ទៅ​រក​ប្រុស​ឯណា​តាំង​ពី​ព្រលឹម​ដល់​ព្រលប់ ? <text:s/>(ព. ទ.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០៥</text:p>
          </table:table-cell>
          <table:table-cell table:style-name="តារាង1.A2" office:value-type="string">
            <text:p text:style-name="P10">ហាច់​ជា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ិ.</text:p>
          </table:table-cell>
          <table:table-cell table:style-name="តារាង1.D2" office:value-type="string">
            <text:p text:style-name="P1">(ព. សា.) ក្រែង​តែ, ស្មាន​ជា, ស្មាន​ថា : ហាច់​ជា​គេ​មិន​មក, ហាច់​ជា​ស្រេច​ទៅ​ហើយ (ប្រើ​តាម​ទម្លាប់​និយាយ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០៦</text:p>
          </table:table-cell>
          <table:table-cell table:style-name="តារាង1.A2" office:value-type="string">
            <text:p text:style-name="P10">ហាដក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--ដក់</text:p>
          </table:table-cell>
          <table:table-cell table:style-name="តារាង1.D2" office:value-type="string">
            <text:p text:style-name="P3">សំ. បា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មាស (សុវណ្ណ) ។ ហាដក​ម័យ (--ដៈកៈម៉ៃ) ដែល​ធ្វើ​ដោយ​មាស, ដែល​យក​មាស​ធ្វើ ។ ហាដក​វិចិត្រ (--ដៈកៈ--) ដែល​វិចិត្រ​រចនា​ដោយ​មាស ។ល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ាដក​ម័យ</text:p>
            <text:p text:style-name="P1">ហាដក​វិចិត្រ </text:p>
          </table:table-cell>
        </table:table-row>
        <table:table-row>
          <table:table-cell table:style-name="តារាង1.A2" office:value-type="string">
            <text:p text:style-name="P8">១៤៩០៧</text:p>
          </table:table-cell>
          <table:table-cell table:style-name="តារាង1.A2" office:value-type="string">
            <text:p text:style-name="P10">ហាណូយ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ឈ្មោះ​ក្រុង​ធំ​របស់​ដែន​តុងកាំង (វៀតណាម​ខាង​ជើង) : ក្រុង​ហាណូយ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ក្រុង​ហាណូយ</text:p>
          </table:table-cell>
        </table:table-row>
        <table:table-row>
          <table:table-cell table:style-name="តារាង1.A2" office:value-type="string">
            <text:p text:style-name="P8">១៤៩០៨</text:p>
          </table:table-cell>
          <table:table-cell table:style-name="តារាង1.A2" office:value-type="string">
            <text:p text:style-name="P10">ហាត់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1">ធ្វើ​ឲ្យ​ជំនាញ, រៀន​ឲ្យ​ស្ទាត់, ហ្វឹក : ហាត់​សរសេរ, ហាត់​គុន, ហាត់​ភ្លេង ។ ហាត់​ប្រាណ ហាត់​ខ្លួន​ឲ្យ​ថ្នឹក, បង្វឹក​ខ្លួន; ហាត់​ឲ្យ​យឺត​សរសៃ​ក្នុង​ខ្លួន​ជាដើម : ល្បែង​ហាត់​ប្រាណ ល្បែង​ដែល​នាំ​ឲ្យ​យឺត​សរសៃ, ឲ្យ​ស្រួល​ខ្លួន, ឲ្យ​មាន​កម្លាំង​ច្រើន ឲ្យ​ថ្នឹក​ក្នុង​ការ​លើក​ទម្ងន់​ជាដើម; ល្បែង​បុរាណ​យ៉ាង​ដូច ទាញ​ព្រ័ត្រ, ចោល​ឈូង, លោត​អន្ទាក់, ទាត់​សី ជាដើម; ល្បែង​សម័យ​ឥឡូវ​ដូច​យ៉ាង​ហាត់​ពត់​ខ្លួន, ទាត់​បាល់, វាយ​កូន​គ្លី, ហាត់​លោត​តោង ជាដើម ។ <text:s/>វិជ្ជា​មាន​បែប​បទ​ផ្សេង​ៗ​ឲ្យ​ហាត់​ប្រាណ ។ល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ាត់​សរសេរ <text:s/></text:p>
            <text:p text:style-name="P1">វិជ្ជា​ហាត់​ប្រាណ</text:p>
          </table:table-cell>
        </table:table-row>
        <table:table-row>
          <table:table-cell table:style-name="តារាង1.A2" office:value-type="string">
            <text:p text:style-name="P8">១៤៩០៩</text:p>
          </table:table-cell>
          <table:table-cell table:style-name="តារាង1.A2" office:value-type="string">
            <text:p text:style-name="P10">ហាត់​ព្យាម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1">ព្យាយាម​ហាត់, ហាត់​ដោយ​យក​ចិត្ត​ទុក​ដាក់ (ព. កា.) : ឧស្សាហ៍​ហាត់​ព្យាម រមែង​មាន​នាម ថា​អ្នក​សម្ភី ពុំ​សូវ​មាន​អន់ ច្រើន​ចេះ​ខ្ទេចខ្ទី ឡើង​ជា​មុនី ក៏​សឹង​តែ​មាន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១០</text:p>
          </table:table-cell>
          <table:table-cell table:style-name="តារាង1.A2" office:value-type="string">
            <text:p text:style-name="P10">ហាត់ហោ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ម. ព. ហ័ត​ហោ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១១</text:p>
          </table:table-cell>
          <table:table-cell table:style-name="តារាង1.A2" office:value-type="string">
            <text:p text:style-name="P10">ហាន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1">ហ៊ាន ។ ហានក្លា ក្លាហាន, មោះមុត : ចិត្ត​ហានក្លា ។ អាច​ហាន អាច​ហ៊ាន, អង់អាច, មិន​ខ្លាច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ានក្លា </text:p>
          </table:table-cell>
        </table:table-row>
        <table:table-row>
          <table:table-cell table:style-name="តារាង1.A2" office:value-type="string">
            <text:p text:style-name="P8">១៤៩១២</text:p>
          </table:table-cell>
          <table:table-cell table:style-name="តារាង1.A2" office:value-type="string">
            <text:p text:style-name="P10">ហាន់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ម. ព. ហ័ន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១៣</text:p>
          </table:table-cell>
          <table:table-cell table:style-name="តារាង1.A2" office:value-type="string">
            <text:p text:style-name="P10">ហ៊ាន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1">មិន​ខ្លាច, អាច: ហ៊ាន​ទៅ​ម្នាក់​ឯង​ទាំង​យប់​ស្ងាត់, ហ៊ាន​ស្តី​ឲ្យ ។ ហ៊ាន​ថ្លៃ ហ៊ាន​ទិញ​មិន​គិត​ពី​ថ្លៃ​ថោក ។ ហ៊ាន​ស៊ី អាច​ទិញ​ស៊ី​មិន​កំណាញ់ ។ល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៊ាន​ថ្លៃ</text:p>
            <text:p text:style-name="P1">ហ៊ាន​ស៊ី </text:p>
          </table:table-cell>
        </table:table-row>
        <table:table-row>
          <table:table-cell table:style-name="តារាង1.A2" office:value-type="string">
            <text:p text:style-name="P8">១៤៩១៤</text:p>
          </table:table-cell>
          <table:table-cell table:style-name="តារាង1.A2" office:value-type="string">
            <text:p text:style-name="P10">ហាន​តែ​ថា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ិ.</text:p>
          </table:table-cell>
          <table:table-cell table:style-name="តារាង1.D2" office:value-type="string">
            <text:p text:style-name="P1">(ព. សា.) គួរ​បើ​ដែរ, គួរ​អ្វី, ពុំ​សម​បើ : គេ​ស្តី​ឲ្យ​ម្តង​រួច​ទៅ​ហើយ ហាន​តែ​ថា​ខំ​ចូល​ទទ្រប​ទៅ​រក​គេ​ទៀត ! </text:p>
          </table:table-cell>
          <table:table-cell table:style-name="តារាង1.D2" office:value-type="string">
            <text:p text:style-name="P3">ហ៊ាន--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១៥</text:p>
          </table:table-cell>
          <table:table-cell table:style-name="តារាង1.A2" office:value-type="string">
            <text:p text:style-name="P10">ហាន​ភាគិនី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--នៈ--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មើល​ពាក្យ ហាន​ភាគី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១៦</text:p>
          </table:table-cell>
          <table:table-cell table:style-name="តារាង1.A2" office:value-type="string">
            <text:p text:style-name="P10">ហាន​ភាគិយ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--នៈភា-គិ យៈ ឬ--គី</text:p>
          </table:table-cell>
          <table:table-cell table:style-name="តារាង1.D2" office:value-type="string">
            <text:p text:style-name="P3">បា.</text:p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1">ដែល​បាន​តែ​ខាង​វិនាស (មិន​ចម្រើន) : ការ​សេព​គប់​ជន​ពាល​ជា​ហាន​ភាគិយ ។ ព. ផ្ទ. វឌ្ឍន​ភាគិយ, វិសេស​ភាគិយ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១៧</text:p>
          </table:table-cell>
          <table:table-cell table:style-name="តារាង1.A2" office:value-type="string">
            <text:p text:style-name="P10">ហាន​ភាគី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--នៈ--</text:p>
          </table:table-cell>
          <table:table-cell table:style-name="តារាង1.D2" office:value-type="string">
            <text:p text:style-name="P3">បា.</text:p>
          </table:table-cell>
          <table:table-cell table:style-name="តារាង1.D2" office:value-type="string">
            <text:p text:style-name="P3">គុ. ឬ ន.</text:p>
          </table:table-cell>
          <table:table-cell table:style-name="តារាង1.D2" office:value-type="string">
            <text:p text:style-name="P1">ដែល​មាន​ចំណែក​ខាង​វិនាស; អ្នក​ដែល​មាន​ចំណែក​ទៅ​ខាង​តែ​វិនាស, អ្នក​ដែល​ចេះ​តែ​វិនាស : មនុស្ស​ប្រព្រឹត្ត​អំពើ​វៀច​ជា​ហាន​ភាគី; បើ​ស្រ្តី​ជា ហាន​ភាគិនី ។ ព. ផ្ទ. វឌ្ឍន​ភាគី, --គិនី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១៨</text:p>
          </table:table-cell>
          <table:table-cell table:style-name="តារាង1.A2" office:value-type="string">
            <text:p text:style-name="P10">ហាប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(ហាប “រែក; អម្រែក”) ទម្ងន់​មួយ​រយ​នាឡិ​ឬ​ពីរ​ចុង (៦០ គីឡូក្រាម) : អង្ករ​មួយ​ហាប, ថ្លឹង​ឲ្យ​គ្រប់​មួយ​ហាប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១៩</text:p>
          </table:table-cell>
          <table:table-cell table:style-name="តារាង1.A2" office:value-type="string">
            <text:p text:style-name="P10">ហាប់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1">ណែន, ណែន​រឹង​ច្រឹះ; ណែន​ក្តន់​មិន​ជ្រោក​មិន​ជ្រាយ : ដី​ហាប់; សាច់​ហាប់ ។ ឈឺ​ហាប់​ថ្ងាស ឈឺ​ធ្ងន់​ខ្លាំង​ឡើង​សាច់​ថ្ងាស​ហាប់​រលោ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២០</text:p>
          </table:table-cell>
          <table:table-cell table:style-name="តារាង1.A2" office:value-type="string">
            <text:p text:style-name="P10">ហាម</text:p>
          </table:table-cell>
          <table:table-cell table:style-name="តារាង1.A2" office:value-type="string">
            <text:p text:style-name="P3">១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 </text:p>
          </table:table-cell>
          <table:table-cell table:style-name="តារាង1.D2" office:value-type="string">
            <text:p text:style-name="P1">ប្រាម, ឃាត់ : ហាម​មិន​ឲ្យ​ចូល, ហាម​ពួក​ក្មេង​មិន​ឲ្យ​មាត់ ។ ហាម​ឃាត់ ឃាត់​យ៉ាង​តឹងតែង ។ ហាម​ប្រាម ប្រាម​ប្រាប់​ឬ​ប្រាប់​ប្រាម; ឃាត់​ដោយ​មាន​បម្រាម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ាម​ឃាត់ </text:p>
            <text:p text:style-name="P1">ហាម​ប្រាម</text:p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3">២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រឹម (ចំពោះ​តែ​វត្ថុ​រឹង​ដែល​មាន​កម្រាស់​តិច) : ហាម​ថាស, ហាម​តុ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២១</text:p>
          </table:table-cell>
          <table:table-cell table:style-name="តារាង1.A2" office:value-type="string">
            <text:p text:style-name="P10">ហាយន --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ម. ព. ហាយនៈ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២២</text:p>
          </table:table-cell>
          <table:table-cell table:style-name="តារាង1.A2" office:value-type="string">
            <text:p text:style-name="P10">ហាយនៈ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--យៈនៈ</text:p>
          </table:table-cell>
          <table:table-cell table:style-name="តារាង1.D2" office:value-type="string">
            <text:p text:style-name="P3">សំ. បា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(ហាយន) ឆ្នាំ ។ សេចក្ដី​វិនាស, សេចក្ដី​សាប​សូន្យ; ដំណើរ​ទ្រុឌ​ទ្រោម : ការ​ប្រព្រឹត្ត​អាក្រក់​នាំ​ឲ្យ​មាន​ហាយនៈ ។ ព. ផ្ទ. វឌ្ឍនៈ ។ បើ​រៀង​ភ្ជាប់​ពី​ខាង​ដើម​សព្ទ​ដទៃ សរសេរ​ជា ហាយន អ. ថ. --យៈនៈ, ដូច​ជា ហាយន​ការណ៍ ហេតុ​នៃ​សេចក្ដី​វិនាស, ហេតុ​ដែល​នាំ​ឲ្យ​វិនាស ។ ហាយន​ធម៌ ធម៌​គឺ​បែប​បទ​ដែល​នាំ​ឲ្យ​វិនាស ។ ហាយន​ភាព ភាវៈ​ឬ​ដំណើរ​នៃ​សេចក្ដី​វិនាស ។ល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ាយន​ការណ៍</text:p>
            <text:p text:style-name="P1">ហាយន​ធម៌</text:p>
            <text:p text:style-name="P1">ហាយន​ភាព </text:p>
          </table:table-cell>
        </table:table-row>
        <table:table-row>
          <table:table-cell table:style-name="តារាង1.A2" office:value-type="string">
            <text:p text:style-name="P8">១៤៩២៣</text:p>
          </table:table-cell>
          <table:table-cell table:style-name="តារាង1.A2" office:value-type="string">
            <text:p text:style-name="P10">ហារ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ំ. បា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ការ​នាំ​យក​អ្វី​ៗ​ទៅ; អ្វី​ៗ​ដែល​ល្មម​នាំ​យក​ទៅ​បាន ។ ខ្សែ​ជា​គ្រឿង​ប្រដាប់​ក; កង-ក ។ កិ. ចែក, បែង​ជា​ចំណែក, រក​ឲ្យ​ឃើញ​ជា​ចំណែក (ពាក្យ​ប្រើ​ក្នុង​ក្បួន​នព្វន្ត) : ហារ​លេខ ។ លេខ​ហារ លេខ​ចែក ។ មុក្តាហារ <text:s/>ឬ មុត្តាហារ (ម. ព. មុក្តា ឬ មុត្តា)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ារ​លេខ</text:p>
            <text:p text:style-name="P1">មុក្តាហារ </text:p>
          </table:table-cell>
        </table:table-row>
        <table:table-row>
          <table:table-cell table:style-name="តារាង1.A2" office:value-type="string">
            <text:p text:style-name="P8">១៤៩២៤</text:p>
          </table:table-cell>
          <table:table-cell table:style-name="តារាង1.A2" office:value-type="string">
            <text:p text:style-name="P10">ហារិន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ំ. ឬ បា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អ្នក​ដែល​នាំ​យក​អ្វី​ៗ​ទៅ; បើ​ស្រ្តី​ជា ហារិនី ។ អទិន្ន​ហារិន ឬ--ហារី (អ. ថ. អៈទិន-នៈ--) អ្នក​យក​របស់​ដែល​គេ​មិន​ឲ្យ (ចោរ); បើ​ស្រ្តី​ជា អទិន្ន​ហារិនី <text:s/>(ចោរ​ស្រី) ។ល។ </text:p>
          </table:table-cell>
          <table:table-cell table:style-name="តារាង1.D2" office:value-type="string">
            <text:p text:style-name="P3">ហារី</text:p>
          </table:table-cell>
          <table:table-cell table:style-name="តារាង1.I2" office:value-type="string">
            <text:p text:style-name="P1">អទិន្ន​ហារិន</text:p>
          </table:table-cell>
        </table:table-row>
        <table:table-row>
          <table:table-cell table:style-name="តារាង1.A2" office:value-type="string">
            <text:p text:style-name="P8">១៤៩២៥</text:p>
          </table:table-cell>
          <table:table-cell table:style-name="តារាង1.A2" office:value-type="string">
            <text:p text:style-name="P10">ហារិនី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ម. ព. ហារិន ឬ ហារី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២៦</text:p>
          </table:table-cell>
          <table:table-cell table:style-name="តារាង1.A2" office:value-type="string">
            <text:p text:style-name="P10">ហារី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ម. ព. ហារិន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២៧</text:p>
          </table:table-cell>
          <table:table-cell table:style-name="តារាង1.A2" office:value-type="string">
            <text:p text:style-name="P10">ហាល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1">ធ្វើ​ឲ្យ​ស្ងួត​ដោយ​អំណាច​កម្តៅ​ថ្ងៃ​ឬ​ដោយ​អំណាច​ខ្យល់ : ហាល​សំពត់​ទទឹក ។ ហាល​ខ្យល់ នៅ​ក្នុង​ទី​មាន​ខ្យល់, នៅ​ក្នុង​ទី​កណ្តាល​វាល​មាន​ខ្យល់​បក់​ខ្លាំង ។ ហាល​ងៀត (ម. ព. ងៀត) ។ ហាល​ថ្ងៃ នៅ​ក្នុង​ទី​មាន​កម្តៅ​ថ្ងៃ : ឈរ​ហាល​ថ្ងៃ ។ ហាល​ភ្លៀង នៅ​ក្នុង​ភ្លៀង, <text:s/>ទ្រាំ​ឲ្យ​ទទឹក​ភ្លៀង : ឈរ​ហាល​ភ្លៀង, ធ្វើ​ការ​ហាល​ភ្លៀង ។ ហាល​មុខ ចេញ​មុខ​ក្នុង​ទី​ប្រជុំ​កណ្តាល​វាល​ឬ​ក្នុង​ទី​វាល​មាន​ប្រជុំ​ជន : ឈរ​ហាល​មុខ ។ ហាល​អាកាស យក​ខ្យល់​អាកាស, សំដិល​ខ្លួន​ក្នុង​ទី​មាន​អាកាស​ល្អ ដើម្បី​ឲ្យ​ស្រួល​ខ្លួន ។ល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ាល​ខ្យល់</text:p>
            <text:p text:style-name="P1">ហាល​ងៀត </text:p>
            <text:p text:style-name="P1"><text:s/>ហាល​ថ្ងៃ</text:p>
            <text:p text:style-name="P1">ហាល​ភ្លៀង</text:p>
            <text:p text:style-name="P1">ហាល​មុខ</text:p>
            <text:p text:style-name="P1">ហាល​អាកាស </text:p>
          </table:table-cell>
        </table:table-row>
        <table:table-row>
          <table:table-cell table:style-name="តារាង1.A2" office:value-type="string">
            <text:p text:style-name="P8">១៤៩២៨</text:p>
          </table:table-cell>
          <table:table-cell table:style-name="តារាង1.A2" office:value-type="string">
            <text:p text:style-name="P10">ហាវ</text:p>
          </table:table-cell>
          <table:table-cell table:style-name="តារាង1.A2" office:value-type="string">
            <text:p text:style-name="P3">១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ម. ព. ហ័វ និង ហៅ)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3">២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 វិ.</text:p>
          </table:table-cell>
          <table:table-cell table:style-name="តារាង1.D2" office:value-type="string">
            <text:p text:style-name="P1">ភ្លាម; រោល​ៗ : ឧស​ឆេះ​ហៅ​ៗ ឧស​ដែល​ដុត​ឆេះ​ភ្លាម​ៗ​អស់​ឬ​ឆេះ​រោល​ៗ ។ ន. ភាវៈ​ឬ​ដំណើរ​ឆាប់​ភ្លាម; ស្របក់ : ភ្លើង​ឆេះ​ព្រៃ​តែ​មួយ​ហាវ​រលត់​អស់; ខឹង​តែ​មួយ​ហាវ​បាត់ (ខឹង​តែ​មួយ​ឆាវ​បាត់)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២៩</text:p>
          </table:table-cell>
          <table:table-cell table:style-name="តារាង1.A2" office:value-type="string">
            <text:p text:style-name="P10">ហាវ <text:s/>!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 </text:p>
          </table:table-cell>
          <table:table-cell table:style-name="តារាង1.D2" office:value-type="string">
            <text:p text:style-name="P19"><text:span text:style-name="T5">ពាក្យ​សម្រាប់​ស្រែក​បង្គាប់​ឲ្យ​ដំរី​ឈប់ គឺ​បង្គាប់​ថា ឈប់! ឬ​ថា </text:span><text:span text:style-name="T8">ចូរ​ឈប់ !; ឯង​ចូរ​ឈប់ !, ដូច​ជា ហាវ អា​ប្រកប ! (ឈប់​អា​ប្រកប !) ។ </text:span>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៣០</text:p>
          </table:table-cell>
          <table:table-cell table:style-name="តារាង1.A2" office:value-type="string">
            <text:p text:style-name="P10">ហាស <text:s/>!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ឧ.</text:p>
          </table:table-cell>
          <table:table-cell table:style-name="តារាង1.D2" office:value-type="string">
            <text:p text:style-name="P1">សូរ​សើច​សប្បាយ​ឬ​សើច​ចំអក : សើច​ហាស ! ឬ សើច​ហាស ៗ, សើច​ហាសហាយ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7">សើច​ហាស ! </text:p>
          </table:table-cell>
        </table:table-row>
        <table:table-row>
          <table:table-cell table:style-name="តារាង1.A2" office:value-type="string">
            <text:p text:style-name="P8">១៤៩៣១</text:p>
          </table:table-cell>
          <table:table-cell table:style-name="តារាង1.A2" office:value-type="string">
            <text:p text:style-name="P10">ហាស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--សៈ</text:p>
          </table:table-cell>
          <table:table-cell table:style-name="តារាង1.D2" office:value-type="string">
            <text:p text:style-name="P3">សំ. បា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សំណើច, ការ​សើច​សប្បាយ; សេចក្ដី​រីករាយ (ហសនៈ) ។ ហាស​ការណ៍ ហេតុ​ដែល​នាំ​ឲ្យ​បាន​សើច, ឲ្យ​កើត​សេចក្ដី​រីករាយ ។ ហាស​ចិត្ត ចិត្ត​រីករាយ ។ ហាស​ភាព ភាវៈ​ឬ​ដំណើរ​សើច​សប្បាយ​ឬ​រីករាយ ។ ហាស​វត្ថុ រឿង​ដែល​នាំ​ឲ្យ​បាន​សើច, រឿង​សើច, រឿង​កំប្លែង ។ល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ាស​ការណ៍</text:p>
            <text:p text:style-name="P1">ហាស​ចិត្ត</text:p>
            <text:p text:style-name="P1">ហាស​ភាព</text:p>
            <text:p text:style-name="P1">ហាស​វត្ថុ</text:p>
          </table:table-cell>
        </table:table-row>
        <table:table-row>
          <table:table-cell table:style-name="តារាង1.A2" office:value-type="string">
            <text:p text:style-name="P8">១៤៩៣២</text:p>
          </table:table-cell>
          <table:table-cell table:style-name="តារាង1.A2" office:value-type="string">
            <text:p text:style-name="P10">ហាសនីយ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ម. ព. ហសនីយ) ។</text:p>
          </table:table-cell>
          <table:table-cell table:style-name="តារាង1.D2" office:value-type="string">
            <text:p text:style-name="P3">ហាសនី--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៣៣</text:p>
          </table:table-cell>
          <table:table-cell table:style-name="តារាង1.A2" office:value-type="string">
            <text:p text:style-name="P10">ហាសហាយ!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ឧ.</text:p>
          </table:table-cell>
          <table:table-cell table:style-name="តារាង1.D2" office:value-type="string">
            <text:p text:style-name="P1">សូរ​សំណើច​សប្បាយ​ឬ​សំណើច​ចំអក : សើច​ហាសហាយ !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៣៤</text:p>
          </table:table-cell>
          <table:table-cell table:style-name="តារាង1.A2" office:value-type="string">
            <text:p text:style-name="P10">ហាសហឺយ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ឧ.</text:p>
          </table:table-cell>
          <table:table-cell table:style-name="តារាង1.D2" office:value-type="string">
            <text:p text:style-name="P1">សូរ​កណ្តាស់​ខ្លាំ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៣៥</text:p>
          </table:table-cell>
          <table:table-cell table:style-name="តារាង1.A2" office:value-type="string">
            <text:p text:style-name="P10">ហាសិប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. ល.</text:p>
          </table:table-cell>
          <table:table-cell table:style-name="តារាង1.D2" office:value-type="string">
            <text:p text:style-name="P3">ប. សំ.</text:p>
          </table:table-cell>
          <table:table-cell table:style-name="តារាង1.D2" office:value-type="string">
            <text:p text:style-name="P1">(<text:span text:style-name="T2">ហាœសិប</text:span><text:span text:style-name="T1"> </text:span>អ. ថ. --ស៊ិប &lt; <text:span text:style-name="T2">ហាœ</text:span> “ប្រាំ ” + ស៊ិប “ដប់”) ដប់​ប្រាំ​ដង (៥០) : ហាសិប​ពីរ​ដង​ជា ១០០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៣៦</text:p>
          </table:table-cell>
          <table:table-cell table:style-name="តារាង1.A2" office:value-type="string">
            <text:p text:style-name="P10">ហាហា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គន្ធ័ព្វ ។ ឧ. ពាក្យ​បន្លឺ​ដោយ​អស្ចារ្យ​ឬ​ដោយ​មាន​សេចក្ដី​ទុក្ខ​ព្រួយ​ខ្លាំង (ព. កា. ឬ ព. ទេ. ; ត្រូវ​នឹង​ពាក្យ​ខ្មែរ​ថា យី !, យីអើ !, យីអើ ហ្ន៎ !, ឰ !, ឰយា !) ។ ហាហាការ ការ​ធ្វើ​ឲ្យ​កើត​ទុក្ខ​ព្រួយ​ខ្លាំង; ការ​នាំ​ឲ្យ​កើត​កោលាហល, ឲ្យ​ជ្រួល​ជ្រើម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ាហាការ</text:p>
          </table:table-cell>
        </table:table-row>
        <table:table-row>
          <table:table-cell table:style-name="តារាង1.A2" office:value-type="string">
            <text:p text:style-name="P8">១៤៩៣៧</text:p>
          </table:table-cell>
          <table:table-cell table:style-name="តារាង1.A2" office:value-type="string">
            <text:p text:style-name="P10">ហាអឺ ​ៗ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ឧ.</text:p>
          </table:table-cell>
          <table:table-cell table:style-name="តារាង1.D2" office:value-type="string">
            <text:p text:style-name="P19"><text:span text:style-name="T5">ពាក្យ​បន្ទរ​ក្នុង​បទ​ច្រៀង​ពួក​ខ្លះ​មាន​បទ​អុំទូក​ពាក្យ​បួន​ជាដើម : បង​</text:span><text:span text:style-name="T10">អុំ​ទូក​ទៅ បោច​ស្មៅ​យាប្លង​យក​ស្រី​ទៅ​ផង ហាអឺៗ បាន​ជា​ពីរ​នាក់ ។</text:span>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៣៨</text:p>
          </table:table-cell>
          <table:table-cell table:style-name="តារាង1.A2" office:value-type="string">
            <text:p text:style-name="P11">ហ៊‌ិ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មើល​ពាក្យ <text:span text:style-name="T2">ហ៊‌ឹះ</text:span><text:span text:style-name="T1"> </text:span>ឬ ហ៊ឹះ) ។ </text:p>
          </table:table-cell>
          <table:table-cell table:style-name="តារាង1.D2" office:value-type="string">
            <text:p text:style-name="P3">ហ៊ិ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៣៩</text:p>
          </table:table-cell>
          <table:table-cell table:style-name="តារាង1.A2" office:value-type="string">
            <text:p text:style-name="P10">ហិង្គុ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ិង-គុ</text:p>
          </table:table-cell>
          <table:table-cell table:style-name="តារាង1.D2" office:value-type="string">
            <text:p text:style-name="P3">សំ. បា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មហា​ហិង្គុ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៤០</text:p>
          </table:table-cell>
          <table:table-cell table:style-name="តារាង1.A2" office:value-type="string">
            <text:p text:style-name="P10">ហិង្គុល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បា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(ហិង្គុល ឬ ជាតិ​ហិង្គុល) ជាតិ​ហិង្គុល (ច្រើន​សរសេរ ជាត--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៤១</text:p>
          </table:table-cell>
          <table:table-cell table:style-name="តារាង1.A2" office:value-type="string">
            <text:p text:style-name="P10">ហិង្សា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ិង-សា</text:p>
          </table:table-cell>
          <table:table-cell table:style-name="តារាង1.D2" office:value-type="string">
            <text:p text:style-name="P3">សំ. បា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(ហឹសា) ការ​បៀត​បៀន, ការ​ពាធា, ការ​ធ្វើ​អាក្រក់​រក​គ្នា, ការ​ធ្វើ​ទុក្ខ​គ្នា : មនុស្ស​ត្រូវ​កុំ​ឲ្យ​មាន​ហិង្សា​រក​គ្នា ។</text:p>
          </table:table-cell>
          <table:table-cell table:style-name="តារាង1.D2" office:value-type="string">
            <text:p text:style-name="P3">ហឹសា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៤២</text:p>
          </table:table-cell>
          <table:table-cell table:style-name="តារាង1.A2" office:value-type="string">
            <text:p text:style-name="P10">ហិច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ប.</text:p>
          </table:table-cell>
          <table:table-cell table:style-name="តារាង1.D2" office:value-type="string">
            <text:p text:style-name="P1">ពាក្យ​សម្រាប់​និយាយ​ផ្សំ​ជា​មួយ​នឹង​ពាក្យ ហក់, ហើរ, ហោះ ថា : ហិច​ហក់ ហក់​ភ្លែត​ចុះ​ភ្លែត​ឡើង; ហិច​ហើរ ហើរ​ឆ្វាត់​ឆ្វៀល​ខ្ពស់​ៗ​ទាប​ៗ; ហិច​ហោះ ហោះ​ភ្លែត​ចុះ​ភ្លែត​ឡើង, ហោះ​ឆ្វៀល​ឆ្វាត់​សន្លឹម​លន្លឹម (ព. កា.) : ពួក​យក្ស​កំលោះ ស្ទុះ​ឡើង​ហិច​ហោះ ថ្លោះ​លើ​ជួរ​ភ្នំ បញ្ចេញ​ឫទ្ធី ជា​ភ្លើង​យ៉ាង​ធំ ឆេះ​ឆាប​រង្គំ រង្គាល​ពេញ​ព្រៃ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ិច​ហក់ </text:p>
            <text:p text:style-name="P1">ហិច​ហើរ </text:p>
            <text:p text:style-name="P1">ហិច​ហោះ</text:p>
          </table:table-cell>
        </table:table-row>
        <table:table-row>
          <table:table-cell table:style-name="តារាង1.A2" office:value-type="string">
            <text:p text:style-name="P8">១៤៩៤៣</text:p>
          </table:table-cell>
          <table:table-cell table:style-name="តារាង1.A2" office:value-type="string">
            <text:p text:style-name="P10">ហិញ 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ព. សា.</text:p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1">ជូរ​ខ្លាំង, ជូរ​ធ្វើ​មុខ​ស្ញេញ : ជូរ​ហិញ ។</text:p>
          </table:table-cell>
          <table:table-cell table:style-name="តារាង1.D2" office:value-type="string">
            <text:p text:style-name="P3">ហេញ</text:p>
          </table:table-cell>
          <table:table-cell table:style-name="តារាង1.I2" office:value-type="string">
            <text:p text:style-name="P1"><text:s/>ជូរ​ហិញ </text:p>
          </table:table-cell>
        </table:table-row>
        <table:table-row>
          <table:table-cell table:style-name="តារាង1.A2" office:value-type="string">
            <text:p text:style-name="P8">១៤៩៤៤</text:p>
          </table:table-cell>
          <table:table-cell table:style-name="តារាង1.A2" office:value-type="string">
            <text:p text:style-name="P10">ហិណ្ឌិក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ហោរ : តាហិណ្ឌិក​កំពុង​នឹក​រក​ទំនាយ ។ ហិណ្ឌិកាចារ្យ ហោរាចារ្យ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ិណ្ឌិកាចារ្យ</text:p>
          </table:table-cell>
        </table:table-row>
        <table:table-row>
          <table:table-cell table:style-name="តារាង1.A2" office:value-type="string">
            <text:p text:style-name="P8">១៤៩៤៥</text:p>
          </table:table-cell>
          <table:table-cell table:style-name="តារាង1.A2" office:value-type="string">
            <text:p text:style-name="P10">ហិណ្ឌូ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មនុស្ស​អ្នក​ប្រទេស​ឥណ្ឌា, មាន​ច្រើន​ជាតិ​ច្រើន​ពួក : ពួក​ហិណ្ឌូ, ជាតិ​ហិណ្ឌូ, លទ្ធិ​ហិណ្ឌូ ។ ហិណ្ឌូ​ស្តាន (&lt; ហិណ្ឌូ + ស្ថាន) ប្រទេស​ជា​ទី​នៅ​នៃ​ពួក​ហិណ្ឌូ (ម. ព. ស្ថាន ផង)។ ហិណ្ឌូ​ស្តានី ឬ--ស្តានីយ (--នី; &lt; ហិណ្ឌូ + ស្ថានី) ប្រទេស, ស្រុក, ភូមិ, លំនៅ​នៃ​ពូក​ហិណ្ឌូ (ម. ព. ស្ថានីយ ផង) ។ល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ិណ្ឌូស្តាន </text:p>
            <text:p text:style-name="P1">ហិណ្ឌូស្តានី </text:p>
          </table:table-cell>
        </table:table-row>
        <table:table-row>
          <table:table-cell table:style-name="តារាង1.A2" office:value-type="string">
            <text:p text:style-name="P8">១៤៩៤៦</text:p>
          </table:table-cell>
          <table:table-cell table:style-name="តារាង1.A2" office:value-type="string">
            <text:p text:style-name="P10">ហិត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បា.</text:p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1">(ហិត “ស្រូប​ខ្យល់​វែង​ៗ, ហឺត”) ដាក់​ច្រមុះ​ជិត​ស្រូប​ឬ​ស្រង់​យ៉ាង​ស្រាល​ឲ្យ​ដឹង​ក្លិន : ហិត​ផ្កា, ហិត​ក្លិន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ិត​ផ្កា</text:p>
            <text:p text:style-name="P1">ហិត​ក្លិន</text:p>
          </table:table-cell>
        </table:table-row>
        <table:table-row>
          <table:table-cell table:style-name="តារាង1.A2" office:value-type="string">
            <text:p text:style-name="P8">១៤៩៤៧</text:p>
          </table:table-cell>
          <table:table-cell table:style-name="តារាង1.A2" office:value-type="string">
            <text:p text:style-name="P10">ហិត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ិ-តៈ</text:p>
          </table:table-cell>
          <table:table-cell table:style-name="តារាង1.D2" office:value-type="string">
            <text:p text:style-name="P3">សំ. បា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ផល​ប្រយោជន៍, ប្រយោជន៍​ដ៏​ល្អ; សេចក្ដី​សុខ​ក្សេមក្សាន្ត; ការ​ទំនុក​បម្រុង​ឬ​ផ្ចុង​ផ្តើម; សំឡាញ់​ភ្ងា; ... ។ ហិត​ករ ឬ –ការកៈ, --ការី, --ក្រឹត អ្នក​ធ្វើ​ផល​ប្រយោជន៍​ឲ្យ, អ្នក​ទំនុក​បម្រុង​ឬ​ផ្ចុង​ផ្តើម​ (បើ​ស្រ្តី​ជា ហិត​ការិកា, --ការិនី) ។ ហិត​ពាក្យ ឬ --វាចា សម្តី​មាន​ផល​ប្រយោជន៍ ។ ហិត​មិត្រ មិត្រ​អ្នក​ផ្ចុង​ផ្តើម​ផល​ប្រយោជន៍​ឲ្យ ។ ហិត​វាទិន ឬ --វាទី អ្នក​ដែល​ពេញ​ចិត្ត​និយាយ​តែ​អំពី​ការ​មាន​ផល​ប្រយោជន៍ (បើ​ស្រ្តី​ជា ហិត​វាទិនី) ។ ហិតានុពន្ធិន ដែល​ទាក់ទង​ដោយ​ផល​ប្រយោជន៍, ដែល​នាំ​ឲ្យ​មាន​ផល​ប្រយោជន៍ ឬ​ឲ្យ​មាន​សេចក្ដី​សុខ​ក្សេមក្សាន្ត ។ ហិតានុហិត​ប្រយោជន៍ ដែល​ប្រយោជន៍​តូច​ធំ​ឬ​តិច​ច្រើន ។ ហិតេសី (បា. &lt; ហិត + ឯសី “អ្នក​ស្វែង, អ្នក​ត្រូវ​ការ”; សំ. ហិតៃឞិន៑ &lt; ហិត + ឯឞិន៑) អ្នក​ស្វែង​រក​ឬ​អ្នក​ត្រូវ​ការ​ផល​ប្រយោជន៍ (បើ​ស្រ្តី​ជា ហិតេសិនី) ។ល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ិត​ករ</text:p>
            <text:p text:style-name="P1">ហិត​ពាក្យ</text:p>
            <text:p text:style-name="P1">ហិត​មិត្រ</text:p>
            <text:p text:style-name="P1">ហិត​វាទិន</text:p>
            <text:p text:style-name="P1">ហិតានុពន្ធិន </text:p>
            <text:p text:style-name="P1">ហិតានុហិត</text:p>
            <text:p text:style-name="P1">ប្រយោជន៍</text:p>
            <text:p text:style-name="P1">ហិតេសី </text:p>
          </table:table-cell>
        </table:table-row>
        <table:table-row>
          <table:table-cell table:style-name="តារាង1.A2" office:value-type="string">
            <text:p text:style-name="P8">១៤៩៤៨</text:p>
          </table:table-cell>
          <table:table-cell table:style-name="តារាង1.A2" office:value-type="string">
            <text:p text:style-name="P10">ហិត --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ម. ក្នុង ព. ហិត ន.)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៤៩</text:p>
          </table:table-cell>
          <table:table-cell table:style-name="តារាង1.A2" office:value-type="string">
            <text:p text:style-name="P10">ហិត​ប្រណី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--ត័ប-ប្រៈ--ឬ--តៈប្រ--</text:p>
          </table:table-cell>
          <table:table-cell table:style-name="តារាង1.D2" office:value-type="string">
            <text:p text:style-name="P3">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អ្នក​ស៊ើប​ឲ្យ​ដឹង​ការណ៍, អ្នក​ស៊ើប​ការណ៍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៥០</text:p>
          </table:table-cell>
          <table:table-cell table:style-name="តារាង1.A2" office:value-type="string">
            <text:p text:style-name="P10">ហិត​រោគ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--តៈ--</text:p>
          </table:table-cell>
          <table:table-cell table:style-name="តារាង1.D2" office:value-type="string">
            <text:p text:style-name="P3">បា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រោគ​ហឺត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៥១</text:p>
          </table:table-cell>
          <table:table-cell table:style-name="តារាង1.A2" office:value-type="string">
            <text:p text:style-name="P10">ហិតា --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ម. ក្នុង ព. ហិត ន.) ។</text:p>
          </table:table-cell>
          <table:table-cell table:style-name="តារាង1.D2" office:value-type="string">
            <text:p text:style-name="P3">ហិតេ--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៥២</text:p>
          </table:table-cell>
          <table:table-cell table:style-name="តារាង1.A2" office:value-type="string">
            <text:p text:style-name="P10">ហិន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ំ. បា.</text:p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1">(ហីន គុ. “ថយ​ថោក, ថោក​ទាប, ទន់​ទាប”) វិនាស, សាប​សូន្យ, លាញ, លិច​លង់ : ហិន​ទ្រព្យ, ហិន​ខ្លួន ។ គុ. ថោក, ថោក​ទាប, ថយ​ថោក : ហិន​លក្ខណ៍ ឬ --លក្សណ៍ ដែល​មាន​លក្ខណ៍​ថោក, ខាត​លក្ខណ៍ : មនុស្ស​ហិន​លក្ខណ៍ (ម. ព. ហីន​លក្ខណ៍ ឬ --លក្សណ៍ ទៀត​ផង) ។ ហិន​ហៃ ដែល​ថយ​ថោក​ផង​ហៃ​ខាង​ខូច​ផង, ដែល​វិនាស​ឬ​ថយ​ថោក​ជានិច្ច : មនុស្ស​ហិន​ហៃ, មារយាទ​ហិន​ហៃ ។ ហិន​ហោច ហិន​ផង​ហោច​ផង ឬ​ហិន​នាំ​ឲ្យ​ហោច; នាំ​ឲ្យ​សាប​សូន្យ ។ល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ិន​ហៃ</text:p>
            <text:p text:style-name="P1">ហិន​ហោច </text:p>
          </table:table-cell>
        </table:table-row>
        <table:table-row>
          <table:table-cell table:style-name="តារាង1.A2" office:value-type="string">
            <text:p text:style-name="P8">១៤៩៥៣</text:p>
          </table:table-cell>
          <table:table-cell table:style-name="តារាង1.A2" office:value-type="string">
            <text:p text:style-name="P10">ហិនហុន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. 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(ហេ៏ន អ. ថ. <text:span text:style-name="T2">ហិ៎ន</text:span> “ឃើញ” + ហន អ. ថ. ហុ៎ន “ផ្លូវ; ទិស; គ្រា; <text:s/>ដង”) ការ​ឃើញ​ផ្លូវ​ឃើញ​ទំនង; ការ​ស្គាល់​ទិស​ទី; ការ​ស្គាល់​ខុស​ត្រូវ រាក់​ជ្រៅ ខ្ពស់​ទាប; ដាស់​ដែរ : វា​នៅ​ក្មេង​ណាស់​មិន​ទាន់​ដឹង​ហិន​ហុន​អ្វី​ទេ កុំ​ប្រកាន់​ទោស​វា ! (ព. សា.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៥៤</text:p>
          </table:table-cell>
          <table:table-cell table:style-name="តារាង1.A2" office:value-type="string">
            <text:p text:style-name="P10">ហិប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ម. ព. ហឹប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៥៥</text:p>
          </table:table-cell>
          <table:table-cell table:style-name="តារាង1.A2" office:value-type="string">
            <text:p text:style-name="P10">ហិម --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មើល​ក្នុង​ពាក្យ ហិមៈ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៥៦</text:p>
          </table:table-cell>
          <table:table-cell table:style-name="តារាង1.A2" office:value-type="string">
            <text:p text:style-name="P10">ហិមៈ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ំ. បា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2">(ហិម) ទឹក​សន្សើម ។ គុ. ត្រជាក់; រងា ។ បើ​រៀង​ភ្ជាប់​ពី​ខាង​ដើម​សព្ទ​ដទៃ សរសេរ​ជា ហិម អ. ថ. ហិ-មៈ ដូច​ជា ហិមករ អ្នក​ធ្វើ​ឲ្យ​ត្រជាក់ (ព្រះ​ចន្រ្ទ) ។ ហិមគិរី ឬ--បព៌ត, --សេល ភ្នំ​ហិមពាន្ត​ឬ​ភ្នំ​ហិមាល័យ ។ ហិមទ្យោតិ (ទ្យោត) ឬ --ភានុ, --រង្សី, --រស្មី អ្នក​មាន​ពន្លឺ​ឬ​រស្មី​ត្រជាក់ (ព្រះ​ចន្រ្ទ) ។ ហិមបាត ការ​ធ្លាក់​ចុះ​នៃ​ទឹក​សន្សើម ។ ហិមបាត​កាល ឬ --រដូវ, --សម័យ (--ប៉ា-តៈ--) រដូវ​រងា ។ ហិមវ័ន្ត ឬ --វា, --វាន្ត (--វាន) ទី​ឬ​ប្រទេស​មាន​ទឹក​សន្សើម: ព្រៃ​ហិមវ័ន្ត, ភ្នំ​ហិមវ័ន្ត (ភ្នំ​ហិមាល័យ) ។ ហិមវន្តប្បទេស ឬ --ប្រទេស​ប្រទេស​ហិមពាន្ត​ឬ​ព្រៃ​ហិមពាន្ត, ភ្នំ​ហិមពាន្ត ។ ហិមវាស ឬ --វេស លំនៅ​នៃ​ទឹក​សន្សើម គឺ​ព្រៃ​ហិមពាន្ត​ឬ​ព្រៃ​ស្រោង​ធំ​ៗ​ទាំងពួង ។ល។ ហិមាគម (--គំ; សំ. បា. &lt; ហិម + អាគម “ជា​ទី​មក”) កាល​ឬ​សម័យ​ជា​ទី​មក​នៃ​ទឹក​សន្សើម (រដូវ​រងា) ។ ហិមាទ្រិ (សំ. &lt; ហិម + អទ្រិ <text:s/>“ភ្នំ”) ភ្នំ​ដែល​ស្រោប ដោយ​ទឹក​សន្សើម (ភ្នំ​ហិមពាន្ត) ។ ហិមានី ទឹក​សន្សើម​ដែល​ធ្លាក់​មក​កក, ទឹក​កក ។ល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ហិមករ</text:p>
            <text:p text:style-name="P1">ហិមគិរី </text:p>
            <text:p text:style-name="P1">ហិមទ្យោតិ </text:p>
            <text:p text:style-name="P2">ហិមបាត</text:p>
            <text:p text:style-name="P2">ហិមបាត​កាល</text:p>
            <text:p text:style-name="P2">ហិមវ័ន្ត</text:p>
            <text:p text:style-name="P2">ហិមវន្តប្បទេស</text:p>
            <text:p text:style-name="P1">ហិមវាស</text:p>
            <text:p text:style-name="P1">ហិមាគម</text:p>
            <text:p text:style-name="P1">ហិមាទ្រិ</text:p>
            <text:p text:style-name="P1">ហិមានី</text:p>
          </table:table-cell>
        </table:table-row>
        <table:table-row>
          <table:table-cell table:style-name="តារាង1.A2" office:value-type="string">
            <text:p text:style-name="P8">១៤៩៥៧</text:p>
          </table:table-cell>
          <table:table-cell table:style-name="តារាង1.A2" office:value-type="string">
            <text:p text:style-name="P10">ហិមពាន្ត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ិ-មៈពាន</text:p>
          </table:table-cell>
          <table:table-cell table:style-name="តារាង1.D2" office:value-type="string">
            <text:p text:style-name="P3">បា. 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(ហិមវន្តុ “មាន​ទឹក​សន្សើម” &gt; <text:s/>ហិមវន្ត; ខ្មែរ​ប្រើ វ &gt; ព, ព &gt; ពា) ប្រទេស​ឬ​ភ្នំ​មាន​ទឹក​សន្សើម : ព្រៃ​ហិមពាន្ត, ភ្នំ​ហិមពាន្ត (ម. ព. ហិមៈ ផង) ។ ខ្មែរ​ប្រើ​ក្លាយ​ជា ហេមពាន្ត ក៏​មាន, ប្រើ​ក្លាយ​ឃ្លាត​ទៅ​ទៀត​ជា ហេម្បូពាន្ត ក៏​មាន, ព. កា. ប្រើ​ជា ហិមវ័ត, ហេមវ័ត, ហិមវ័ន្ត, ហេមវ័ន្ត, ហេមវា ក៏​មាន; សម័យ​សព្វ​ថ្ងៃ​នេះ​លេច​ឮ​ឈ្មោះ​ក្នុង​សកល​លោក​ថា ហិមាល័យ ឬ ហិមាលយា (ម. ព. នេះ​ទៀត​ផង)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៥៨</text:p>
          </table:table-cell>
          <table:table-cell table:style-name="តារាង1.A2" office:value-type="string">
            <text:p text:style-name="P10">ហិមវ័ត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--មៈ--</text:p>
          </table:table-cell>
          <table:table-cell table:style-name="តារាង1.D2" office:value-type="string">
            <text:p text:style-name="P3">សំ.; បា.</text:p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1">(ហិមវត៑; ហិមវត្តុ &gt; ហិមវន្ត) ដែល​មាន​ទឹក​សន្សើម (ម. ព. ហិមៈ​ ផង) ។ ន. ភ្នំ​ហិមពាន្ត : ភ្នំ​ហិមវ័ត (ព. កា.) : ហិមវ័ត-ហិមវ័ន្ត-និង​ហេមវា មាន​ន័យ​ដូច​គ្នា​តែ​មួយ​បែប ជា​វេវចនៈ​សម្រាប់​អែប អែប​នែប​លែបខាយជា​ជើង​កាព្យ ។ ជួន​ប្រើ​ជា​ពាក្យ ហេមពាន្ត ឲ្យ​មាន​សម្ផស្ស​ស្រស់​មិន​សាប កវី​ប្រើ​តាម​លំអាន​កាព្យ កំណាព្យ​សម្បូរណ៍​សម្តី​ប្រើ ។ នាម​ទេវតា​ជា​បិតា​នៃ​នាង​ឧមា; ព្រោះ​ហេតុ​នេះ​បាន​ជា​នាង​ឧមា​មាន​នាម​ផ្សេង​ទៀត​ថា ហេមវតី ឬ ហៃមវតី <text:s/>“ធីតា ឬ បុត្រី​នៃ​ហិមវ័ត” (តាម​លទ្ធិ​ព្រាហ្មណ៍)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៥៩</text:p>
          </table:table-cell>
          <table:table-cell table:style-name="តារាង1.A2" office:value-type="string">
            <text:p text:style-name="P10">ហិមា --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មើល​ក្នុង​ពាក្យ ហិមៈ)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៦០</text:p>
          </table:table-cell>
          <table:table-cell table:style-name="តារាង1.A2" office:value-type="string">
            <text:p text:style-name="P10">ហិមាល័យ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ិ-ម៉ាល៉ៃ ឬ--ល៉ៈយ៉ា</text:p>
          </table:table-cell>
          <table:table-cell table:style-name="តារាង1.D2" office:value-type="string">
            <text:p text:style-name="P3">សំ. បា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(&lt; ហិម “ទឹក​សន្សើម” + អាលយ “លំនៅ” = លំនៅ​នៃ​ទឹក​សន្សើម) ឈ្មោះ​ដង​ភ្នំ​ច្រើន​សង្កាត់​ជាប់​ត​ៗ​គ្នា រាំង​ព្រំ​ដែន​ប្រទេស​ឥណ្ឌា​ពី​ទិស​ខាង​កើត​ទៅ​ទិស​ពាយ័ព្យ នៅ​ក្នុង​ចន្លោះ​នៃ​ក្បាល​ទន្លេ​ព្រហ្ម​បុត្រ​និង​ទន្លេ​ឥណ្ឌុស​ឬ​ស៊ិន្ទ (ក្នុង​សម័យ​បុរាណ​ហៅ ភ្នំ​ហិមវ័ត ឬ ភ្នំ​ហិមវ័ន្ត, ខ្មែរ​ច្រើន​ហៅ ភ្នំ​ហិមពាន្ត ឬ ហេមពាន្ត) ពួក​អ្នក​ភូមិ​សាស្រ្ត​បាន​ពិនិត្យ​មើល​ដោយ​គ្រឿង​វាស់ សម័យ​បច្ចុប្បន្ន​ឃើញ​បណ្តោយ​ដង​ភ្នំ​នេះ ២. ២៥០ គីឡូម៉ែត្រ, ត្រង់​កំពូល​ដែល​ខ្ពស់​ៗ​ជាង​គេ ខ្លះ​មាន​កម្ពស់ ៨. ៨៦០ ម៉ែត្រ, ខ្លះ​ខ្ពស់ ៨. ៥៨១ ម៉ែត្រ, ខ្លះ​ខ្ពស់ ៨. ៥៨០ ម៉ែត្រ; កំពូល​ក្រៅ​ពី​នេះ​ក៏​សុទ្ធ​សឹង​តែ​ខ្ពស់​ៗ​ត្រដឹម​ត្រដែត​ចុះ​តាម​លំដាប់​ៗ​គ្នា, ជា​ដង​ភ្នំ​មាន​ឈ្មោះ​លេច​ឮ​ប្រាកដ​ពេញ​សកល​លោក... (ម. ព. ហិមៈ និង ហិមពាន្ត ផង) ។ </text:p>
          </table:table-cell>
          <table:table-cell table:style-name="តារាង1.D2" office:value-type="string">
            <text:p text:style-name="P3">ហិមាលយា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៦១</text:p>
          </table:table-cell>
          <table:table-cell table:style-name="តារាង1.A2" office:value-type="string">
            <text:p text:style-name="P10">ហិរញ្ញ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--រ៉ាញ់ ឬ--រ៉ាន់</text:p>
          </table:table-cell>
          <table:table-cell table:style-name="តារាង1.D2" office:value-type="string">
            <text:p text:style-name="P3">បា. ឬ 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ប្រាក់​ឬ​មាស, ប្រាក់​មាស​ឬ​មាស​ប្រាក់ (ទោះ​នៅ​ជា​សាច់​ប្រាក់​ឬ​សាច់​មាស​ក្តី ដែល​រម្លាយ​សិត​ជា​រូប​ប្រាក់​រូប​មាស សម្រាប់​ចាយ​ក្តី); ទ្រព្យ ។ សព្ទ​ទាំង​ពីរ​នេះ​ខ្មែរ​ប្រើ​សំដៅ​ចំពោះ​តែ “ប្រាក់” ប៉ុណ្ណោះ ។ បើ​រៀង​ភ្ជាប់​ពី​ខាង​ដើម​សព្ទ​ដទៃ អ. ថ. --រ៉ាញ់-ញៈ ឬ--រ៉ាន់-យៈ, ដូច​ជា ហិរញ្ញ​ការ ឬ ហិរណ្យ-- ជាង​ប្រាក់ (បើ​ស្រ្តី​ជា --ការិកា) ។ ហិរញ្ញ​គព្ភ ឬ ហិរណ្យ​គ័ភ៌ (--គ័ប ឬ --គ័រ) ព្រះ​ព្រហ្ម ។ ហិរញ្ញ​ប័ដ, --បដ្ត ឬ ហិរណ្យ-- ដំបារ​ឬ​បន្ទះ​ប្រាក់; ដំបារ​ប្រាក់​ចារឹក​នាម​ដែល​ព្រះ​រាជា​ទ្រង់​ព្រះ​រាជ​ទាន; ហិរញ្ញ​បត្រ ក្រដាស​ប្រាក់ (ហៅ ធន​បត្រ ក៏​បាន) ។ ហិរញ្ញ​ភណ្ឌ គ្រឿង​ប្រាក់ ។ ហិរញ្ញ​ម័យ ឬ ហិរញ្ញ​សម័យ ឬ ហិរណ្យ-- ដែល​ធ្វើ​ដោយ​ប្រាក់, ដែល​យក​ប្រាក់​ធ្វើ : របស់​ហិរញ្ញ​ម័យ ។ ហិរញ្ញ​មូល ឬ ហិរណ្យ-- ប្រាក់​ជា​តម្លៃ; ប្រាក់​ដើម, ប្រាក់​ដើម​ទុន ។ ហិរញ្ញ​វត្ថុ ឬ ហិរណ្យ​ព័ស្តុ (--ព័ស) ប្រាក់​សម្រាប់​ចាយ ។ល។</text:p>
          </table:table-cell>
          <table:table-cell table:style-name="តារាង1.D2" office:value-type="string">
            <text:p text:style-name="P3">ហិរណ្យ</text:p>
          </table:table-cell>
          <table:table-cell table:style-name="តារាង1.I2" office:value-type="string">
            <text:p text:style-name="P1">ហិរញ្ញ​ការ</text:p>
            <text:p text:style-name="P1">ហិរញ្ញ​គព្ភ</text:p>
            <text:p text:style-name="P1">ហិរញ្ញ​ប័ដ</text:p>
            <text:p text:style-name="P1"/>
            <text:p text:style-name="P1">ហិរញ្ញ​ភណ្ឌ </text:p>
            <text:p text:style-name="P1">ហិរញ្ញ​ម័យ</text:p>
            <text:p text:style-name="P1">ហិរញ្ញ​មូល</text:p>
            <text:p text:style-name="P1">ហិរញ្ញ​វត្ថុ</text:p>
            <text:p text:style-name="P1"/>
          </table:table-cell>
        </table:table-row>
        <table:table-row>
          <table:table-cell table:style-name="តារាង1.A2" office:value-type="string">
            <text:p text:style-name="P8">១៤៩៦២</text:p>
          </table:table-cell>
          <table:table-cell table:style-name="តារាង1.A2" office:value-type="string">
            <text:p text:style-name="P10">ហិរញ្ញ --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មើល​ក្នុង​ពាក្យ ហិរញ្ញ ឬ ហិរណ្យ)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៦៣</text:p>
          </table:table-cell>
          <table:table-cell table:style-name="តារាង1.A2" office:value-type="string">
            <text:p text:style-name="P10">ហិរណ្យ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ម. ព. ហិរញ្ញ) ។ </text:p>
          </table:table-cell>
          <table:table-cell table:style-name="តារាង1.D2" office:value-type="string">
            <text:p text:style-name="P3">ហិរណ្យ--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៦៤</text:p>
          </table:table-cell>
          <table:table-cell table:style-name="តារាង1.A2" office:value-type="string">
            <text:p text:style-name="P10">ហិរិ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បា.; 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(ហ្រី) សេចក្ដី​ខ្មាស​ទុច្ចរិត, ខ្មាស​អំពើ​អាក្រក់, ខ្មាស​បាប : មនុស្ស​មាន​ហិរិ ។ ហិរិនិសេធ អ្នក​ដែល​ឃាត់​អំពើ​ទុច្ចរិត​បាន​ដោយ​អំណាច​ហិរិ, អ្នក​ដែល​ទប់​ចិត្ត​មិន​ធ្វើ​អំពើ​អាក្រក់ ព្រោះ​មាន​ហិរិ (បើ​ស្រ្តី​ជា ហិរិ​និសេធា) ។ ហិរិ​មន្ត (--ម៉ន់) អ្នក​មាន​ហិរិ : មនុស្ស​ហិរិ​មន្ត (បើ​ស្រ្តី​ជា​ហិរិ​មតី ឬ --មន្តី) ។ ហិរិ​ឱត្តប្បៈ ឬ ហិរោត្តប្បៈ (--ឱត-ត័ប-ប៉ៈ ឬ ហិរោត-ត័ប-ប៉ៈ) ហិរិ និង ឱត្តប្បៈ (សេចក្ដី​ខ្មាស​បាប​និង​សេចក្ដី​ខ្លាច​បាប) : ហិរិ​ឱត្តប្បៈ​ជា​ធម៌​សំខាន់​របស់​មនុស្ស ។ល។</text:p>
          </table:table-cell>
          <table:table-cell table:style-name="តារាង1.D2" office:value-type="string">
            <text:p text:style-name="P3">ហិរី</text:p>
          </table:table-cell>
          <table:table-cell table:style-name="តារាង1.I2" office:value-type="string">
            <text:p text:style-name="P1">ហិរិ​និសេធ</text:p>
            <text:p text:style-name="P1">ហិរិ​មន្ត</text:p>
            <text:p text:style-name="P1">ហិរិឱត្តប្បៈ </text:p>
          </table:table-cell>
        </table:table-row>
        <table:table-row>
          <table:table-cell table:style-name="តារាង1.A2" office:value-type="string">
            <text:p text:style-name="P8">១៤៩៦៥</text:p>
          </table:table-cell>
          <table:table-cell table:style-name="តារាង1.A2" office:value-type="string">
            <text:p text:style-name="P10">ហិរិ --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មើល​ក្នុង​ពាក្យ ហិរិ)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៦៦</text:p>
          </table:table-cell>
          <table:table-cell table:style-name="តារាង1.A2" office:value-type="string">
            <text:p text:style-name="P10">ហិរោត្តប្បៈ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ម. ព. ហិរិ និង ឱត្តប្ប ឬ ឱត្តប្បៈ)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៦៧</text:p>
          </table:table-cell>
          <table:table-cell table:style-name="តារាង1.A2" office:value-type="string">
            <text:p text:style-name="P10">ហិល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1">រិល​មុខ​មិន​សូវ​មុត ព្រោះ​កាប់​ដី​ឬ​កាប់​ជ្រលួស​ត្រូវ​ដី​រឿយ​ៗ : ចប​ហិល​មុខ; កាន់​កាំបិត​ចែត​កាប់​ជ្រលួស​ត្រូវ​ដី​ហិល​មុខ​អស់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៦៨</text:p>
          </table:table-cell>
          <table:table-cell table:style-name="តារាង1.A2" office:value-type="string">
            <text:p text:style-name="P11">ហ៊‌ិះ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ឧ.</text:p>
          </table:table-cell>
          <table:table-cell table:style-name="តារាង1.D2" office:value-type="string">
            <text:p text:style-name="P1">សូរ​លាន់​មាត់​ដោយ​មិន​គាប់​ចិត្ត, ដោយ​ស្អប់, ដោយ​ធុញ​ទ្រាន់, ដោយ​មាន​ទុក្ខ​ព្រួយ,... ឬ​សូរ​សើច​តិច​ៗ (លាន់​មាត់​ឮ <text:span text:style-name="T2">ហ៊‌ិះ</text:span><text:span text:style-name="T1"> </text:span>ឬ ហ៊ិ ក៏​មាន) ។ </text:p>
          </table:table-cell>
          <table:table-cell table:style-name="តារាង1.D2" office:value-type="string">
            <text:p text:style-name="P3">ហ៊ិះ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៦៩</text:p>
          </table:table-cell>
          <table:table-cell table:style-name="តារាង1.A2" office:value-type="string">
            <text:p text:style-name="P11">ហ៊‌ី</text:p>
          </table:table-cell>
          <table:table-cell table:style-name="តារាង1.A2" office:value-type="string">
            <text:p text:style-name="P3">១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ឧ.</text:p>
          </table:table-cell>
          <table:table-cell table:style-name="តារាង1.D2" office:value-type="string">
            <text:p text:style-name="P1">សូរ​មនុស្ស​យំ : <text:span text:style-name="T2">យំ​ហ៊‌ី​ៗ</text:span>... (សំ. ហី ឧ. សូរ​លាន់​មាត់​ដោយ​ព្រួយ​ចិត្ត​អស់​សង្ឃឹម ឬ​ដោយ​អស្ចារ្យ) ។ </text:p>
          </table:table-cell>
          <table:table-cell table:style-name="តារាង1.D2" office:value-type="string">
            <text:p text:style-name="P3">ហ៊ី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3">២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ចិ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ល្ខោន, ងីវ : ចិន​លេង​<text:span text:style-name="T2">ហ៊‌ី</text:span><text:span text:style-name="T1"> </text:span>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៧០</text:p>
          </table:table-cell>
          <table:table-cell table:style-name="តារាង1.A2" office:value-type="string">
            <text:p text:style-name="P11">ហ៊‌ី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សត្វ​មួយ​ប្រភេទ សន្តាន​កង្កែប តែ​សណ្ឋាន​មាឌ​ត្រមុល បំប៉ោល​ខ្លួន​បាន, បង្កប់​ខ្លួន​នៅ​ក្នុង​ដី​សើម​ឬ​ក្នុង​គំនរ​ស្លឹក​ឈើ​សើម កាល​ណា​មាន​ភ្លៀង​ចេញ​មក​ខាង​ក្រៅ​តែង​ស្រែក​យំ​ឮ​សូរ​ខ្លាំង​ហួស​មាឌ; មាន ៣ ប្រភេទ​គឺ <text:span text:style-name="T2">ហ៊‌ីង​</text:span>កណ្តោល ឬ <text:span text:style-name="T2">ហ៊‌ីង​</text:span>ក្រូត មាឌ​ធំ​ជាង​<text:span text:style-name="T2">ហ៊‌ីង</text:span>​ឯ​ទៀត យំ​ឮ​ក្រេតក្រូត​ៗ; <text:span text:style-name="T2">ហ៊‌ីង​</text:span>ជ័រ មាឌ​តូច​ជាង​<text:span text:style-name="T2">ហ៊‌ីង</text:span>​កណ្តោល មាន​ជ័រ​ស្អិត​នៅ​លើ​ស្បែក យំ​ឮ​សូរ​តូច​ស្រួច​ក្ងួ; <text:span text:style-name="T2">ហ៊‌ីង​</text:span>ចំបក់ មាឌ​តូច​ជាង<text:span text:style-name="T2">​ហ៊‌ីង​</text:span>ជ័រ យំ​ឮ​សូរ​ខ្សោយ​ជាង​<text:span text:style-name="T2">ហ៊‌ីង</text:span>​ជ័រ ។ ព. កា. ថា : ហ៊ីង​ខែ​ដើម​ឆ្នាំ ភ្លៀង​ធ្លាក់​សស្រាំ ចេញ​យំ​អឺងអាប់ យំ​ពុំ​ដឹង​ខ្លួន ថា​គេ​នឹង​ចាប់ យក​ទៅ​សម្លាប់ ងាប់​ព្រោះ​តែ​មាត់ ។ ជន​ពាល​ច្នោះ​ដែរ ពោល​ពាក្យ​បៀត​បែរ ឥត​ការ​ទៀងទាត់ និយាយ​ព្រត​ៗ ដោយ​ក្តី ភ្លាំងភ្លាត់ ស្លាប់​ដោយសារ​មាត់ រឥល​ឥត​គ្រឿង​ទប់ ។ </text:p>
          </table:table-cell>
          <table:table-cell table:style-name="តារាង1.D2" office:value-type="string">
            <text:p text:style-name="P3">ហ៊ីង</text:p>
          </table:table-cell>
          <table:table-cell table:style-name="តារាង1.I2" office:value-type="string">
            <text:p text:style-name="P1"><text:span text:style-name="T2">ហ៊‌ីង​</text:span>កណ្តោល</text:p>
            <text:p text:style-name="P1"><text:span text:style-name="T2">ហ៊‌ីង​</text:span>ជ័រ</text:p>
            <text:p text:style-name="P1"><text:span text:style-name="T2">ហ៊‌ីង​</text:span>ចំបក់</text:p>
          </table:table-cell>
        </table:table-row>
        <table:table-row>
          <table:table-cell table:style-name="តារាង1.A2" office:value-type="string">
            <text:p text:style-name="P8">១៤៩៧១</text:p>
          </table:table-cell>
          <table:table-cell table:style-name="តារាង1.A2" office:value-type="string">
            <text:p text:style-name="P11">ហ៊‌ីងហ៊ា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1">ស្ទាក់ស្ទើរ, មិន​ដាច់​ស្រេច​ទៅ​ខាង​ណា : នាំ​ឲ្យ​<text:span text:style-name="T2">ហ៊‌ីងហ៊ាង​</text:span>មិន​ប្រាកដ​ជា​ត្រូវ​ទៅ​ឬ​ត្រូវ​នៅ ។ គុ. ដែល​ស្ទាក់ស្ទើរ, ស្ទើរ​ទៅ​ស្ទើរ​នៅ, រារែក, អល់អែក : ដំណើរ<text:span text:style-name="T2">​ហ៊‌ីងហ៊ាង</text:span>, គំនិត​<text:span text:style-name="T2">ហ៊‌ីងហ៊ាង</text:span> ។ </text:p>
          </table:table-cell>
          <table:table-cell table:style-name="តារាង1.D2" office:value-type="string">
            <text:p text:style-name="P3">ហ៊ីងហ៊ាង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៧២</text:p>
          </table:table-cell>
          <table:table-cell table:style-name="តារាង1.A2" office:value-type="string">
            <text:p text:style-name="P10">ហីន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ី-នៈ ឬ ហិន</text:p>
          </table:table-cell>
          <table:table-cell table:style-name="តារាង1.D2" office:value-type="string">
            <text:p text:style-name="P3">សំ. បា.</text:p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1">ថយ​ថោក ឬ ថោក​ថយ, ថោក​ទាប; ទាប; ទន់ទាប; ខ្ជីខ្ជា; ពុំ​ប្រសើរ; តូច (ម. ព. ហិន ផង) ។ បើ​រៀង​ភ្ជាប់​ពី​ខាង​ដើម​សព្ទ​ដទៃ អ. ថ. ហី-នៈ, ដូច​ជា ហីន​កម្ម អំពើ​ឬ​ការ​ថោក​ទាប ។ ហីន​ជាតិ​ ជាតិ​ទាប ។ ហីន​ធម៌ ធម៌​ថោក​ទាប, អកុសល​ធម៌ ។ ហីនប្បណីត ឬ --ប្រណីត (--ន៉ាប់-ប៉ៈណេត ឬ--ប្រៈ--) ឧត្តម​និង​ថយ​ថោក ។ ហីនប្បណីត​ភាព ឬ--ប្រណីត​ភាព (--តៈភាប) ភាព​ឧត្តម​និង​ថយ​ថោក ។ ហីន​ភេទ ភេទ​ទាប ។ ហីន​ល័ក្ខណ៍ ឬ --ល័ក្សណ៍ (ហីនៈ ល័ក ឬ ហិន--) ល័ក្ខណ៍​ថោក​ទាប; ដែល​មាន​ល័ក្ខណ៍​ថោក, ថោក​ឫក, ខាត​ល័ក្ខណ៍ ព. កា. ថា : រី​ឯ​ហីន​ល័ក្ខណ៍ នោះ​មាន​បី​ថ្នាក់ មួយ​គេ​ឥត​ហៅ ខ្លួន​ដើរ​ជជ្រក- មមក​ចូល​ទៅ នេះ​ប្រាជ្ញ​លោក​ហៅ ថា​ហីន​លក្ខណា ។ ពីរ​ឥត​គេ​សួរ ការណ៍​គួរ​ពុំ​គួរ ខ្លួន​ចេះ​តែ​ថា ប៉ោច​ៗ​ម្នាក់​ឯង ឥត​ក្រែង​នរណា អ្នក​ប្រាជ្ញ​លោក​ថា កិរិយា​ហីន​ល័ក្ខណ៍ ។ បី​ពោល​អួត​ខ្លួន អួត​ពេក​ផ្ទួន​ៗ អួត​ហួស​វោត​វគ្គ អ្នក​ឮ​គេ​គ្រាន់ ស្ទើរ​ផ្ទាន់​ឲ្យ​អាក់ រាប់​ថា​ហីន​ល័ក្ខណ៍ មាន​បី​ប្រការ ។ ហីន​វណ្ណៈ ដែល​មាន​វណ្ណៈ​ទាប (សូទ្រៈ) ។ ហីន​វាចា ឬ--វាទ សម្តី​ថោក​ទាប, សម្តី​ខ្ជីខ្ជា​ឬ​ផ្តេសផ្តាស ។ ហីន​វាទិន ឬ --វាទី អ្នក​ដែល​ច្រើន​តែ​និយាយ​ពាក្យ​ខ្ជីខ្ជា​ឬ​ផ្តេសផ្តាស, អ្នក​ដែល​ចូល​ចិត្ត​តែ​ខាង​និយាយ​សម្តី​ឥត​តម្លៃ (បើ​ស្រ្តី​ជា ហីន​វាទិនី) ។ល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ីន​កម្ម </text:p>
            <text:p text:style-name="P1">ហីន​ជាតិ</text:p>
            <text:p text:style-name="P1">ហីន​ធម៌ </text:p>
            <text:p text:style-name="P1">ហីនប្បណីត</text:p>
            <text:p text:style-name="P1">ហីនប្បណីត​ភាព</text:p>
            <text:p text:style-name="P1">ហីន​ភេទ </text:p>
            <text:p text:style-name="P1">ហីន​ល័ក្ខណ៍</text:p>
            <text:p text:style-name="P1"><text:s/>ហីន​វណ្ណៈ </text:p>
            <text:p text:style-name="P1">ហីន​វាចា</text:p>
            <text:p text:style-name="P1">ហីន​វាទិន</text:p>
            <text:p text:style-name="P1"/>
          </table:table-cell>
        </table:table-row>
        <table:table-row>
          <table:table-cell table:style-name="តារាង1.A2" office:value-type="string">
            <text:p text:style-name="P8">១៤៩៧៣</text:p>
          </table:table-cell>
          <table:table-cell table:style-name="តារាង1.A2" office:value-type="string">
            <text:p text:style-name="P10">ហីន --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មើល​ក្នុង​ពាក្យ ហីន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៧៤</text:p>
          </table:table-cell>
          <table:table-cell table:style-name="តារាង1.A2" office:value-type="string">
            <text:p text:style-name="P10">ហីនយាន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--នៈ--</text:p>
          </table:table-cell>
          <table:table-cell table:style-name="តារាង1.D2" office:value-type="string">
            <text:p text:style-name="P3">សំ. បា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យាន​ថោក​ទាប; យាន​តូច ។ គុ. ដែល​មាន​យាន​ថោក​ទាប​ឬ​តូច ។ ឈ្មោះ​លទ្ធិ​ឬ​ពួក​ពុទ្ធ​សាសនិក​ដែល​ជា​គូ​គ្នា​នឹង​មហា​យាន​កើត​មាន​ឡើង​ដោយ​ពួក​មហា​យាន​សន្មត​ហៅ, សំដៅ​សេចក្ដី​ថា <text:s/>“យាន​តូច​ឬ​មាន​ធម៌​ជា​យាន​នាំ​សត្វ​ដ៏​តូច”; ហៅ ថេរ​វាទី ឬ ទក្ខិណ​និកាយ ក៏​បាន (ម. ព. មហា​យាន ផង)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៧៥</text:p>
          </table:table-cell>
          <table:table-cell table:style-name="តារាង1.A2" office:value-type="string">
            <text:p text:style-name="P10">ហីរ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--រៈ</text:p>
          </table:table-cell>
          <table:table-cell table:style-name="តារាង1.D2" office:value-type="string">
            <text:p text:style-name="P3">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ពេជ្រ ។ ហីរ​ការ ជាង​ច្នៃ​​ពេជ្រ (ស្រ្តី​ជា ហីរ​ការិកា)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៧៦</text:p>
          </table:table-cell>
          <table:table-cell table:style-name="តារាង1.A2" office:value-type="string">
            <text:p text:style-name="P11">ហ៊‌ឹ !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14">ហ៊‌ឹះ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មើល​ពាក្យ <text:span text:style-name="T2">ហ៊‌ឹះ</text:span><text:span text:style-name="T1"> ! ឬ </text:span><text:span text:style-name="T2">ហ៊ឹះ</text:span><text:span text:style-name="T1"> ! </text:span>។</text:p>
          </table:table-cell>
          <table:table-cell table:style-name="តារាង1.D2" office:value-type="string">
            <text:p text:style-name="P3">ហ៊ឹ !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៧៧</text:p>
          </table:table-cell>
          <table:table-cell table:style-name="តារាង1.A2" office:value-type="string">
            <text:p text:style-name="P11">ហ៊‌ឹក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វេលា​ខ្លី, កាល​ខ្លី, ស្របក់, រំពេច : មាន​ខ្យល់​តែ​មួយ​<text:span text:style-name="T2">ហ៊‌ឹក​</text:span>ស្ងប់​ឈឹង ។ </text:p>
          </table:table-cell>
          <table:table-cell table:style-name="តារាង1.D2" office:value-type="string">
            <text:p text:style-name="P3">ហ៊ឹក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៧៨</text:p>
          </table:table-cell>
          <table:table-cell table:style-name="តារាង1.A2" office:value-type="string">
            <text:p text:style-name="P11">ហ៊‌ឹកហ៊ាក់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គុ. ឬ កិ. វិ.</text:p>
          </table:table-cell>
          <table:table-cell table:style-name="តារាង1.D2" office:value-type="string">
            <text:p text:style-name="P19"><text:span text:style-name="T5">រុងរឿង : បុណ្យ​កថិន​</text:span><text:span text:style-name="T6">ហ៊‌ឹក</text:span><text:span text:style-name="T5">ហ៊ាក់, មង្គល​ការ​</text:span><text:span text:style-name="T6">ហ៊‌ឹក</text:span><text:span text:style-name="T5">ហ៊ាក់; ធ្វើ​បុណ្យ​</text:span><text:span text:style-name="T7">ហ៊‌ឹក</text:span><text:span text:style-name="T5">ហ៊ាក់, តែង</text:span><text:span text:style-name="T10">​ខ្លួន​ហ៊‌ឹកហ៊ាក់</text:span><text:span text:style-name="T5"> ។ </text:span></text:p>
          </table:table-cell>
          <table:table-cell table:style-name="តារាង1.D2" office:value-type="string">
            <text:p text:style-name="P3">ហ៊ឹកហ៊ាក់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៧៩</text:p>
          </table:table-cell>
          <table:table-cell table:style-name="តារាង1.A2" office:value-type="string">
            <text:p text:style-name="P11">ហ៊‌ឹង</text:p>
          </table:table-cell>
          <table:table-cell table:style-name="តារាង1.A2" office:value-type="string">
            <text:p text:style-name="P3">១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19"><text:span text:style-name="T5">ងាស់​ទាស់​ដំណើរ​ខ្យល់​ក្នុង​ត្រចៀក ស្តាប់​សំឡេង​ឮ​មិន​ជាក់, ដែល​ដូច​ជា​ចេះ​តែ​លាន់​ឮ​សូរ​ទ្រហឹង​ក្នុង​ត្រចៀក : </text:span><text:span text:style-name="T10">ត្រចៀក​</text:span><text:span text:style-name="T11">ហ៊‌ឹង</text:span><text:span text:style-name="T5"> ឬ </text:span><text:span text:style-name="T6">ហ៊‌ឹង​</text:span><text:span text:style-name="T5">ត្រចៀក ។</text:span></text:p>
          </table:table-cell>
          <table:table-cell table:style-name="តារាង1.D2" office:value-type="string">
            <text:p text:style-name="P3">ហ៊ឹង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3">២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9"><text:span text:style-name="T5">ឈ្មោះ​ល្បែង​ក្មេង​ប្រុស​មួយ​ប្រភេទ លេង​ឆ្កឹះ​វាយ​កំណាត់​ឈើ​ឬ​កំណាត់​ឫស្សី​មួយ​វែង​មួយ​ខ្លី... អ្នក​ចាញ់​ត្រូវ​រត់​លើ​ទី​មាន​កំណត់ បញ្ចេញ​សំឡេង​ឮ </text:span><text:span text:style-name="T6">ហ៊‌ឹង</text:span><text:span text:style-name="T7"> !</text:span><text:span text:style-name="T5"> មិន​ឲ្យ​ដាច់​សូរ : ពួក​ក្មេង​</text:span><text:span text:style-name="T10">លេង​ហ៊‌ឹង</text:span><text:span text:style-name="T5"> ។</text:span>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3">៣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9"><text:span text:style-name="T5">កំណាត់​ក្តារ​ចង​បន្តោង​អែប​ផ្ទប់​នឹង​ជញ្ជាំង សម្រាប់​ដាក់​អ្វី​ៗ : ចង​</text:span><text:span text:style-name="T6">ហ៊‌ឹង</text:span><text:span text:style-name="T7">, </text:span><text:span text:style-name="T10">ក្តារ​</text:span><text:span text:style-name="T11">ហ៊‌ឹង</text:span><text:span text:style-name="T7"> ។ </text:span><text:span text:style-name="T10">ហ៊‌ឹង​អារក្ស</text:span><text:span text:style-name="T7"> </text:span><text:span text:style-name="T10">ក្តារ​ហ៊ឹង​</text:span><text:span text:style-name="T5">ដាក់​តោក​អារក្ស​ឬ​ដាក់​ដូង​ទុំ​ច្រុះ​និង​គ្រឿង​បូជា​អារក្ស ជា​គ្រឿង​សម្គាល់​ថា​ជា​កន្លែង​លំនៅ​នៃ​ខ្មោច​អារក្ស (របស់​ប្រជាជន​ខ្លះ​អ្នក​ប្រកាន់​ជឿ​ខ្មោច​អារក្ស) ។ </text:span>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៨០</text:p>
          </table:table-cell>
          <table:table-cell table:style-name="តារាង1.A2" office:value-type="string">
            <text:p text:style-name="P10">ហឹប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.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ហីប អ. ថ. ហ៊ីប) ប្រដាប់​ធ្វើ​ដោយ​ឈើ, ដោយ​ដែក, ដោយ​ស្ពាន់​ជាដើម មាន​សណ្ឋាន​បែប​ឡាំង មាន​គម្រប មាន​ត្រចៀក មាន​ថត​ឬ​ឥត​ថត​ក៏​មាន មាន​សោ​ឬ​ឥត​សោ​ក៏​មាន សម្រាប់​ដាក់​វត្ថុ​ផ្សេង​ៗ : សំពត់​អាវ​មួយ​ហឹប​ធំ, ប្រាក់​មួយ​ហឹប​ដែក​តូច ។ ហឹប​ជើង​ដំរី <text:s/>ប្រដាប់​ធ្វើ​ដោយ​ឈើ មាន​សណ្ឋាន​មូល​ឈរ​មាន​ថត មាន​គម្រប​ឬ​ឥត​គម្រប​ក៏​មាន សម្រាប់​ដាក់​គ្រឿង​ម្លូ​ស្លា ។ <text:s text:c="2"/>ហឹប​ស្លា ប្រដាប់​ធ្វើ​ដោយ​ឈើ​ជាដើម​មាន​រាង​ផ្សេង​ៗ​សម្រាប់​ដាក់​គ្រឿង​ម្លូ​ស្លា ។ល។</text:p>
          </table:table-cell>
          <table:table-cell table:style-name="តារាង1.D2" office:value-type="string">
            <text:p text:style-name="P3">ហិប</text:p>
          </table:table-cell>
          <table:table-cell table:style-name="តារាង1.I2" office:value-type="string">
            <text:p text:style-name="P1">ហឹប​ជើង​ដំរី </text:p>
            <text:p text:style-name="P1">ហឹប​ស្លា </text:p>
          </table:table-cell>
        </table:table-row>
        <table:table-row>
          <table:table-cell table:style-name="តារាង1.A2" office:value-type="string">
            <text:p text:style-name="P8">១៤៩៨១</text:p>
          </table:table-cell>
          <table:table-cell table:style-name="តារាង1.A2" office:value-type="string">
            <text:p text:style-name="P11">ហ៊‌ឹប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ឧ.</text:p>
          </table:table-cell>
          <table:table-cell table:style-name="តារាង1.D2" office:value-type="string">
            <text:p text:style-name="P1">សូរ​លាន់​មាត់​ឲ្យ​សញ្ញា​គ្នា​ឲ្យ​លើក​អ្វី​ដែល​ធ្ងន់​ឬ​ឲ្យ​រត់​ព្រម​គ្នា​ជាដើម : <text:span text:style-name="T2">ហ៊‌ឹប</text:span><text:span text:style-name="T1"> លើក ! </text:span>(ហ​លើក !) ។</text:p>
          </table:table-cell>
          <table:table-cell table:style-name="តារាង1.D2" office:value-type="string">
            <text:p text:style-name="P3">ហ៊ឹប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៨២</text:p>
          </table:table-cell>
          <table:table-cell table:style-name="តារាង1.A2" office:value-type="string">
            <text:p text:style-name="P11">ហ៊‌ឹម​ៗ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ឧ.</text:p>
          </table:table-cell>
          <table:table-cell table:style-name="តារាង1.D2" office:value-type="string">
            <text:p text:style-name="P1">សូរ​និយាយ​តិច​ៗ (រហ៊ឹម​ៗ) លុះ​តែ​ផ្អៀង​ត្រចៀក​ស្តាប់​ជិត​ណាស់​ទើប​ឮ​ច្បាស់ : និយាយ​គ្នា​<text:span text:style-name="T2">ហ៊‌ឹម​ៗ</text:span> ។</text:p>
          </table:table-cell>
          <table:table-cell table:style-name="តារាង1.D2" office:value-type="string">
            <text:p text:style-name="P3">ហ៊ឹម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៨៣</text:p>
          </table:table-cell>
          <table:table-cell table:style-name="តារាង1.A2" office:value-type="string">
            <text:p text:style-name="P10">ហឹរ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1">ដែល​មាន​រស​ផ្សា​ក្តៅ​ឆួល (ដូច​យ៉ាង​រស​ម្ទេស​ខ្មាំង, ម្រេច) : រស​ហឹរ, សម្ល​ហឹរ (និយាយ​ក្លាយ​ជា ហើរ ក៏​មាន ប៉ុន្តែ​មិន​ដែល​សរសេរ​ទេ ដូច​ជា ខ្នុរ, ឆ្នាំ​កុរ, សម្បុរ ដែល​និយាយ​ក្លាយ​ជា ខ្នោរ, ឆ្នាំ​កោរ, សម្បោរ នោះ​ដែរ)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  <text:p text:style-name="P1"/>
          </table:table-cell>
        </table:table-row>
        <table:table-row>
          <table:table-cell table:style-name="តារាង1.A2" office:value-type="string">
            <text:p text:style-name="P8">១៤៩៨៤</text:p>
          </table:table-cell>
          <table:table-cell table:style-name="តារាង1.A2" office:value-type="string">
            <text:p text:style-name="P10">ហឹសា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ម. ព. ហិង្សា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៨៥</text:p>
          </table:table-cell>
          <table:table-cell table:style-name="តារាង1.A2" office:value-type="string">
            <text:p text:style-name="P11">ហ៊‌ឹះ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ឧ.</text:p>
          </table:table-cell>
          <table:table-cell table:style-name="តារាង1.D2" office:value-type="string">
            <text:p text:style-name="P19"><text:span text:style-name="T5">សូរ​លាន់​មាត់​ដោយ​ក្រោធ, ដោយ​តូច​ចិត្ត,... ឬ​សូរ​ថ្ងូរ : លាន់​មាត់​</text:span><text:span text:style-name="T6">ហ៊‌ឹះ</text:span><text:span text:style-name="T7"> !, </text:span><text:span text:style-name="T10">ថ្ងូរ​</text:span><text:span text:style-name="T11">ហ៊‌ឹះ​</text:span><text:span text:style-name="T10">ៗ</text:span><text:span text:style-name="T8">.</text:span><text:span text:style-name="T5">.. ។</text:span></text:p>
          </table:table-cell>
          <table:table-cell table:style-name="តារាង1.D2" office:value-type="string">
            <text:p text:style-name="P3">ហ៊ឹះ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៨៦</text:p>
          </table:table-cell>
          <table:table-cell table:style-name="តារាង1.A2" office:value-type="string">
            <text:p text:style-name="P10">ហឺ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ឧ.</text:p>
          </table:table-cell>
          <table:table-cell table:style-name="តារាង1.D2" office:value-type="string">
            <text:p text:style-name="P1">សូរ​លាន់​មាត់​ឬ​ហ៊ោ​ដោយ​អស្ចារ្យ, ដោយ​រីករាយ​សប្បាយ​ខ្លាំង​ឬ​ដោយ​ចំអក​ឲ្យ​គ្នា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៤៩៨៧</text:p>
          </table:table-cell>
          <table:table-cell table:style-name="តារាង1.A2" office:value-type="string">
            <text:p text:style-name="P11">ហ៊‌ឺ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ឧ.</text:p>
          </table:table-cell>
          <table:table-cell table:style-name="តារាង1.D2" office:value-type="string">
            <text:p text:style-name="P1">សូរ​លាន់​មាត់​ដោយ​ស្ងើច, ដោយ​ព្រួយ​ខ្លាំង,... ឬ​សូរ​ថ្ងូរ : <text:span text:style-name="T1">ថ្ងូរ</text:span><text:span text:style-name="T2">ហ៊‌ឺ​ៗ</text:span>... ។ </text:p>
          </table:table-cell>
          <table:table-cell table:style-name="តារាង1.D2" office:value-type="string">
            <text:p text:style-name="P3">ហ៊ឺ</text:p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8">១៤៩៨៨</text:p>
          </table:table-cell>
          <table:table-cell table:style-name="តារាង1.A2" office:value-type="string">
            <text:p text:style-name="P11">ហ៊‌ឺៈ !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ិ.</text:p>
          </table:table-cell>
          <table:table-cell table:style-name="តារាង1.D2" office:value-type="string">
            <text:p text:style-name="P1">ហ !, ហ៏ !; ពាក្យ​សម្រាប់​ប្រើ​ក្នុង​ការ​ហុច​អ្វី​ៗ​ឲ្យ​គ្នា ឬ​ឲ្យ​សញ្ញា​ឲ្យ​ប្រឹង​លើក​របស់​ធ្ងន់​ជាដើម (ចំពោះ​តែ​ទៅ​រក​មនុស្ស​តូច​ជាង​ឬ​ស្មើ​ភាព​គ្នា) : <text:span text:style-name="T2">ហ៊‌ឺៈ​</text:span>យក​ចុះ !; <text:span text:style-name="T2">ហ៊‌ឺៈ</text:span><text:span text:style-name="T1"> </text:span>លើក ! ។ ហៈ, ឬ : ដូច្នោះ​ទេ​ហ៊ឺៈ ? (ព. បុ.) ប្រើ​សំឡេង​ខ្លី​ជា <text:span text:style-name="T2">ហ៊‌ឹ !</text:span><text:span text:style-name="T1"> </text:span>ឬ ហ៊ឹ ! ក៏​មាន ។ </text:p>
          </table:table-cell>
          <table:table-cell table:style-name="តារាង1.D2" office:value-type="string">
            <text:p text:style-name="P3">ហ៊ឺៈ !</text:p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8">១៤៩៨៩</text:p>
          </table:table-cell>
          <table:table-cell table:style-name="តារាង1.A2" office:value-type="string">
            <text:p text:style-name="P12">ហឺត</text:p>
          </table:table-cell>
          <table:table-cell table:style-name="តារាង1.A2" office:value-type="string">
            <text:p text:style-name="P3">១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1">ស្រូប​បឺត​ចូល​តាម​ទ្វារ​ច្រមុះ​ឬ​តាម​ទ្វារ​មាត់ : ហឺត​ផ្សែង​បារី, ជក់​បារី​ហឺត​ផ្សែង ។ ប្រើ​ជា ន. ក៏​បាន : ជក់​ពីរ​បី​ហឺត (&lt; ហិត កិ. បា. ដែរ)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12"/>
          </table:table-cell>
          <table:table-cell table:style-name="តារាង1.A2" office:value-type="string">
            <text:p text:style-name="P3">២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បា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(ហិត​រោគ) ឈ្មោះ​រោគ​មួយ​ប្រភេទ​មាន​អាការ​ហប​ហត់​ដក​ដង្ហើម​វែង​ៗ ប៉ផ្តឺតប៉ផ្តក់ បណ្តាល​មក​ពី​ស្លេស្ម៍​ពិការ​ក្នុង​សួត : រោគ​ហឺត ។ កិ. ដក​ដង្ហើម​ហប​ហត់​វែង​ៗ ប៉ផ្តឺតប៉ផ្តក់​ព្រោះ​រោគ​ហឺត : គាត់​កំពុង​តែ​ហឺត​ទៅ​ណា​មិន​រួច​ទេ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8">១៤៩៩០</text:p>
          </table:table-cell>
          <table:table-cell table:style-name="តារាង1.A2" office:value-type="string">
            <text:p text:style-name="P12">ហឺប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យ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ឈ្មោះ​ល្បែង​ស៊ី​សង​មួយ​ប្រភេទ​លេង​ដោយ​ទម្លាក់​កាស​ឬ​សេន​លើ​ដុំ​ឥដ្ឋ​លើ​បន្ទះ​ក្បឿង​ឬ​ក្តារ​ឲ្យ​រមៀល​ទៅ, មាន​គំនូស​ដី​ជា​កម្រិត​ទី, ជា​ល្បែង​ក្មេង : ពួក​ក្មេង​លេង​ហឺប (សព្វ​ថ្ងៃ​នេះ​គ្មាន​ទេ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8">១៤៩៩១</text:p>
          </table:table-cell>
          <table:table-cell table:style-name="តារាង1.A2" office:value-type="string">
            <text:p text:style-name="P12">ហឺយ !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ិ.</text:p>
          </table:table-cell>
          <table:table-cell table:style-name="តារាង1.D2" office:value-type="string">
            <text:p text:style-name="P1">នែ ! ពាក្យ​សម្រាប់​ហៅ​គ្នា​ឬ​ប្រើ​ជា​សញ្ញា​ហាម​ឃាត់​មិន​ឲ្យ​ធ្វើ​អ្វី​ៗ (ជា​សម្តី​ទ្រគោះ​ពុំ​សម​គួរ ប្រើ​ចំពោះ​តែ​ទៅ​រក​អ្នក​តូច​ទាប​ឬ​កូន​ក្មេង) : ហឺយ ! មក​ណេះ; <text:s/>ហឺយ ! កុំ​ចូល​មក !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6"/>
          </table:table-cell>
        </table:table-row>
        <table:table-row>
          <table:table-cell table:style-name="តារាង1.A2" office:value-type="string">
            <text:p text:style-name="P8">១៤៩៩២</text:p>
          </table:table-cell>
          <table:table-cell table:style-name="តារាង1.A2" office:value-type="string">
            <text:p text:style-name="P11">ហ៊‌ឺយ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ឧ.</text:p>
          </table:table-cell>
          <table:table-cell table:style-name="តារាង1.D2" office:value-type="string">
            <text:p text:style-name="P1">សូរ​ដេញ​គោ​ឬ​ក្របី​ឲ្យ​ដើរ ។ </text:p>
          </table:table-cell>
          <table:table-cell table:style-name="តារាង1.D2" office:value-type="string">
            <text:p text:style-name="P3">ហ៊ឺយ !</text:p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8">១៤៩៩៣</text:p>
          </table:table-cell>
          <table:table-cell table:style-name="តារាង1.A2" office:value-type="string">
            <text:p text:style-name="P11">ហ៊‌ឺហា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គុ. ឬ កិ. វិ.</text:p>
          </table:table-cell>
          <table:table-cell table:style-name="តារាង1.D2" office:value-type="string">
            <text:p text:style-name="P19"><text:span text:style-name="T5">ដែល​ឆ្មើងឆ្មៃ, ក្រអឺតក្រអោង, លែង​ខ្លួន; ហ៊ឺកហ៊ាក់ : </text:span><text:span text:style-name="T8">ឫក​ហ៊ឺហា,</text:span><text:span text:style-name="T5"> </text:span><text:span text:style-name="T8">អ្នក​លែង​</text:span><text:span text:style-name="T9">ហ៊‌ឺហា</text:span><text:span text:style-name="T8">; </text:span><text:span text:style-name="T5">តែង​ខ្លួន​ហ៊ឺហា, ដើរ​លេង​ហ៊ឺហា ។</text:span></text:p>
          </table:table-cell>
          <table:table-cell table:style-name="តារាង1.D2" office:value-type="string">
            <text:p text:style-name="P3">ហ៊ឺហា</text:p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9">១៤៩៩៤</text:p>
          </table:table-cell>
          <table:table-cell table:style-name="តារាង1.A2" office:value-type="string">
            <text:p text:style-name="P13">ហុកសិប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ស.</text:p>
          </table:table-cell>
          <table:table-cell table:style-name="តារាង1.D2" office:value-type="string">
            <text:p text:style-name="P6">ប. សំ.</text:p>
          </table:table-cell>
          <table:table-cell table:style-name="តារាង1.D2" office:value-type="string">
            <text:p text:style-name="P5">(ហកសិប អ. ថ. ហុកស៊ិប &lt; ហុក “ប្រាំ​មួយ” + ស៊ិប “ដប់” ដប់​ប្រាំ​មួយ​ដង (៦០) ។ 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9">១៤៩៩៥</text:p>
          </table:table-cell>
          <table:table-cell table:style-name="តារាង1.A2" office:value-type="string">
            <text:p text:style-name="P13">ហុង</text:p>
          </table:table-cell>
          <table:table-cell table:style-name="តារាង1.A2" office:value-type="string">
            <text:p text:style-name="P6">១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5">មូរ​រុំ​ព័ទ្ធ​ជា​សំណុំ, ជា​ដុំ​មូល : ហុង​អំបោះ ។ ខ្ចប់​ដោយ​ក្រដាស​​ឲ្យ​ជា​កញ្ជប់​រាង​មូល​ឈរ​ឬ​ចង​ក្រ​បួច​សំពត់​ឲ្យ​ជា​ថង់​រាង​មូល​ឈរ​ច្រក​គ្រាប់​អ្វី​ៗ : ហុង​ស្ករ-ស, ហុង​អង្ករ ។ ចម្អិន​សាច់​ជ្រូក​ដោយ​គ្រឿង​ផ្សំ​ស្រដៀង​នឹង​ខ : ហុង​សាច់​ជ្រូក ។ គុ. សាច់​ជ្រូក​ហុង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5">ហុង​អំបោះ</text:p>
            <text:p text:style-name="P5">ហុង​ស្ករ</text:p>
          </table:table-cell>
        </table:table-row>
        <table:table-row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6">២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5">សាច់​ជ្រូក​ដែល​ចម្អិន​ដោយ​ផ្សំ​គ្រឿង​ស្រដៀង​នឹង​ខ : ហុង​ជ្រូក ។ រមូរ​សរសៃ​អំបោះ​ឬ​ខ្សែ​ឆ្មារ​ដែល​មូរ​រុំ​ព័ទ្ធ​ជា​ដុំ​មូល : អំបោះ​មួយ​ហុង ។ គុ. ដែល​ហុង​ហើយ : អំបោះ​ហុង; ជ្រូក​ហុង ។ 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5">ហុង​ជ្រូក</text:p>
            <text:p text:style-name="P5">អំបោះ​ហុង</text:p>
          </table:table-cell>
        </table:table-row>
        <table:table-row>
          <table:table-cell table:style-name="តារាង1.A2" office:value-type="string">
            <text:p text:style-name="P9">១៤៩៩៦</text:p>
          </table:table-cell>
          <table:table-cell table:style-name="តារាង1.A2" office:value-type="string">
            <text:p text:style-name="P13">ហុច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5">ចាប់​កាន់​អ្វី​ៗ​ដោយ​ដៃ​តែ​ម្ខាង​ប្រយោល : ហុច​បារី​ឲ្យ ។ លូក​ដៃ​ឬ​ជើង​ម្ខាង​ប្រយោល​ទៅ​រក : ហុច​ដៃ, ហុច​ជើង ។ ព. ប្រ. បោះ​សម្តី​ទៅ​រក : ហុច​សម្តី​ឲ្យ​ដឹង​ចិត្ត ។ ប្រគល់​ខ្លួន​ឬ​សម្តែង​ខ្លួន​ប្រើប្រាស់​តាម​ត្រូវ​ការ : ហុច​ខ្លួន​ឲ្យ​ប្រើ ។ គុ. ដែល​មាន​លំនាំ​ឬ​ដំណើរ, សណ្ឋាន​ដូច​ជា​ហុច : មនុស្ស​ជើង​ហុច មនុស្ស​មាន​ជើង​ពិការ​ដើរ​ទៅ​មាន​លំនាំ​ដូច​ជា​ហុច​ៗ​ភ្លឹង​ៗ ។ 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5">ហុច​បារី​ឲ្យ</text:p>
            <text:p text:style-name="P5">ហុច​ដៃ </text:p>
            <text:p text:style-name="P5">ហុច​ជើង</text:p>
          </table:table-cell>
        </table:table-row>
        <table:table-row>
          <table:table-cell table:style-name="តារាង1.A2" office:value-type="string">
            <text:p text:style-name="P9">១៤៩៩៧</text:p>
          </table:table-cell>
          <table:table-cell table:style-name="តារាង1.A2" office:value-type="string">
            <text:p text:style-name="P13">ហុត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5">ស្រូប​យក​តែ​ទឹក​ឬ​វត្ថុ​រាវ : ហុត​ទឹក​សម្ល, ហុត​ឈាម ។ ន. ចំនួន​ដែល​ស្រូប​យក​តែ​ទឹក​ឬ​វត្ថុ​រាវ : ទឹក​សម្ល​មួយ​ហុត ។ ព. ទ. បុ. ហុត​ទឹក​សំដៅ​កាក ឲ្យ​អ្វី​ៗ​ឬ​ទំនុក​បម្រុង, ផ្គត់ផ្គង់ សម្លឹង​សំដៅ​ប្រយោជន៍​ផ្ទាល់​ខ្លួន ឬ​បម្រុង​និង​ឲ្យ​បាន​មក​ជា​កូន​ប្រសា​ជាដើម : ខ្ញុំ​ទំនុក​បម្រុង​វា​ដោយ​ស្មោះ​ត្រង់​ពិត​ៗ មិន​មែន​ហុត​ទឹក​សំដៅ​កាក​ទេ ។ 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9">១៤៩៩៨</text:p>
          </table:table-cell>
          <table:table-cell table:style-name="តារាង1.A2" office:value-type="string">
            <text:p text:style-name="P13">ហ៊ុត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សំ.</text:p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5">(ហុឌ “ប្រមូល, រួប​រួម”) ក្របួច​បបូរ​មាត់​បន្តិច​បញ្ចេញ​សូរ​ឮ​ហ៊ុត យោង​ភ្លើង​ដែល​ឆេះ​ក្រដាស​ប៉ុយ​ជាដើម​ឲ្យ​មាន​អណ្តាត​ឡើង : ក្រដាស​នេះ​ឆេះ​ល្អ​ណាស់ ហ៊ុត​តែ​ម្តង​បាន​អណ្តាត​ភ្លើង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9">១៤៩៩៩</text:p>
          </table:table-cell>
          <table:table-cell table:style-name="តារាង1.A2" office:value-type="string">
            <text:p text:style-name="P13">ហុត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>ហ៊ុត-តៈ</text:p>
          </table:table-cell>
          <table:table-cell table:style-name="តារាង1.D2" office:value-type="string">
            <text:p text:style-name="P6">សំ. បា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5">(ហុត) ការ​បូជា​យញ្ញ, ការ​ធ្វើ​យញ្ញ​ពិធី; ការ​បូជា​ភ្លើង; ការ​សែន, ការ​សែន​ព្រេន ។ ហុត​កម្ម ការ​ធ្វើ​ហុតៈ ។ ហុត​ករ ឬ --ការ អ្នក​ធ្វើ​ហុត (បើ​ស្រ្តី​ជា ហុត​ការិកា) ។ ហុត​កោវិទ អ្នក​ឈ្លាស​ក្នុង​ហុត​កម្ម ។ ហុត​ពិធី ពិធី​ហុត​កម្ម, ពិធី​បូជា​ភ្លើង ។ ហុត​ភុជ, ហុតពៈ ឬ ហុត​វហៈ, ហុតាសន៍ ព្រះ​អគ្គី​ឬ​ព្រះ​អគ្និ (ភ្លើង)។ ហុតាចារ្យ អាចារ្យ​អ្នក​ចេះ​ធ្វើ​ហុត​កម្ម, អាចារ្យ​អ្នក​ចេះ​បូជា​ភ្លើង (ទាំងអស់​នេះ​សុទ្ធ​តែ​ជា​លទ្ធិ​ផ្សេង​ពី​លទ្ធិ​ពុទ្ធ​សាសនា) ។ល។ </text:p>
          </table:table-cell>
          <table:table-cell table:style-name="តារាង1.D2" office:value-type="string">
            <text:p text:style-name="P6">ហុតៈ</text:p>
          </table:table-cell>
          <table:table-cell table:style-name="តារាង1.I2" office:value-type="string">
            <text:p text:style-name="P5">ហុត​កម្ម</text:p>
            <text:p text:style-name="P5">ហុត​ករ</text:p>
            <text:p text:style-name="P5">ហុត​កោវិទ</text:p>
            <text:p text:style-name="P5">ហុត​ពិធី </text:p>
            <text:p text:style-name="P5">ហុត​ភុជ </text:p>
            <text:p text:style-name="P5">ហុតពៈ </text:p>
            <text:p text:style-name="P5">ហុតាចារ្យ </text:p>
          </table:table-cell>
        </table:table-row>
        <table:table-row>
          <table:table-cell table:style-name="តារាង1.A2" office:value-type="string">
            <text:p text:style-name="P9">១៥០០០</text:p>
          </table:table-cell>
          <table:table-cell table:style-name="តារាង1.A2" office:value-type="string">
            <text:p text:style-name="P13">ហុត --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5">(មើល​ក្នុង​ពាក្យ ហុត ឬ ហុតៈ) ។</text:p>
          </table:table-cell>
          <table:table-cell table:style-name="តារាង1.D2" office:value-type="string">
            <text:p text:style-name="P6">ហុតា--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9">១៥០០១</text:p>
          </table:table-cell>
          <table:table-cell table:style-name="តារាង1.A2" office:value-type="string">
            <text:p text:style-name="P13">ហ៊ុន</text:p>
          </table:table-cell>
          <table:table-cell table:style-name="តារាង1.A2" office:value-type="string">
            <text:p text:style-name="P6">១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ចិ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5">ប្រាក់​ដើម​ទុន​ដែល​ព្រម​ព្រៀង​ចូល​រួប​រួម​ជា​មួយ​គ្នា​ធ្វើ​ជំនួញ : ចូល​ហ៊ុន​គ្នា​ទិញ​ពោត ។ គុ. ដែល​ចូល​ជា​ហ៊ុន​ហើយ : ប្រាក់​ហ៊ុន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6">២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ចិ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5">សង់ទីម៉ែត្រ (១០ លី) : ទទឹង ១០ ហ៊ុន បណ្តោយ ៣៥ ហ៊ុន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9">១៥០០២</text:p>
          </table:table-cell>
          <table:table-cell table:style-name="តារាង1.A2" office:value-type="string">
            <text:p text:style-name="P13">ហ៊ុនហយ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5">ហ៊ុន​រាយរង : មាន​ហ៊ុនហយ​ជាមួយ​គ្នា ។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9">១៥០០៣</text:p>
          </table:table-cell>
          <table:table-cell table:style-name="តារាង1.A2" office:value-type="string">
            <text:p text:style-name="P13">ហ៊ុម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ស.</text:p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5">(<text:span text:style-name="T2">ហុœម</text:span><text:span text:style-name="T1"> </text:span>អ. ថ. ហ៊ុម់ “រុំ, ដាស, ពាស ព័ទ្ធ​ជុំ​វិញ”) បាំង​ព័ទ្ធ​ជុំ​វិញ; ឈរ​ឬ​អង្គុយ​ព័ទ្ធ​ជុំ​ជិត : ហ៊ុម​សំពត់​ជិត​មើល​ពុំ​ឃើញ; ឈរ​ហ៊ុម​ជិត ។ 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9">១៥០០៤</text:p>
          </table:table-cell>
          <table:table-cell table:style-name="តារាង1.A2" office:value-type="string">
            <text:p text:style-name="P13">ហ៊ុមព្រែ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ស.</text:p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5">(<text:span text:style-name="T2">ហុœម​េព្រេ</text:span><text:span text:style-name="T1"> </text:span>អ. ថ. ហ៊ុមផ្រែ) នាទី​ឬ​តំណែង​យស​ស័ក្តិ​របស់​មហាតលិក​រង​ពី​ទី​ចា​ចុះ​មក (តូច​ជាង​ទី​ចា) : មហាតលិក​ទី​ហ៊ុមព្រែ, ពួក​ហ៊ុមព្រែ (ប្រើ​តែ​ក្នុង​សម័យ​បុរាណ​ខ្លះ) ។ 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9">១៥០០៥</text:p>
          </table:table-cell>
          <table:table-cell table:style-name="តារាង1.A2" office:value-type="string">
            <text:p text:style-name="P13">ហ៊ុម​រោង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ន.</text:p>
          </table:table-cell>
          <table:table-cell table:style-name="តារាង1.D2" office:value-type="string">
            <text:p text:style-name="P5">មើល​ក្នុង​ពាក្យ ហោម​រោង ។</text:p>
          </table:table-cell>
          <table:table-cell table:style-name="តារាង1.D2" office:value-type="string">
            <text:p text:style-name="P6">ឃុំ​រោង</text:p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9">១៥០០៦</text:p>
          </table:table-cell>
          <table:table-cell table:style-name="តារាង1.A2" office:value-type="string">
            <text:p text:style-name="P13">ហ៊ុមហ</text:p>
          </table:table-cell>
          <table:table-cell table:style-name="តារាង1.A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ស.</text:p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5">(<text:span text:style-name="T2">ហុœម</text:span><text:span text:style-name="T1"> </text:span>អ. ថ. ហ៊ុម់ “រុំ, ដាស, ពាស ព័ទ្ធ​ជុំ​វិញ”; ហ្ច់ អ. ថ. ហ <text:s/>“ខ្ចប់”) បាំង​ព័ទ្ធ​ជុំ​វិញ​ជិត​ដូច​គេ​ខ្ចប់ : ហ៊ុមហ​ជិត​មើល​មិន​ឃើញ ។ ន. ទី​ដែល​បាំង​ព័ទ្ធ​ជិត​ដូច​គេ​ខ្ចប់ : ត្រូវ​បាំង​ឲ្យ​មាន​ហ៊ុមហ, ទី​មាន​ហ៊ុមហ ។ 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9">១៥០០៧</text:p>
          </table:table-cell>
          <table:table-cell table:style-name="តារាង1.A2" office:value-type="string">
            <text:p text:style-name="P13">ហុយ</text:p>
          </table:table-cell>
          <table:table-cell table:style-name="តារាង1.A2" office:value-type="string">
            <text:p text:style-name="P6">១</text:p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/>
          </table:table-cell>
          <table:table-cell table:style-name="តារាង1.D2" office:value-type="string">
            <text:p text:style-name="P6">កិ.</text:p>
          </table:table-cell>
          <table:table-cell table:style-name="តារាង1.D2" office:value-type="string">
            <text:p text:style-name="P5">ផ្សាយ​អណ្តែត​ឡើង, ផ្សាយ​អណ្តែត​ដង្គោល​ឡើង : ផ្សែង​ហុយ ឬ ហុយ​ផ្សែង, ហុយ​<text:span text:style-name="T5">ធូលី ។ បាយ​ហុយ​ៗ បាយ​ក្តៅ​ៗ ដែល​នៅ​មាន​ផ្សែង​ហុយ ។ ផ្សាយ​ចេញ : ហុយ​ក្លិន​ស្អុយ​ចេញ​ពី​ក្នុង​ក្តារ​មឈូស ។ ព. ប្រ. ផ្សាយ​ខ្ចរខ្ចាយ, លេច​ឮ​សាយ​សុស : ហុយ​កេរ្តិ៍​អាក្រក់​ទៅ​សព្វ​ស្រុក ។ ប្រយ័ត្ន​កុំ​ឲ្យ​ហុយ​ហ្ន៎ះ ! ប្រយ័ត្ន​កុំ​ឲ្យ​លេច​ឮ​ត​ទៅ​ទៀត​ហ្ន៎ះ ។</text:span>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9"/>
          </table:table-cell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3">២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21">រន្ធ​ផើយ : ជាស​ចេញ​តាម​រន្ធ​ហុយ (ម. ព. រន្ធ ទៀត​ផង) ។ </text:p>
          </table:table-cell>
          <table:table-cell table:style-name="តារាង1.D2" office:value-type="string">
            <text:p text:style-name="P6"/>
          </table:table-cell>
          <table:table-cell table:style-name="តារាង1.I2" office:value-type="string">
            <text:p text:style-name="P5"/>
          </table:table-cell>
        </table:table-row>
        <table:table-row>
          <table:table-cell table:style-name="តារាង1.A2" office:value-type="string">
            <text:p text:style-name="P8">១៥០០៨</text:p>
          </table:table-cell>
          <table:table-cell table:style-name="តារាង1.A2" office:value-type="string">
            <text:p text:style-name="P10">ហុយហាយ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ព. សា.</text:p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1">សាយ​ភាយ​លេច​ឮ​សុស​សព្វ : ដំណឹង​នុ៎ះ​ហុយ​យាយ​សព្វ​ទិស​ទី​អស់​ទៅ​ហើយ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០៩</text:p>
          </table:table-cell>
          <table:table-cell table:style-name="តារាង1.A2" office:value-type="string">
            <text:p text:style-name="P10">ហុរ​ៗ 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ឧ.</text:p>
          </table:table-cell>
          <table:table-cell table:style-name="តារាង1.D2" office:value-type="string">
            <text:p text:style-name="P7">សូរ​ឮ​ដោយ​ត្រសុល​ចូល​ស្រាល​ៗ (យ៉ាង​ដូច​ស្រមោច​ចូល​ត្រចៀក​ជាដើម) : ស្រមោច​បង្រះ​ក្នុង​ត្រចៀក​ហុរ​ៗ ។</text:p>
          </table:table-cell>
          <table:table-cell table:style-name="តារាង1.D2" office:value-type="string">
            <text:p text:style-name="P3">ហុល​ៗ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១០</text:p>
          </table:table-cell>
          <table:table-cell table:style-name="តារាង1.A2" office:value-type="string">
            <text:p text:style-name="P10">ហ៊ុះ​ៗ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ឧ.</text:p>
          </table:table-cell>
          <table:table-cell table:style-name="តារាង1.D2" office:value-type="string">
            <text:p text:style-name="P1">សូរ​សើច​ឬ​និយាយ​គ្នា​តិច​ៗ : សើច​ហ៊ុះ​ៗ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សើច​ហ៊ុះ​ៗ</text:p>
          </table:table-cell>
        </table:table-row>
        <table:table-row>
          <table:table-cell table:style-name="តារាង1.A2" office:value-type="string">
            <text:p text:style-name="P8">១៥០១១</text:p>
          </table:table-cell>
          <table:table-cell table:style-name="តារាង1.A2" office:value-type="string">
            <text:p text:style-name="P10">ហ៊ូ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ឧ.</text:p>
          </table:table-cell>
          <table:table-cell table:style-name="តារាង1.D2" office:value-type="string">
            <text:p text:style-name="P1">សូរ​ខ្យល់​បក់​ខ្លាំង : ខ្យល់​បក់​ហ៊ូ​ៗ ។ ន. វេលា, ខណៈ, ស្របក់ នៃ​ខ្យល់​បក់​ខ្លាំង : ខ្យល់​បក់​តែ​មួយ​ហ៊ូ​ស្ងប់​ឈឹ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១២</text:p>
          </table:table-cell>
          <table:table-cell table:style-name="តារាង1.A2" office:value-type="string">
            <text:p text:style-name="P10">ហូត</text:p>
          </table:table-cell>
          <table:table-cell table:style-name="តារាង1.A2" office:value-type="string">
            <text:p text:style-name="P3">១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22">ទាញ​ដក​យក​ឲ្យ​របូត​ចេញ​ពី​ក្នុង​ទី​ដែល​ធូរ : ហូត​ដាវ​ចេញ​ពី​ស្រោម, ហូត​ឆ្អឹង​ត្រី​ស្ងោរ ។ ហូត​ងារ ដក​ងារ ។ ហូត​ពន្ធ យក​ពន្ធ​ទំនិញ​ដោយ​គិត​តាម​តម្លៃ​ដើម​និង​ចំនួន​របស់ : គយ​ហូត​ពន្ធ​ក្នុង​មួយ​រយ​យក​បី (ដូច​យ៉ាង​ត្រី​ឆ្អើរ​ថ្លៃ​ដើម​១​ចង្កាក់ ១០ រៀល​ក្នុង ១០០ ចង្កាក់​គយ​ហូត​យក​តែ ៣ ចង្កាក់ គឺ​យក​ពន្ធ ៣០ រៀល) ។ គុ. ដែល​ទាញ​ដក​យក​ឲ្យ​របូត​ចេញ​បាន : ថត​ហូត ថត​តុ​ជាដើម​ដែល​ទាញ​ហូត​ចេញ​បាន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2">ហូត​ងារ</text:p>
            <text:p text:style-name="P4">ហូត​ពន្ធ</text:p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3">២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ឈ្មោះ​ល្បែង​ស៊ី​សង​មួយ​ប្រភេទ​លេង​ដោយ​អ្នក​ដែល​ជា​មេ​ចាប់​កាស​ឬ​សេន​ចេញ​ឲ្យ​ទ្រេល,... ការ​ស៊ី​សង​មាន​ទំនង​ស្រដៀង​នឹង​ធួ : ពួក​ក្មេង​លេង​ហូត (សព្វ​ថ្ងៃ​នេះ​គ្មាន​ទេ)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១៣</text:p>
          </table:table-cell>
          <table:table-cell table:style-name="តារាង1.A2" office:value-type="string">
            <text:p text:style-name="P10">ហូត​ថ្នាក់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1">ដែល​នៅ​ថ្មោង​ឥត​ទាន់​សៅហ្មង, បរិសុទ្ធ​ស្អាត, ថ្មី​ចែស; ដែល​នៅ​កំលោះ​ឬ​នៅ​ក្រមុំ​សុទ្ធសាធ : របស់​ថ្មី​ហូត​ថ្នាក់; កំលោះ​ហូត​ថ្នាក់, ក្រមុំ​ហូត​ថ្នាក់ ។ (ព. កា.) : កំលោះ​ហូត​ថ្នាក់ ត្រូវ​យល់​ឲ្យ​ជាក់ នូវ​មាត្រា​ច្បាប់ កូន​គេ​ក្រមុំ កុំ​ហ៊ាន​ពាល់​ចាប់ ពុំ​បាន​ទេ​ស្លាប់ ប្រយោជន៍​លោកីយ៍ ។ ក្រមុំ​ហូត​ថ្នាក់ ត្រូវ​រក្សា​លក្ខណ៍ ប្រយ័ត្ន​អប្រីយ៍ ត្រូវ​ប្រើ​ឫកពា ចរិយា​កូន​ស្រី ទោះ​នឹង​ស្រដី ឲ្យ​ត្រូវ​បែប​បទ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១៤</text:p>
          </table:table-cell>
          <table:table-cell table:style-name="តារាង1.A2" office:value-type="string">
            <text:p text:style-name="P10">ហូនហ៊ក់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7">ចាស់​គ្រាំគ្រា​ខ្លាំង, ចាស់​ណាស់ : ចាស់​ហូនហ៊ក់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8">១៥០១៥</text:p>
          </table:table-cell>
          <table:table-cell table:style-name="តារាង1.A2" office:value-type="string">
            <text:p text:style-name="P10">ហូប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1">បរិភោគ​ភោជនាហារ (ស៊ី) ។ សម្តី​សម្រាប់​ហៅ​ការ​បរិភោគ​នៃ​មនុស្ស​ស្មើ​ភាព​នឹង​ខ្លួន​ឬ​តូច​ជាង​ខ្លួន ដោយ​សេចក្ដី​គួរ​សម, ជា​សម្តី​ខ្ពស់​ជាង​ពាក្យ អាស្រ័យ ទាប​ជាង​ពាក្យ ពិសា : អ្នក​ហូប​បាយ​ហើយ​ឬ​នៅ ?, ឯង​រាល់​គ្នា​ម៉េច​ក៏​មិន​នាំ​គ្នា​ហូប​បាយ​ឲ្យ​ហើយ​ពី​ថ្ងៃ​ពី​ភ្លឺ​ទៅ ?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១៦</text:p>
          </table:table-cell>
          <table:table-cell table:style-name="តារាង1.A2" office:value-type="string">
            <text:p text:style-name="P10">ហ៊ូពាន់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ំ. 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7">(ហ្វ័ព័ន អ. ថ. ហួ៎ផាន់ “នាយ​ពាន់”) មេ​ទ័ព​ឬ​មន្រ្តី​អ្នក​ត្រួត​ពល​រាប់​ពាន់ ។ ពាក្យ​សម្រាប់​ប្រើ​ជា​គ្រឿង​សម្គាល់​ក្នុង​បណ្តា​ស័ក្តិ​មន្រ្តី មាន​អត្ថន័យ​ថា​ជា​អ្នក​មាន​អំណាច​ត្រួត​ពល​បាន​ប៉ុណ្ណោះ​ៗ​ពាន់ (ក្នុង​កាល​ដែល​មាន​សឹក​សង្រ្គាម) : សិក្តិ ៩ ហ៊ូពាន់, ស័ក្តិ ១០ ហ៊ូពាន់ (មាន​អំណាច​ត្រូវ​ត្រួត​ពល​បាន​ចំនួន ៩ ពាន់, ចំនួន ១០ ពាន់​នាក់) : និយាយ​កាត់​ខ្លី​ថា ស័ក្តិ ៩ ពាន់, ស័ក្តិ ១០ ពាន់ ប៉ុន្តែ​កាល​ណា​សរសេរ តែង​ប្រើ ហ៊ូពាន់ ជា​ដរាប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8">១៥០១៧</text:p>
          </table:table-cell>
          <table:table-cell table:style-name="តារាង1.A2" office:value-type="string">
            <text:p text:style-name="P10">ហ៊ូពូ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ឈ្មោះ​បក្សី​មួយ​ប្រភេទ យំ​ឮ​សូរ ហ៊ូពូ​ៗ... (ហៅ​តាម​សូរ​យំ​នេះ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១៨</text:p>
          </table:table-cell>
          <table:table-cell table:style-name="តារាង1.A2" office:value-type="string">
            <text:p text:style-name="P10">ហូរ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1">រឥល​ជ្រុល​ទៅ​ឯង នៃ​ទឹក​ឬ​វត្ថុ​រាវ, នៃ​ខ្សាច់​ជាដើម : ទឹក​ហូរ, ឈាម​ហូរ, ទឹក​ភ្នែក​ហូរ​រហាម ។ បោល​ជ្រំ​ៗ​ជើង (ចំពោះ​តែ​គោ, ក្របី) : គោ​ហូរ ។ កិ. វិ. ឬ គុ. (ព. ប្រ.) រឥល​ឥត​ទើស​ទាក់, មិន​រអាក់​រអួល : និយាយ​ហូរ, មើល​សំបុត្រ​ហូរ; សម្តី​ហូរ ។ ហូរ​ហៀរ (ម. ព. ហៀរ) ។ ហូរ​ហែ កិ. វិ. ដែល​ហែ​ៗ​គ្នា​មិន​ដាច់, ដែល​ចេះ​តែ​មាន​បន្ត​គ្នា​មិន​ដាច់ : មាន​គេ​ទៅ​មក​ហូរ​ហែ ។ ព. ទ. បុ. បែក​ជា​អូរ​ហូរ​ទៅ​ជា​ស្ទឹង (មើល​ក្នុង​ពាក្យ បែក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ូរហៀរ</text:p>
            <text:p text:style-name="P1">ហូរ​ហែ </text:p>
          </table:table-cell>
        </table:table-row>
        <table:table-row>
          <table:table-cell table:style-name="តារាង1.A2" office:value-type="string">
            <text:p text:style-name="P8">១៥០១៩</text:p>
          </table:table-cell>
          <table:table-cell table:style-name="តារាង1.A2" office:value-type="string">
            <text:p text:style-name="P10">ហូល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ឈ្មោះ​សំពត់​សូត្រ​របស់​ខ្មែរ ត្បាញ​ដោយ​សូត្រ​ចង​គាធ​លើក​ជា​គោម​ជា​ក្រឡា​ក្បាច់​រចនា​វិចិត្រ​ផ្សេង​ៗ​តាម​ចំពោះ​និង​សេចក្តី​ពេញ​ចិត្ត​នៃ​អ្នក​ត្បាញ, ជា​ការ​យ៉ាង​ល្អិត​ធ្វើ​ដោយ​ផ្ចិតផ្ចង់​មមឹះមមៀវ​របស់​ស្រ្តី​ខ្មែរ : ហូល​ប្រុស, ហូល​ស្រី ។ ហូល​ជរ ហូល​ដែល​ត្បាញ​លើក​ជា​ក្បាច់​ជរ​ត្រង់​ជាយ ។ ព. កា. ថា : មេ​បា​ស្លៀក​ហូល​ជរ សម្តី​ខ្ទរ​ប្រកាន់​ច្បាប់ ឲ្យ​ត្រូវ​តាម​ទម្លាប់ សណ្តាប់​ធ្នាប់​ទម្រង់​ការ ។ ពី​បូរាណ​ព្រេងព្រឹទ្ធ ត្រូវ​តែ​គិត​តាម​វោហារ ចាស់​ទុំ​ជា​អាចារ្យ ទើប​កិច្ច​ការ​បាន​ចម្រើន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ូល​ជរ </text:p>
          </table:table-cell>
        </table:table-row>
        <table:table-row>
          <table:table-cell table:style-name="តារាង1.A2" office:value-type="string">
            <text:p text:style-name="P8">១៥០២០</text:p>
          </table:table-cell>
          <table:table-cell table:style-name="តារាង1.A2" office:value-type="string">
            <text:p text:style-name="P10">ហួង</text:p>
          </table:table-cell>
          <table:table-cell table:style-name="តារាង1.A2" office:value-type="string">
            <text:p text:style-name="P3">១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. </text:p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1">(ហ្វង អ. ថ. ហួ៎ង “រក្សា, គ្រប់គ្រង​រក្សា, ថែទាំ; មិន​ចង់​ឲ្យ” ឬ ហ្វ់ង អ. ថ. ហួង “កួច​កាន់; តោង​ទាម; មាន​កង្វល់​ទៅ​រក”) ទាម​យក, តោង​ទាម; ខារ​ខ្លាំង : ហួង​យក​ទ្រព្យ​សម្បាច់; ហួង​ប្រយោជន៍​ឲ្យ​បាន​តែ​ខ្លួន​ម្នាក់​ឯ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3">២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1">ដែល​មាន​ក្លិន​ល្អ​ឬ​អាក្រក់​ធុំ​ច្បាស់​ប្រាកដ, ដែល​ធុំ​ក្លិន​ភាយ : ធុំ​ក្លិន​ក្រអូប​ហួង, ធុំ​ក្លិន​ស្អុយ​ហួ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3">៣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(<text:span text:style-name="T2">ព្ចេ៍ឺង</text:span><text:span text:style-name="T1"> </text:span>អ. ថ. ហ្វឿង់ “ប្រាក់​តម្លៃ ៨ អ័ដ្ឋ​សម័យ​ពី​ដើម = ១២ សតាង្គ​កន្លះ​សម័យ​បច្ចុប្បន្ន”) ឈ្មោះ​រូប​ប្រាក់​សម័យ​បុរាណ សម្រាប់​ចាយ​ក្នុង​កម្ពុជ​រដ្ឋ តម្លៃ ១០ សេន​សម័យ​សព្វ​ថ្ងៃ : ពីរ​ហួង​ជា​មួយ​ស្លឹង បួន​ស្លឹង ជា​មួយ​បាទ (= ៨០ សេន); ប៉ុន្តែ​ក្នុង​រជ្ជ​កាល​ខ្លះ​គិត​តម្លៃ​មួយ​ហួង​ត្រឹម​តែ ៧ សែន​កន្លះ, ពីរ​ហួង​ជា​មួយ​ស្លឹង = (១៥​សេន), បួន​ស្លឹង​ជា​មួយ​បាទ = (៦០​សេន) ។ ចាស់​ទុំ​ពី​ដើម​ច្រើន​ប្រដៅ​កូន​ចៅ​ថា : បាន​ប្រាក់​មួយ​ហួង​មួយ​ស្លឹង​ត្រូវ​សន្សំ ទុក កុំ​ចាយ​វាយ​កញ្ជះកញ្ជាយ​ពេក !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២១</text:p>
          </table:table-cell>
          <table:table-cell table:style-name="តារាង1.A2" office:value-type="string">
            <text:p text:style-name="P10">ហួងហែ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. </text:p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1">(ហ្វង អ. ថ. ហួ៎ង “រក្សា, គ្រប់គ្រង, ថែទាំ; មិន​ចង់​ឲ្យ”, <text:span text:style-name="T2">េហេន</text:span> អ. ថ. ហែ៎ន “កាន់កាប់, បីបាច់, ចាំ​រក្សា” &gt; ហ្វង <text:span text:style-name="T1"><text:s/></text:span><text:span text:style-name="T2">េហេន</text:span> អ. ថ. ហួ៎ង ហែ៎ន) កាន់​កាប់​រក្សា​ឲ្យ​នៅ​ក្នុង​អំណាច​ខ្លួន, ខារខាំង​មិន​ឲ្យ​បាន​ទៅ​អ្នក​ដទៃ : ហួងហែង​ទ្រព្យ, ហួងហែង​រក្សា​ស្រែ​ចម្ការ ។ ហួងហែង​ឲ្យ​ស្រេច​លើ​ខ្លួន : ម្ហូប​ចំណី​ទាំង​នេះ​ជា​សាធារណៈ មិន​ត្រូវ​អ្នក​ណា​ហួងហែង​ទេ ! (និយាយ​ថា ហួងហែន ក៏​មាន តែ​មិន​សូវ​ប្រើ)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២២</text:p>
          </table:table-cell>
          <table:table-cell table:style-name="តារាង1.A2" office:value-type="string">
            <text:p text:style-name="P10">ហួងហែន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មើល​ក្នុង​ពាក្យ ហួងហែង)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២៣</text:p>
          </table:table-cell>
          <table:table-cell table:style-name="តារាង1.A2" office:value-type="string">
            <text:p text:style-name="P10">ហួច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7">បង្ហើប​ក្របួច​បបូរ​មាត់​បញ្ចេញ​សូរ​សព្ទ​តូច​គ្រលួច (ច្រើន​ប្រើ​ជា​បទ​ភ្លេង) : ហួច​បទ​អុំ​ទូក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២៤</text:p>
          </table:table-cell>
          <table:table-cell table:style-name="តារាង1.A2" office:value-type="string">
            <text:p text:style-name="P10">ហួញ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1">គ្រែត; ស្ញូញ (ចំពោះ​តែ​ជូរ) : អម្ពិល​ជូរ​ហួញ; មុខ​ជូរ​ហួញ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២៥</text:p>
          </table:table-cell>
          <table:table-cell table:style-name="តារាង1.A2" office:value-type="string">
            <text:p text:style-name="P10">ហួត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1">ជ្រាប​បាត់​អស់, ជ្រាប​រីង​អស់ : ទឹក​ហួត​អស់ ។ គុ. ដែល​ឆាប់​ជ្រាប​ឬ​ឆាប់​រីង : ដី​នេះ​ច្រើន​ខ្សាច់​ឆាប់​ហួត​ទឹក​ណាស់ ។ ហួត​ហែង ហួត​ស្ងួត; រីង​ស្ងួត (ម. ព. ហែង ផ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ួត​ហែង</text:p>
          </table:table-cell>
        </table:table-row>
        <table:table-row>
          <table:table-cell table:style-name="តារាង1.A2" office:value-type="string">
            <text:p text:style-name="P8">១៥០២៦</text:p>
          </table:table-cell>
          <table:table-cell table:style-name="តារាង1.A2" office:value-type="string">
            <text:p text:style-name="P10">ហួម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ឧ.</text:p>
          </table:table-cell>
          <table:table-cell table:style-name="តារាង1.D2" office:value-type="string">
            <text:p text:style-name="P1">សូរ​ស្ងាប​ខ្លាំង : ស្ងាប​ហួម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២៧</text:p>
          </table:table-cell>
          <table:table-cell table:style-name="តារាង1.A2" office:value-type="string">
            <text:p text:style-name="P10">ហួម៉ៃ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(<text:span text:style-name="T2">ហ្វ័មៃœ</text:span><text:span text:style-name="T1"> </text:span>អ. ថ. ហួ៎ម៉ាយ់ &lt; ហ្វ័ “ក្បាល” + <text:span text:style-name="T2">មៃœ</text:span><text:span text:style-name="T1"> </text:span>“ឈើ” = ក្បាល​ស៊ូ​ធន់​ការ​វាយ​កាប់​ដូច​ជា​ឈើ) អ្នក​លេង​កាប់​បាក់​ដៃ​ជា​ឬ​យ៉ាង​ប៉ិន, យ៉ាង​ពូកែ : ពួក​ហួម៉ៃ, អ្នក​លេង​ហួម៉ៃ ។ ​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២៨</text:p>
          </table:table-cell>
          <table:table-cell table:style-name="តារាង1.A2" office:value-type="string">
            <text:p text:style-name="P10">ហួយ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ចិ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(ហូយហួយ) ឈ្មោះ​ល្បែង​ស៊ី​សង​មួយ​ប្រភេទ មាន​ដើម​កំណើត​អំពី​ពួក​ចិន​លេង​ដោយ​ចេញ​រូប​មាន ៣៦ រូប​ណា​មួយ ឬ​ចេញ​តួ​អក្សរ, តួ​លេខ ៣៦ តួ តួ​ណា​មួយ, ចេញ​ក្នុង​មួយ​ថ្ងៃ​ពីរ​ពេល ព្រឹក​ម្តង​ល្ងាច​ម្តង ឲ្យ​ពួក​អ្នក​ចូល​ចិត្ត​លេង​ចាក់​ផ្សង​តាម​សំណាង, ជា​ល្បែង​នាំ​ឲ្យ​មនុស្ស​ទាំងឡាយ​ញៀន​ជាប់​ចិត្ត​មិន​ងាយ​លែង​លេង, នាំ​ឲ្យ​ខាត​វេលា​ធ្វើ​ការ​របរ​និង​ការ​សិក្សា ហិន​ហោច​ទ្រព្យ​សម្បត្តិ​មិន​ភ្ញាក់​ខ្លួន (មាន​តែ​ក្នុង​សម័យ​ពី​ដើម) : អ្នក​លេង​ហួយ​ច្រើន​តែ​ផ្សង​យល់​សប្ន ឬ ស្វែង​រក​គ្រូ​ចេះ​យឹត​ចេះ​ខាប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២៩</text:p>
          </table:table-cell>
          <table:table-cell table:style-name="តារាង1.A2" office:value-type="string">
            <text:p text:style-name="P10">ហួរ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1">ស្រូប​រាវ​ដោយ​ចំពុះ (ចំពោះ​តែ​សត្វ​ពួក​ទា​ពួក​ក្ងាន) : ទា​ហួរ, ប្រវឹក​ហួរ ។ ហួរ​ហែក ឬ ហែក​ហួរ ហែក​ច្រៀក​ខ្ទេចខ្ទី ឬ​ហែក​ឈ្លី​ញីញក់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ួរ​ហែក</text:p>
            <text:p text:style-name="P1">ហែក​ហួរ </text:p>
          </table:table-cell>
        </table:table-row>
        <table:table-row>
          <table:table-cell table:style-name="តារាង1.A2" office:value-type="string">
            <text:p text:style-name="P8">១៥០៣០</text:p>
          </table:table-cell>
          <table:table-cell table:style-name="តារាង1.A2" office:value-type="string">
            <text:p text:style-name="P10">ហួល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1">ឈឺ​អួល​ស្រយង់​ខ្លាំង​ដោយ​មាន​ប៉ៈ​ទង្គុកទង្គិច​ត្រូវ​សរសៃ​អណ្ឌៈ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៣១</text:p>
          </table:table-cell>
          <table:table-cell table:style-name="តារាង1.A2" office:value-type="string">
            <text:p text:style-name="P10">ហួស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1">កន្លង​ឬ​រំលង​ហើយ : ហួស​ពេល ។ ផុត​រលត់ (ស្លាប់) : ហួស​ហើយ (ព. សា.) ។ គុ. , កិ. វិ. ឬ និ. ដែល​កន្លង, រំលង; លើស, លើស​លុប, លើស​លែង, ក្រៃលៃង; លុប​លើ; ជ្រុល; ជាង;... ។ ហួស​កម្លាំង លើស​ពី​កម្លាំង, លុប​លើស​កម្លាំង ។ ហួស​ការ ជ្រុល​ការ, អស់​អំណាច​ការ; ខូច​ការ ។ ហួស​កំណត់ លើស​ពី​កំណត់ ។ ហួស​កំណោស លើស​ប្រមាណ, លើស​កំណត់ ។ ហួស​ខ្នាត លើស​ពី​ខ្នាត ។ ហួស​គំនិត អស់​គិត​ទៅ​ទៀត​កើត ។ ហួស​ចិត្ត ហួស​គំនិត, ហួស​គិត ។ ហួស​ប្រមាណ លើស​ពី​ប្រមាណ ។ ហួស​ពេក ជ្រុល​ពេក ។ ហួស​មាឌ ឬ --មាត្រ លុប​មាឌ ។ ហួស​វិស័យ ផុត​វិស័យ, ក្រៅ​វិស័យ ។ ហួស​ហេតុ ក្រៃលែង​ជាង​ហេតុ ។ ហួស​ពី​នោះ​ទៅ រំលង​ពី​នោះ​ទៅ ។ ចេះ​ហួស ចេះ​ជ្រុល ។ <text:s/>ចេះ​ហួស​គេ ចេះ​ជាង​គេ ឬ​ចេះ​លើស​គេ ។ល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ួស​កម្លាំង </text:p>
            <text:p text:style-name="P1">ហួស​ការ</text:p>
            <text:p text:style-name="P1">ហួស​ពេល</text:p>
            <text:p text:style-name="P1">ហួស​កំណត់</text:p>
            <text:p text:style-name="P1">ហួស​កំណោស </text:p>
            <text:p text:style-name="P1">ហួស​គំនិត</text:p>
            <text:p text:style-name="P1">ហួស​ចិត្ត</text:p>
            <text:p text:style-name="P1">ហួស​ខ្នាត</text:p>
            <text:p text:style-name="P1">ហួស​ប្រមាណ</text:p>
            <text:p text:style-name="P1">ហួស​ពេក</text:p>
            <text:p text:style-name="P1">ហួស​មាឌ</text:p>
            <text:p text:style-name="P1">ហួស​វិស័យ </text:p>
            <text:p text:style-name="P1">ហួស​ហេតុ</text:p>
            <text:p text:style-name="P1">ហួស​ពី​នោះ​ទៅ </text:p>
            <text:p text:style-name="P1">ចេះ​ហួស</text:p>
            <text:p text:style-name="P1">ចេះ​ហួស​គេ </text:p>
            <text:p text:style-name="P1"/>
          </table:table-cell>
        </table:table-row>
        <table:table-row>
          <table:table-cell table:style-name="តារាង1.A2" office:value-type="string">
            <text:p text:style-name="P8">១៥០៣២</text:p>
          </table:table-cell>
          <table:table-cell table:style-name="តារាង1.A2" office:value-type="string">
            <text:p text:style-name="P10">ហើប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21">របើក​ងើប​ឃ្លាត​ពី​ទី​ប្រក្រតី : ក្តារ​ជញ្ជាំង​ហើប ។ អណ្តែត​ងើប​ខ្ពស់​ឡើង : លុះ​កើប​យក​ស្រូវ​ខ្លះ​ចេញ​ទៅ មាឌ​ទូក​ហើប​ពី​ក្នុង​ទឹក​បាន មួយ​ចំអាម ។ លើក​ឬ​ក្រោក​ឲ្យ​ឃ្លាត​ឡើង​បន្តិច (បង្ហើប) : ទាញ​ឡើង​ឲ្យ​ហើប, លើក​មិន​ហើប; ក្រោក​មិន​ហើប​ពី​កន្ទេល ។ បញ្ចេញ​វាចា​ឬ​ចេញ​ស្តី : ទុក​ជា​ស្តី​ឲ្យ​យ៉ាង​ណា​ក៏​មិន​ហ៊ាន​ហើប ។ ហើប​មាត់ បើក​មាត់​ឬ​ហា​មាត់​ស្តី ។ ហើប​មាត់​មិន​រួច ស្ងៀម​ឈឹង; ស្តី​ថា​មិន​កើត, មិន​ហ៊ាន​ស្តី​ថា ។ ហើប​ហា ហា​មាត់​ឬ​បើក​មាត់​ស្តី ។ល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1">ហើប​ហា</text:p>
          </table:table-cell>
        </table:table-row>
        <table:table-row>
          <table:table-cell table:style-name="តារាង1.A2" office:value-type="string">
            <text:p text:style-name="P8">១៥០៣៣</text:p>
          </table:table-cell>
          <table:table-cell table:style-name="តារាង1.A2" office:value-type="string">
            <text:p text:style-name="P10">ហើម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 ឬ គុ.</text:p>
          </table:table-cell>
          <table:table-cell table:style-name="តារាង1.D2" office:value-type="string">
            <text:p text:style-name="P1">ទុល​ប៉ោង​សាច់​ឡើង​កំពុង​ធំ​ខ្ពស់​ជាង​ប្រក្រតី​ដើម : ហើម​ជើង, ហើម​ពោះ; ខ្មោច​ហើម​ស្ពីង, ជើង​ស្តាំ​ហើម​ខ្លាំង​មិន​ស្រក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៣៤</text:p>
          </table:table-cell>
          <table:table-cell table:style-name="តារាង1.A2" office:value-type="string">
            <text:p text:style-name="P10">ហើម​ស្រក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ឈ្មោះ​ជំងឺ​មួយ​ប្រភេទ ហើម​ៗ​ស្រក​ៗ​សា​ចុះ​សា​ឡើង​រឿយ​ៗ : ជំងឺ​ហើម​ស្រក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៣៥</text:p>
          </table:table-cell>
          <table:table-cell table:style-name="តារាង1.A2" office:value-type="string">
            <text:p text:style-name="P10">ហើយ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គុ. ឬ កិ. វិ.</text:p>
          </table:table-cell>
          <table:table-cell table:style-name="តារាង1.D2" office:value-type="string">
            <text:p text:style-name="P1">ដែល​ស្រេច, រួច, រួច​ស្រេច; រួចរាល់; ស្រេចបាច់; ដែល​កន្លង​ទៅ​ជា​ស្រេច : ធ្វើ​ការ​មិន​ទាន់​ហើយ, ធ្វើ​នេះ​ហើយ​ធ្វើ​នុះ​ទៀត ។ ហើយ​ក៏ និ. រួច​ក៏ ។ ហើយ​គ្នា <text:s/>និ. ស្រេច​គ្នា, លែង​ទាក់ទិន​គ្នា​ទៅ​ទៀត : ហើយ​គ្នា​តែ​ប៉ុណ្ណេះ ឬ តែ​ប៉ុណ្ណេះ​ក៏​ហើយ​គ្នា ។ ពាក្យ​លាន់​មាត់​ដោយ​នឹក​ស្តាយ, ដោយ​តូច​ចិត្ត ឬ​ដោយ​អស់​សង្ឃឹម : ហើយ​គ្នា ! អស់​កើត​ជា​អី​ហើយ !; ច្រើន​ថា ហើយ​គ្នា​តែ​ម្តង ! ។ ហើយ​ដោយ ឬ ដ៏​ហើយ​ដោយ គុ. ដែល​ធ្វើ​ដោយ : ហើយ​ដោយ​មាស ឬ ដ៏​ហើយ​ដោយ​មាស ដែល​ធ្វើ​ដោយ​មាស, ដែល​យក​មាស​ធ្វើ (ត្រូវ​នឹង បា. មយ ដែល​យើង​ប្រើ​ជា --ម័យ, ដូច​ជា លោហ​ម័យ, សុវណ្ណ​ម័យ ជាដើម) ។ ហើយ​ពី និ. រួច​ពី, អស់​ពី : ហើយ​ពី​នុ៎ះ​នោះ រួច​ពី​នុ៎ះ​នោះ ។ ហើយ​ហោង (--អ្ហង) ស្រេច​ហោង (ម. ព. ហោង និ. ផង) ។ល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ើយ​ក៏ </text:p>
            <text:p text:style-name="P1">ហើយ​គ្នា</text:p>
            <text:p text:style-name="P1">ហើយ​ដោយ</text:p>
            <text:p text:style-name="P1">ហើយ​ពី</text:p>
            <text:p text:style-name="P1">ហើយ​ហោង</text:p>
          </table:table-cell>
        </table:table-row>
        <table:table-row>
          <table:table-cell table:style-name="តារាង1.A2" office:value-type="string">
            <text:p text:style-name="P8">១៥០៣៦</text:p>
          </table:table-cell>
          <table:table-cell table:style-name="តារាង1.A2" office:value-type="string">
            <text:p text:style-name="P11">ហ៊‌ើយ !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ឧ.</text:p>
          </table:table-cell>
          <table:table-cell table:style-name="តារាង1.D2" office:value-type="string">
            <text:p text:style-name="P1">សូរ​សម្តី​ដេញ​គោ​ក្របី​ឲ្យ​ដើរ ។</text:p>
          </table:table-cell>
          <table:table-cell table:style-name="តារាង1.D2" office:value-type="string">
            <text:p text:style-name="P3">ហ៊ើយ !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៣៧</text:p>
          </table:table-cell>
          <table:table-cell table:style-name="តារាង1.A2" office:value-type="string">
            <text:p text:style-name="P10">ហើរ</text:p>
          </table:table-cell>
          <table:table-cell table:style-name="តារាង1.A2" office:value-type="string">
            <text:p text:style-name="P3">១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1">ទៅ​ឯ​អាកាស​ដោយ​កម្លាំង​ស្លាប​ជក់​ខ្យល់ : សត្វ​ហើរ​ព្រាត ។ រសាត់​ឡើង​ដោយ​កម្លាំង​ខ្យល់ : ស្លឹក​ឈើ​ហើរ ។ ឡើង​ទៅ​ឯ​អាកាស​ដោយ​ជក់​ខ្យល់ : ខ្លែង​ហើរ ។ ខ្ចរខ្ចាយ​ទៅ : សម្តី​ហើរ​តាម​ខ្យល់ សម្តី​ខ្ចរខ្ចាយ​វែង​ឆ្ងាយ​ទៅ ។ គុ. ដែល​លូត​វែង​ខ្ពស់​ឡើង (ចំពោះ​តែ​ទំពាំង) : ទំពាំង​ហើរ ។ ហោះ​ហើរ (ម. ព. ហោះ)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ោះ​ហើរ</text:p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3">២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ព. ប្រ.</text:p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1">ដែល​ថយ​ខ្សោយ​ព័ណ៌, សៅ​សម្បុរ​ព្រោះ​ត្រូវ​កម្តៅ​ថ្ងៃ​ជាដើម : សំពត់​ហើរ​ព័ណ៌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3">៣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1">ពាក្យ​សាមញ្ញ​និយាយ​ក្លាយ​មក​ពី ហឹរ (ម. ព. នេះ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៣៨</text:p>
          </table:table-cell>
          <table:table-cell table:style-name="តារាង1.A2" office:value-type="string">
            <text:p text:style-name="P10">ហៀ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1">ស្តើង​ណាស់ : ស្តើង​ហៀ, សម្តើង​ហៀ គឺ​ស្តើង​សើក​ប៉ប្រើក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៣៩</text:p>
          </table:table-cell>
          <table:table-cell table:style-name="តារាង1.A2" office:value-type="string">
            <text:p text:style-name="P10">ហៀន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ឈ្មោះ​ខ្យង​គោក​មួយ​ប្រភេទ រាង​ត្រមៀច​សម្បុរ-ស, កាល​ណា​បញ្ចេញ​ខ្លួន​ពី​ក្នុង​សំបក​មាន​សាច់​ពីរ​ដុំ​វែង​ៗ​សណ្ឋាន​ជា​ស្នែង, នៅ​អាស្រ័យ​នឹង​ដើម​ឈើ​ក្នុង​ព្រៃ​ត្រជាក់ : ខ្យង​ហៀង ។ គូទ​ខ្យង​ទាំងពួង​ដែល​មាន​សណ្ឋាន​វិល​វៀន​ខាង​ក្នុង​តូច​ខាង​ក្រៅ​ធំ : ហៀន​គូទ​ខ្យង ។ ឈ្មោះ​ក្បាច់​មាន​សណ្ឋាន​កួច​ចូល​ជ្រៅ​ស្តើង​ម្ខាង​វិល​វៀន​ស្រដៀង​នឹង​គូទ​ខ្យង : ក្បាច់​ហៀន ឬ ក្បាច់​មាន​ហៀន ។ ដំបារ​ប្រាក់​ឬ​ស្ពាន់​មាន​សណ្ឋាន​មូល​មាន​ក្បាច់​ចម្លាក់ ប្រើ​ការ​ដាក់​ភ្ជាប់​នឹង​ឃ្លុំ​សេះ : ហៀន​ឃ្លុំ​សេះ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ខ្យង​ហៀង </text:p>
          </table:table-cell>
        </table:table-row>
        <table:table-row>
          <table:table-cell table:style-name="តារាង1.A2" office:value-type="string">
            <text:p text:style-name="P8">១៥០៤០</text:p>
          </table:table-cell>
          <table:table-cell table:style-name="តារាង1.A2" office:value-type="string">
            <text:p text:style-name="P10">ហៀប​នឹ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ិ.</text:p>
          </table:table-cell>
          <table:table-cell table:style-name="តារាង1.D2" office:value-type="string">
            <text:p text:style-name="P1">ទៀប​នឹង, ជិត​នឹង, រក​កល់​នឹង, អង្រៀត​នឹង : ហៀប​នឹង​ដល់, ហៀប​នឹង​បាន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ៀប​នឹង​ដល់ ហៀប​នឹង​បាន</text:p>
          </table:table-cell>
        </table:table-row>
        <table:table-row>
          <table:table-cell table:style-name="តារាង1.A2" office:value-type="string">
            <text:p text:style-name="P8">១៥០៤១</text:p>
          </table:table-cell>
          <table:table-cell table:style-name="តារាង1.A2" office:value-type="string">
            <text:p text:style-name="P10">ហៀរ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1">កំពប់​ហូរ​ចេញ​ព្រោះ​ពេញ​ខ្លាំង​ហួស​ប្រមាណ, ព្រោះ​ខ្ពុរ​ឡើង​ឬ​ព្រោះ​ធ្លាក់​រឥល​ជ្រុល​ចុះ​មក : ទឹក​ត្នោត​ហៀរ​ពី​មាត់​បំពង់, ទឹក​បបរ​ពុះ​ហៀរ​ពី​មាត់​ឆ្នាំង, សំបោរ​ហៀរ ។ ប្រើ​ជា គុ. ក៏​បាន : ទឹក​ហៀរ​ភ្លឺ ទឹក​ច្រើន​ពេក​ហៀរ​លើ​ភ្លឺ ។ ដែល​ច្រើន​ពេក​ចង្អៀត​អង្គុយ​ឬ​ឈរ​មិន​អស់​គ្នា : មនុស្ស​ច្រើន​ហៀរ​សាលា ។ ហៀរ​ហូរ ឬ​ហូរ​ហៀរ (ព. ប្រ.) សម្បូណ៌​គរគោក (ច្រើន​ប្រើ ហូរ​ហៀរ ជាង) : ម្ហូប​ចំណី​សម្បូណ៌​ហូរ​ហៀរ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ៀរ​ហូរ</text:p>
            <text:p text:style-name="P1">ហូរ​ហៀរ </text:p>
          </table:table-cell>
        </table:table-row>
        <table:table-row>
          <table:table-cell table:style-name="តារាង1.A2" office:value-type="string">
            <text:p text:style-name="P8">១៥០៤២</text:p>
          </table:table-cell>
          <table:table-cell table:style-name="តារាង1.A2" office:value-type="string">
            <text:p text:style-name="P10">ហៀវ</text:p>
          </table:table-cell>
          <table:table-cell table:style-name="តារាង1.A2" office:value-type="string">
            <text:p text:style-name="P3">១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ចង្កូម​សេះ​ឈ្មោល : សេះ​ដុះ​ហៀរ (ដុះ​ក្នុង​កាល​ដែល​ពេញ​ទំហំ) ។ ព. ទ. បុ. សេះ​ញី​ដុះ​ហៀវ​មាន់​ញី​រងាវ ស្រី​ច្រៀង​ខាត​ល័ក្ខណ៍ (សេចក្តី​ងាយ​មិន​បាច់​អធិប្បាយ; ប៉ុន្តែ​ក្នុង​សម័យ​នេះ សកល​លោក​រាប់​អាន​ស្រី​ចេះ​ច្រៀង​ពីរោះ​ថា “មាន​តម្លៃ” មិន​បង្អាប់​ថា <text:s/>“ខាត​ល័ក្ខណ៍” ដូច ព. ទ. បុ. នេះ​ទេ)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3">២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.</text:p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1">(ប្រើ​ជា <text:span text:style-name="T2">ហើ់្យវ</text:span> អ. ថ. <text:span text:style-name="T2">ហើ់្យវ</text:span>) ហួត, ហួត​ហែង : ប្រេង​ហៀវ ។ ហៀវ​ហែង ហៀវ​ហួត, រឹង​ស្ងួត (ម. ព. ហែង ផង)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ៀវ​ហែង</text:p>
          </table:table-cell>
        </table:table-row>
        <table:table-row>
          <table:table-cell table:style-name="តារាង1.A2" office:value-type="string">
            <text:p text:style-name="P8">១៥០៤៣</text:p>
          </table:table-cell>
          <table:table-cell table:style-name="តារាង1.A2" office:value-type="string">
            <text:p text:style-name="P10">ហៀវ​ហោះ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1">ហោះ​លឿន​ប្លៀវ, ហោះ​ផ្លេកផ្លោះ​ច្រៀវច្រៃ : យក្ស​ហៀវ​ហោះ (ច្រើន​ប្រើ​ក្នុង​កាព្យ) : យន្ត​មេឃ​ហៀវ​ហោះ រម្លង​ចន្លោះ ដង​ភ្នំ​នានា ត្រដែតត្រដឹម សន្លឹម​នេត្រា ឰដ៏​វេហាស៍ ដូច​ក្រៀល​បក្សី ។អ្នក​ជិះ​ក្នុង​យន្ត ក្រឡេក​គយគន់ មើល​មក​ផែន​ដី ឃើញ​ឆ្ងាយ​លន្លឹម គួរ​ព្រឹម​ហឫទ័យ បែរ​ជា​ឥត​ភ័យ ព្រោះ​អាង​គ្រឿង​ចក្រ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៤៤</text:p>
          </table:table-cell>
          <table:table-cell table:style-name="តារាង1.A2" office:value-type="string">
            <text:p text:style-name="P10">ហេ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 វិ.</text:p>
          </table:table-cell>
          <table:table-cell table:style-name="តារាង1.D2" office:value-type="string">
            <text:p text:style-name="P1">ដែល​ស្ទុះ​ឬ​រត់​សំដៅ​ត្រង់​មិន​ទទីមទទាម : ស្ទុះ​ហេ​ចូល​ទៅ, រត់​ហេ​ចុះ​ហេ​ឡើង ។ ឧ. សូរ​សម្រែក​សេះ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៤៥</text:p>
          </table:table-cell>
          <table:table-cell table:style-name="តារាង1.A2" office:value-type="string">
            <text:p text:style-name="P10">ហេ !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អាល.</text:p>
          </table:table-cell>
          <table:table-cell table:style-name="តារាង1.D2" office:value-type="string">
            <text:p text:style-name="P1">ពាក្យ​ស្រែក​ហៅ​មិន​ចេញ​ឈ្មោះ​ដោយ​ការ​ឥត​គោរព, ដោយ​មើល​ងាយ : ហេរ​កុំ​ចូល​មក ! ។ ឧ. សូរ​ស្រែក​ហ៊ោ​ច្រើន​គ្នា ដោយ​សេចក្ដី​រីករាយ​សប្បាយ ឬ​ដោយ​អំណរ​ព្រោះ​មាន​ជ័យ​ជម្នះ​ជាដើម​ ។ </text:p>
          </table:table-cell>
          <table:table-cell table:style-name="តារាង1.D2" office:value-type="string">
            <text:p text:style-name="P3">ហ៊េ !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៤៦</text:p>
          </table:table-cell>
          <table:table-cell table:style-name="តារាង1.A2" office:value-type="string">
            <text:p text:style-name="P10">ហេៈ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ឧ.</text:p>
          </table:table-cell>
          <table:table-cell table:style-name="តារាង1.D2" office:value-type="string">
            <text:p text:style-name="P1">សូរ​លាន់​មាត់​ដោយ​ភ្ញាក់, ដោយ​ស្លន់​ជាដើម : លាន់​មាត់​ហេៈ ។ </text:p>
          </table:table-cell>
          <table:table-cell table:style-name="តារាង1.D2" office:value-type="string">
            <text:p text:style-name="P3">ហែៈ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៤៧</text:p>
          </table:table-cell>
          <table:table-cell table:style-name="តារាង1.A2" office:value-type="string">
            <text:p text:style-name="P10">ហេង</text:p>
          </table:table-cell>
          <table:table-cell table:style-name="តារាង1.A2" office:value-type="string">
            <text:p text:style-name="P3">១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1">ក្តៅ​រហេងរហាង, ក្តៅ​ខ្លាំង (ដោយ​កម្តៅ​ថ្ងៃ) : ធ្វើ​ការ​កណ្តាល​ថ្ងៃ​ក្តៅ​ហេ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3">២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ចិ.</text:p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1">ដែល​ចម្រើន, ឡើង​ដៃ, មាន​លាភ, មាន​ចំណេញ, សម​ប្រកប; មាន​ជោគ : ត្រូវ​លើ​ថ្ងៃ​ហេង ត្រូវ​លើ​ថ្ងៃ​មាន​លាភ, មាន​ចំណេញ ។ ព. ផ្ទ. ស៊យ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៤៨</text:p>
          </table:table-cell>
          <table:table-cell table:style-name="តារាង1.A2" office:value-type="string">
            <text:p text:style-name="P10">ហេងហា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1">ក្តៅ​រហេងរហាង​ខ្លាំង : ក្តៅ​ហេងហាង ។ ចិត្ត​ហេងហាង ចិត្ត​រសាប់​រសល់​ឬ​ស្ទាក់​ស្ទើរ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ក្តៅ​ហេងហាង</text:p>
          </table:table-cell>
        </table:table-row>
        <table:table-row>
          <table:table-cell table:style-name="តារាង1.A2" office:value-type="string">
            <text:p text:style-name="P8">១៥០៤៩</text:p>
          </table:table-cell>
          <table:table-cell table:style-name="តារាង1.A2" office:value-type="string">
            <text:p text:style-name="P10">ហេញ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ម. ព. ហិញ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៥០</text:p>
          </table:table-cell>
          <table:table-cell table:style-name="តារាង1.A2" office:value-type="string">
            <text:p text:style-name="P10">ហេដ្ឋិម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េត-ឋិម៉ៈ</text:p>
          </table:table-cell>
          <table:table-cell table:style-name="តារាង1.D2" office:value-type="string">
            <text:p text:style-name="P3">បា.</text:p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1">ដែល​ជា​ខាង​ក្រោម, ជា​ខាង​ក្រោយ; ដែល​យ៉ាង​អន់, យ៉ាង​ទាប​ឬ​យ៉ាង​ចុង​គេ​បំផុត ។ ហេដ្ឋិមដ្ឋាន ទី​ខាង​ក្រោម ។ ហេដ្ឋិម​ទិស (ហេត-ឋិម៉ៈទឹស) ន. (បា. ហេដ្ឋិម​ទិសា) ទិស​ខាង​ក្រោម (រាប់​ក្នុង​ពួក​ទិស ១០) ។ ហេដ្ឋិម​បរិច្ឆេទ ការ​កំណត់​យ៉ាង​ទាប​ឬ​យ៉ាង​ចុង​គេ​បំផុត ។ ហេដ្ឋិម​ភាគ ភាគ​ខាង​ក្រោម ។ ហេដ្ឋិម​ភូមិ (--ភូម) ជាន់​ឬ​ថ្នាក់​ខាង​ក្រោម ។ល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េដ្ឋិមដ្ឋាន</text:p>
            <text:p text:style-name="P1">ហេដ្ឋិម​ទិស</text:p>
            <text:p text:style-name="P1">ហេដ្ឋិម​ភាគ</text:p>
            <text:p text:style-name="P1">ហេដ្ឋិម​ភូមិ </text:p>
            <text:p text:style-name="P1"/>
          </table:table-cell>
        </table:table-row>
        <table:table-row>
          <table:table-cell table:style-name="តារាង1.A2" office:value-type="string">
            <text:p text:style-name="P8">១៥០៥១</text:p>
          </table:table-cell>
          <table:table-cell table:style-name="តារាង1.A2" office:value-type="string">
            <text:p text:style-name="P10">ហេតុ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ែត</text:p>
          </table:table-cell>
          <table:table-cell table:style-name="តារាង1.D2" office:value-type="string">
            <text:p text:style-name="P3">សំ. បា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ការ​ឬ​ដំណើរ​ដែល​ប្រព្រឹត្ត​ទៅ; ការណ៍; ដំណើរ; រឿង; ទំនង; ដើម​ទង, ទង​គន្លង; ដើម​ចម; ផ្លូវ, ផ្លូវ​សេចក្ដី; វិធី; បំណង ។ ខ្មែរ​ច្រើន​ប្រើ​សំដៅ​សេចក្ដី​ថា “ដំណើរ​ឬ​រឿង​ដែល​កើត​ឡើង; រឿងរ៉ាវ, ការ​ទាស់ទែង​គ្នា” : មាន​ហេតុ, កើត​ហេតុ​នឹង​គ្នា, បង្ក​ហេតុ, នាំ​បណ្តាល​ហេតុ ។ ព្រោះ​ហេតុ​នោះ ព្រោះ​ដំណើរ​នោះ ។ ឲ្យ​ហេតុ ឲ្យ​ទំនង ។ល។ បើ​រៀង​ភ្ជាប់​ពី​ខាង​ដើម​សព្ទ​ដទៃ អ. ថ. ហេ-តុ, ដូច​ជា ហេតុ​ឃាត ការ​សម្លាប់​ហេតុ, ការ​បំបាត់​ហេតុ ។ ហេតុ​ឃាតក ឬ --ឃាតកៈ (--ដក់ ឬ --តៈកៈ) អ្នក​សម្លាប់​ឬ​បំបាត់​ហេតុ (បើ​ស្រ្តី​ជា ហេតុ​ឃាតិកា) ។ ហេតុ​និទាន ទី​តាំង​នៃ​ហេតុ, រឿង​ហេតុ ។ ហេតុប្ប​ភព ឬ --ប្រភព (--តុប-ប៉ៈភប់ ឬ--ប្រៈភប់; បា. ហេតុប្ប​ភវ, សំ. ហេតុប្រ​ភវ) ដែល​មាន​ហេតុ​នាំ​ឲ្យ​កកើត​មុន; សេចក្ដី​ទុក្ខ​ដែល​មាន​តណ្ហា​ជាដើម​ហេតុ​នាំ​ឲ្យ​កើត (តណ្ហា​ជា​ហេតុ​សេចក្ដី​ទុក្ខ​ជា​ផល) ។ ហេតុ​ផល​សន្ធាន (--ផៈល៉ៈ--) ពាក្យ​ត​ហេតុ​និង​ផល គឺ​ពាក្យ​សម្រាប់​ប្រើ​ក្នុង​ប្រយោគ ប្រាប់​ផល​ដែល​ជាប់​ត​មក​ពី​ហេតុ, ប្រើ​ចំពោះ​ពាក្យ​ថា ព្រោះ, ព្រោះ​ថា, ព្រោះ​ហេតុ​នោះ​បាន​ជា, ដ្បិត, ដ្បិត​ជា, ដ្បិត​ថា (ព. វ.) ។ ហេតុ​ភូត ដែល​កើត​ជា​ហេតុ ។ ហេតុ​ម័ត ឬ --មន្ត (--ម៉ាត់ ឬ --ម៉ន់) ដែល​មាន​ហេតុ (បើ​ឥត្ថី​លិង្គ​ជា ហេតុ​មតី ឬ --មន្តី) ។ ហេតុ​មូល ឬ មូល​ហេតុ (--លៈហែត) ហេតុ​ដើម​ឬ​ដើម​ហេតុ ។ ហេតុ​រូប រូប​ហេតុ, តួ​ហេតុ ។ ហេតុ​វាទ ការ​ជជែក​រក​ឲ្យ​ឃើញ​ហេតុ; សម្តី​ដែល​លើក​យក​ហេតុ​មក​និយាយ ។ ហេតុ​វាទក ឬ --វាទកៈ (--ទក់ ឬ --ទៈកៈ) អ្នក​ដែល​និយាយ​ជជែក​រក​ឲ្យ​ឃើញ​ហេតុ (បើ​ស្រ្តី​ជា ហេតុ​វាទិកា) ។ ហេតុ​វាទិន ឬ --វាទី អ្នក​ដែល​ចូល​ចិត្ត​ឬ​ហៃ​ជជែក​រក​ឲ្យ​ឃើញ​ហេតុ (បើ​ស្រ្តី​ជា ហេតុ​វាទិនី) ។ ហេតុ​វិជ្ជា, --វិទ្យា ឬ --សាស្រ្ត វិជ្ជា​ដែល​ត្រិះរិះ​រក​ឲ្យ​ឃើញ​តាម​ហេតុ (តក្ក​វិជ្ជា) ។ ព. កា. ថា : ហេតុ​វិជ្ជា អ្នក​ប្រាជ្ញ​នានា ក្នុង​លោក​ទាំងមូល រមែង​ស្រាវជ្រាវ រាវ​ដោយ​អនុ​កូល រក​ឃើញ​ប្រមូល ប្រមុំ​តាម​ពិត ។ ហេតុ​និង​បច្ច័យ មាន​ការ​ប្រាស្រ័យ ជា​គូ​ការ​គិត រាវ​រក​ខុស​ត្រូវ តាម​ផ្លូវ​ពិនិត្យ បើ​ទាល់​ការ​គិត ពុំ​អាច​រក​ឃើញ ។ល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ព្រោះ​ហេតុ​នោះ​ </text:p>
            <text:p text:style-name="P1">ឲ្យ​ហេតុ </text:p>
            <text:p text:style-name="P1">ហេតុ​ឃាត</text:p>
            <text:p text:style-name="P1">ហេតុ​ឃាតក</text:p>
            <text:p text:style-name="P1">ហេតុ​និទាន</text:p>
            <text:p text:style-name="P1">ហេតុប្ប​ភព</text:p>
            <text:p text:style-name="P1">ហេតុ​ផល​សន្ធាន</text:p>
            <text:p text:style-name="P1">ហេតុ​ភូត</text:p>
            <text:p text:style-name="P1">ហេតុ​ម័ត </text:p>
            <text:p text:style-name="P1">ហេតុ​មូល</text:p>
            <text:p text:style-name="P1">មូល​ហេតុ </text:p>
            <text:p text:style-name="P1">ហេតុ​រូប</text:p>
            <text:p text:style-name="P1">ហេតុ​វាទ</text:p>
            <text:p text:style-name="P1">ហេតុ​វាទក</text:p>
            <text:p text:style-name="P1">ហេតុ​វាទិន</text:p>
            <text:p text:style-name="P1">ហេតុ​វិជ្ជា</text:p>
            <text:p text:style-name="P1"/>
          </table:table-cell>
        </table:table-row>
        <table:table-row>
          <table:table-cell table:style-name="តារាង1.A2" office:value-type="string">
            <text:p text:style-name="P8">១៥០៥២</text:p>
          </table:table-cell>
          <table:table-cell table:style-name="តារាង1.A2" office:value-type="string">
            <text:p text:style-name="P10">ហេតុ --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មើល​ក្នុង​ពាក្យ ហេតុ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៥៣</text:p>
          </table:table-cell>
          <table:table-cell table:style-name="តារាង1.A2" office:value-type="string">
            <text:p text:style-name="P10">ហេប​ៗ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គុ. ឬ កិ. វិ.</text:p>
          </table:table-cell>
          <table:table-cell table:style-name="តារាង1.D2" office:value-type="string">
            <text:p text:style-name="P1">ដែល​ដុនដាប​កម្លាំង​មាន​ដង្ហើម​ខ្សោយ​តិច​ៗ : ឈឺ​ហេប​ៗ, អស់​កម្លាំង​ហេប​ៗ; <text:s/>ដក​ដង្ហើម​ហេប​ៗ (ប្រើ​ជា ម្ហេប​ៗ ក៏​បាន)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៥៤</text:p>
          </table:table-cell>
          <table:table-cell table:style-name="តារាង1.A2" office:value-type="string">
            <text:p text:style-name="P10">ហេម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េ-មៈ</text:p>
          </table:table-cell>
          <table:table-cell table:style-name="តារាង1.D2" office:value-type="string">
            <text:p text:style-name="P3">សំ. បា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មាស (សុវណ្ណ) ។ ឈ្មោះ​ត្រកូល​ដំរី​ពួក​មួយ ។ ហេម​ការ ឬ--ការកៈ អ្នក​ធ្វើ​មាស, ជាង​មាស (បើ​ស្រ្តី​ជា ហេម​ការិកា) ។ ហេម​គិរី <text:s/>(សំ. បា. --គិរិ) ភ្នំ​មាស; ភ្នំ​ដែល​កើត​មាស ។ ហេម​ម័យ ដែល​ធ្វើ​ដោយ​មាស ។ ហេម​វិចិត្រ ដែល​វិចិត្រ​ដោយ​មាស; ដែល​ទឹប​មាស ។ ហេម​ហង្ស (ហេ-មៈហង់ ឬ ហែម--) ហង្ស​មាស; ហង្ស​ដែល​មាន​សម្បុរ​ស្លាប​ដូច​មាស ។ល។ (ហេម នេះ​ប្រើ​ផ្សំ​ជា​មួយ​នឹង​សព្ទ​ដទៃ​ទៀត​បាន​តាម​គួរ​ដល់​ការ ប្រកប​ដូច សុវណ្ណ ដែរ; ម. ព. នេះ)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េម​ការ</text:p>
            <text:p text:style-name="P1">ហេម​គិរី</text:p>
            <text:p text:style-name="P1">ហេម​ម័យ</text:p>
            <text:p text:style-name="P1">ហេម​វិចិត្រ</text:p>
            <text:p text:style-name="P1">ហេម​ហង្ស</text:p>
            <text:p text:style-name="P1"/>
          </table:table-cell>
        </table:table-row>
        <table:table-row>
          <table:table-cell table:style-name="តារាង1.A2" office:value-type="string">
            <text:p text:style-name="P8">១៥០៥៥</text:p>
          </table:table-cell>
          <table:table-cell table:style-name="តារាង1.A2" office:value-type="string">
            <text:p text:style-name="P10">ហេម --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មើល​ក្នុង​ពាក្យ ហេម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៥៦</text:p>
          </table:table-cell>
          <table:table-cell table:style-name="តារាង1.A2" office:value-type="string">
            <text:p text:style-name="P10">ហេមន្ត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--ម៉ន់-តៈ ឬ --ម៉ន់</text:p>
          </table:table-cell>
          <table:table-cell table:style-name="តារាង1.D2" office:value-type="string">
            <text:p text:style-name="P3">សំ. បា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ឈ្មោះ​រដូវ​មាន​ទឹក​សន្សើម, រដូវ​រងា : រដូវ​ហេមន្ត; ហៅ ហេមន្ត​កាល, --រដូវ, --សម័យ ក៏​បាន “កាល, រដូវ, សម័យ​មាន​ទឹក​សន្សើម” <text:s/>(មើល​ក្នុង​ពាក្យ រតូវ ឬ រដូវ ទៀត​ផង)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៥៧</text:p>
          </table:table-cell>
          <table:table-cell table:style-name="តារាង1.A2" office:value-type="string">
            <text:p text:style-name="P10">ហេមន្ត --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មើល​ក្នុង​ពាក្យ ហេមន្ត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៥៨</text:p>
          </table:table-cell>
          <table:table-cell table:style-name="តារាង1.A2" office:value-type="string">
            <text:p text:style-name="P10">ហេមពាន្ត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--មៈពាន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មើល​ក្នុង​ពាក្យ ហិមពាន្ត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៥៩</text:p>
          </table:table-cell>
          <table:table-cell table:style-name="តារាង1.A2" office:value-type="string">
            <text:p text:style-name="P10">ហេមវ័ត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--មៈ--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មើល​ក្នុង​ពាក្យ ហិមៈ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៦០</text:p>
          </table:table-cell>
          <table:table-cell table:style-name="តារាង1.A2" office:value-type="string">
            <text:p text:style-name="P10">ហេមវតី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--មៈវៈតី ឬ --ដី</text:p>
          </table:table-cell>
          <table:table-cell table:style-name="តារាង1.D2" office:value-type="string">
            <text:p text:style-name="P3">បា. ឬ 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ស្រ្តី​ជា​បុត្រី​នៃ​ហិមវ័ត គឺ​នាង​ឧមា (ម. ព. ហិមវ័ត ផង) ។ </text:p>
          </table:table-cell>
          <table:table-cell table:style-name="តារាង1.D2" office:value-type="string">
            <text:p text:style-name="P3">ហៃមវតី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៦១</text:p>
          </table:table-cell>
          <table:table-cell table:style-name="តារាង1.A2" office:value-type="string">
            <text:p text:style-name="P10">ហេមវ័ន្ត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--មៈ--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មើល​ក្នុង​ពាក្យ ហិមពាន្ត ។</text:p>
          </table:table-cell>
          <table:table-cell table:style-name="តារាង1.D2" office:value-type="string">
            <text:p text:style-name="P3">ហេមវា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៦២</text:p>
          </table:table-cell>
          <table:table-cell table:style-name="តារាង1.A2" office:value-type="string">
            <text:p text:style-name="P10">ហេម្បូពាន្ត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ែម-បូពាន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ម. ក្នុង ព. ហិមពាន្ត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៦៣</text:p>
          </table:table-cell>
          <table:table-cell table:style-name="តារាង1.A2" office:value-type="string">
            <text:p text:style-name="P10">ហេមាទ្រិ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េម៉ាទ្រិ</text:p>
          </table:table-cell>
          <table:table-cell table:style-name="តារាង1.D2" office:value-type="string">
            <text:p text:style-name="P3">សំ.;បា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(&lt; ហេម “មាស” + អទ្រិ “ភ្នំ”; ហេមទ្ទិ &lt; ហេម + អទ្ទិ “ភ្នំ” <text:s/>= ភ្នំ​មាស) ហេមគិរី ឬ សុវណ្ណគិរី, សុព័ណ៌បព៌ត; (ភ្នំ​ព្រះ​សុមេរុ) ។ ឈ្មោះ​ប្រាសាទ​ថ្ម​បុរាណ​មួយ​ខ្ពស់​ត្រដឹម មាន​សណ្ឋាន​ស្រដៀង​និង​ភ្នំ​យ៉ាង​តូច នៅ​ក្នុង​កំពែង​មហា​នគរ (នគរ​ធំ) ខាង​ទិស​ប៉ែក​ពាយ័ព្យ​នៃ​ប្រាសាទ​បាយ័ន (ក្នុង​ខែត្រ​សៀមរាប) ។ ប្រាសាទ​ហេមាទ្រិ <text:s/>“ប្រាសាទ​ភ្នំ​មាស ឬ​ប្រាសាទ​សុមេរុ” នេះ ព្រះ​បាឧ​ទយាទិត្យ​វរ្ម័ន (មហា​ក្សត្រ​ខ្មែរ​ក្នុង​សម័យ​មហា​នគរ) ទ្រង់​ចាត់​ការ​ឲ្យ​កសាង ក្នុង​រវាង​សតវត្សរ៍ ទី ១៦ និង ទី ១៧ នៃ​ពុទ្ធ​សករាជ (ព. ស. ១៥៩២ ដល់ ១៦០៨); សព្វ​ថ្ងៃ​នេះ​ហៅ ប្រាសាទ​បាពួន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៦៤</text:p>
          </table:table-cell>
          <table:table-cell table:style-name="តារាង1.A2" office:value-type="string">
            <text:p text:style-name="P10">ហេរញ្ញិក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--រ៉ាញ់-ញិក</text:p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(&lt; ហិរញ្ញ + ណិក &gt; ឥក, ហិ &gt; ហេ; រូប្យាធ្យក្ស) អ្នក​រក្សា​ប្រាក់ ឬ​អ្នក​រក្សា​មាស​ប្រាក់, អ្នក​ទុក​ដាក់​ប្រាក់; អ្នក​កាន់កាប់​ប្រាក់; នាយ​ឃ្លាំង​ប្រាក់ បើ​ស្រ្តី​ជា ហេរញ្ញិកា ។ គួរ​ប្រយ័ត្ន​ច្រឡំ, កុំ​ប្រើ​ជា ហិរញ្ញិក ឬ ហិរញ្ញិកា ឡើយ)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េរញ្ញិកា</text:p>
          </table:table-cell>
        </table:table-row>
        <table:table-row>
          <table:table-cell table:style-name="តារាង1.A2" office:value-type="string">
            <text:p text:style-name="P8">១៥០៦៥</text:p>
          </table:table-cell>
          <table:table-cell table:style-name="តារាង1.A2" office:value-type="string">
            <text:p text:style-name="P10">ហេរញ្ញិកា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--រ៉ាញ់-ញិកា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ម. ក្នុង ព. ហេរញ្ញិក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៦៦</text:p>
          </table:table-cell>
          <table:table-cell table:style-name="តារាង1.A2" office:value-type="string">
            <text:p text:style-name="P10">ហេរិក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អ្នក​ស៊ើប, ចារ​បុរស; អ្នក​សម្តែង​សេចក្ដី​ស្និទ្ធស្នាល​ដើម្បី ស៊ើប​យក​ការណ៍​ពិត (បើ​ស្រ្តី​ជា ហេរិកា) ។ ព. កា. ថា : រី​ពួក​ហេរិក មាន​យោបល់​ញឹក សង្កេត​ហេតុ​ការណ៍ គេ​ប្រើ​ការ​ស៊ើប ដោយ​នូវ​វិចារណ៍ ច្រើន​តែ​បាន​ការ-ពិត​ពុំ​សូវ​ឃ្វាង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៦៧</text:p>
          </table:table-cell>
          <table:table-cell table:style-name="តារាង1.A2" office:value-type="string">
            <text:p text:style-name="P10">ហេរិកា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ម. ព. ហេរិក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៦៨</text:p>
          </table:table-cell>
          <table:table-cell table:style-name="តារាង1.A2" office:value-type="string">
            <text:p text:style-name="P10">ហេលហល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1">ដែល​ចេះ​តែ​ប្រែប្រួល​ៗ​ឬ​ប្រែ​ចុះ​ប្រែ​ឡើង ដោយ​ហេតុ​តឹង​ពោះ​បរិភោគ​អាហារ​ច្រើន​ហួស​កំណត់​ឬ​ព្រោះ​អំណាច​ខ្យល់​ធាក់​ច្រាល់​ឡើង, ហល់​ផ្ទៃ : បរិភោគ​អាហារ​ច្រើន​ជ្រុល​ទាល់​តែ​ហេលហល ។ </text:p>
          </table:table-cell>
          <table:table-cell table:style-name="តារាង1.D2" office:value-type="string">
            <text:p text:style-name="P3">ហែលហល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៦៩</text:p>
          </table:table-cell>
          <table:table-cell table:style-name="តារាង1.A2" office:value-type="string">
            <text:p text:style-name="P10">ហេល ហាល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1">ដែល​អស់​ទី​ពឹង​ឬ​អស់​សង្ឃឹម, ដែល​វាល​ចិត្ត​ឬ​វាល​ខ្លួន : ចិត្ត​ហេលហាល ឬ ហេលហាល​ចិត្ត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៧០</text:p>
          </table:table-cell>
          <table:table-cell table:style-name="តារាង1.A2" office:value-type="string">
            <text:p text:style-name="P10">ហេវ</text:p>
          </table:table-cell>
          <table:table-cell table:style-name="តារាង1.A2" office:value-type="string">
            <text:p text:style-name="P3">១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.</text:p>
          </table:table-cell>
          <table:table-cell table:style-name="តារាង1.D2" office:value-type="string">
            <text:p text:style-name="P3">កិ. ឬ គុ.</text:p>
          </table:table-cell>
          <table:table-cell table:style-name="តារាង1.D2" office:value-type="string">
            <text:p text:style-name="P1">(ហិវ អ. ថ. <text:span text:style-name="T2">ហ៊ិ៎វ</text:span><text:span text:style-name="T1"> </text:span>“ឃ្លាន” អស់​កម្លាំង​ល្វើយ​ព្រោះ​ឃ្លាន​អាហារ​ឬ​ព្រោះ​អត់​អាហារ : ខ្ញុំ​ហេវ​ណាស់​ធ្វើ​ការ​មិន​កើត; កម្លាំង​ហេវ​ក្រោក​មិន​រួច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3">២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(ហេវ “ប្រឡាយ​តូច​ជ្រៅ​នៅ​ទី​ភ្នំ”) រន្ធ​តូច​ក្រហេវ​ជ្រៅ : រន្ធ​ហេវ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៧១</text:p>
          </table:table-cell>
          <table:table-cell table:style-name="តារាង1.A2" office:value-type="string">
            <text:p text:style-name="P10">ហេៈហ៏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ឧ.</text:p>
          </table:table-cell>
          <table:table-cell table:style-name="តារាង1.D2" office:value-type="string">
            <text:p text:style-name="P1">សូរ​បន្លឺ​សំឡេង​ហេៈ​ៗ​ហ៏​ៗ​ឬ​ហែៈ​ៗ​ហ៏​ៗ​ក្នុង​វេលា​ធ្វើ​ការ​អ្វី​ៗ មាន​គ្នា​ច្រើន : បើ​មិន​ស្រួល​ខ្លួន លើក​សែង​នឹង​គេ​មិន​កើត គ្រាន់​តែ​ជួយ​ហេៈហ៏​ក៏​បាន​ហើយ ! </text:p>
          </table:table-cell>
          <table:table-cell table:style-name="តារាង1.D2" office:value-type="string">
            <text:p text:style-name="P3">ហែៈហ៏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៧២</text:p>
          </table:table-cell>
          <table:table-cell table:style-name="តារាង1.A2" office:value-type="string">
            <text:p text:style-name="P10">ហេហា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ឧ.</text:p>
          </table:table-cell>
          <table:table-cell table:style-name="តារាង1.D2" office:value-type="string">
            <text:p text:style-name="P1">សូរ​សើច​សប្បាយ : សើច​ហេហា ។ គុ. ដែល​ចូល​ចិត្ត​តែ​ខាង​សើច​សប្បាយ : មនុស្ស​ហេហា ។ ប្រើ​ជា កិ. វិ. ក៏​មាន : ដើរ​លេង​ហេហា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៧៣</text:p>
          </table:table-cell>
          <table:table-cell table:style-name="តារាង1.A2" office:value-type="string">
            <text:p text:style-name="P10">ហេះ​ៗ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ឧ.</text:p>
          </table:table-cell>
          <table:table-cell table:style-name="តារាង1.D2" office:value-type="string">
            <text:p text:style-name="P1">សូរ​សើច​ឬ​សូរ​សំឡេង​បន្លឺ​លោម​ទោម​ឲ្យ​ស្រួល​ស្រប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៧៤</text:p>
          </table:table-cell>
          <table:table-cell table:style-name="តារាង1.A2" office:value-type="string">
            <text:p text:style-name="P10">ហែ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1">ដើរ​ជា​ក្បួន​ចោម​រោម​មនុស្ស​ឬ​អ្វី​ៗ ដែល​ត្រូវ​សម្តែង​សេចក្តី​គោរព​ទៅ​រក : ហែ​នាគ, ហែ​សព, ហែ​ព្រះ​ពុទ្ធ​រូប, ហែ​កថិន ។ រ. ស. ជូន​ឬ​តាម​ជូន​ជា​យស​បរិវារ; ទៅ​ឬ​មក​កំដរ​ជា​គ្នា : ហែ​ព្រះ​ករុណា ឬ ហែ​ហ្លួង; ហែ​ព្រះ​អង្គ​ម្ចាស់ ។ ដើរ​បណ្តោយ​គ្នា​ជា​ជួរ : ដើរ​ហែ​ៗ​តាម​គ្នា (ដើរ​ដង្ហែ​គ្នា) ។ ន. ការ​ដើរ​ចោម​រោម​ជា​របៀប : ក្បួន​ហែ, ទៅ​មើល​ហែ ។ ហែ​ៗ កិ. វិ. (ព. ប្រ.) ដែល​មាន​ត​ៗ​មក​ដូច​គេ​ដើរ​ដង្ហែ​គ្នា, រៀង​ៗ​មក​ឥត​អាក់ : មាន​ហែ​ៗ​មក ។ ហូរ​ហែ (មើល​ក្នុង​ពាក្យ ហូរ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ូរហែ</text:p>
          </table:table-cell>
        </table:table-row>
        <table:table-row>
          <table:table-cell table:style-name="តារាង1.A2" office:value-type="string">
            <text:p text:style-name="P8">១៥០៧៥</text:p>
          </table:table-cell>
          <table:table-cell table:style-name="តារាង1.A2" office:value-type="string">
            <text:p text:style-name="P10">ហ៊ែ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ឧ.</text:p>
          </table:table-cell>
          <table:table-cell table:style-name="តារាង1.D2" office:value-type="string">
            <text:p text:style-name="P1">សូរ​ពញ្ញាក់​គ្នា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៧៦</text:p>
          </table:table-cell>
          <table:table-cell table:style-name="តារាង1.A2" office:value-type="string">
            <text:p text:style-name="P10">ហ៊ែៈ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ម. ព. ហេៈ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៧៧</text:p>
          </table:table-cell>
          <table:table-cell table:style-name="តារាង1.A2" office:value-type="string">
            <text:p text:style-name="P10">ហែក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1">ធ្វើ​ឲ្យ​រហែក : ហែក​សំពត់, ហែក​ក្រដាស ។ ចាប់​ញែក​ឲ្យ​របើក, ឲ្យ​ច្រហ : ហែក​មាត់​ច្រក​ថ្នាំ ។ ហែក​កេរ្តិ៍ និយាយ​ពី​កេរ្តិ៍​ឈ្មោះ​អាក្រក់, និយាយ​បរិហារ​ពី​រឿង​អាក្រក់ : ហែក​កេរ្តិ៍​គេ, ហែក​កេរ្តិ៍​ខ្លួន​ឯង ។ ហែក​ហួរ (មើល​ក្នុង​ពាក្យ ហួរ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ែក​ហួរ</text:p>
          </table:table-cell>
        </table:table-row>
        <table:table-row>
          <table:table-cell table:style-name="តារាង1.A2" office:value-type="string">
            <text:p text:style-name="P8">១៥០៧៨</text:p>
          </table:table-cell>
          <table:table-cell table:style-name="តារាង1.A2" office:value-type="string">
            <text:p text:style-name="P10">ហែ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.</text:p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1">(<text:span text:style-name="T2">េហេœង</text:span> អ. ថ. ហែង់ “ស្ងួត”) ស្ងួត​ខ្លាំង, ស្ងួត​ក្រៀម​ខ្លាំង : ស្ងួត​ហែង ។ ក្បាល​ហែង ក្បាល​ដែល​មាន​សក់​ស្តើង​រ៉ុយ​ៗ (ព. ព.) ។ ហែង​ហួត ឬ ហួត​ហែង (ម. ព. ហួត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ែង​ហួត</text:p>
            <text:p text:style-name="P1">ហួត​ហែង </text:p>
          </table:table-cell>
        </table:table-row>
        <table:table-row>
          <table:table-cell table:style-name="តារាង1.A2" office:value-type="string">
            <text:p text:style-name="P8">១៥០៧៩</text:p>
          </table:table-cell>
          <table:table-cell table:style-name="តារាង1.A2" office:value-type="string">
            <text:p text:style-name="P10">ហែប</text:p>
          </table:table-cell>
          <table:table-cell table:style-name="តារាង1.A2" office:value-type="string">
            <text:p text:style-name="P3">១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1">ងើប​ឬ​បង្ហើប​ក្បាល​ដក​ដង្ហើម​ក្រៅ​ទឹក (ចំពោះ​តែ​មច្ឆ​ជាតិ) : ត្រី​ហែប ។ ហែប​ហែល ហែប​ខ្លះ​ហែល​ខ្លះ : ពួក​មច្ឆា​ហែប​ហែល​អង្កែលអង្កៃ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ែបហែល</text:p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3">២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រន្ធ​មួយ​របស់​ខ្លុយ​ដោយ​ឡែក​ផ្សេង​អំពី​រន្ធ​ឯ​ទៀត សម្រាប់​បិទ​ក្រដាស​ស្តើង ឲ្យ​មាន​សូរ​សព្ទ​លាន់​ឮ​រ៉ែ : ហែប​ខ្លុយ (ស. <text:span text:style-name="T2">េហេប</text:span> អ. ថ. ហែប គុ. “ដែល​មាន​សូរ​សព្ទ​ស្ងួត, ស្អា មិន​ស្រឡះ”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ែប​ខ្លុយ</text:p>
          </table:table-cell>
        </table:table-row>
        <table:table-row>
          <table:table-cell table:style-name="តារាង1.A2" office:value-type="string">
            <text:p text:style-name="P8">១៥០៨០</text:p>
          </table:table-cell>
          <table:table-cell table:style-name="តារាង1.A2" office:value-type="string">
            <text:p text:style-name="P10">ហែម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ំ. បា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(ហេម “មាស”) ប្រដាប់​ធ្វើ​ដោយ​មាស​ឬ​ប្រាក់ រាង​ច្រឡោ​សណ្ឋាន​ស្រដៀង​នឹង​ជើង​ពាន​តែ​ឥត​ក្រចាប់ សម្រាប់​តម្កល់​អ្វី​ៗ​ផ្សេង​ៗ : ហែម​មាស ។ ក្តារ​មឈូស​រាង​ខ្លី តូច​ក្រោម​រីក​លើ មាន​គម្រប​កំពូល វិចិត្រ​ដោយ​ក្បាច់​រចនា សម្រាប់​ដាក់​រាង​អដ្ឋិ​ដែល​នឹង​ធ្វើ​ឈាបន​កិច្ច (ច្រើន​តែ​ដាក់​រាង​អដ្ឋិ​ឥស្សរ​ជន) : លើក​រាង​អដ្ឋិ​ដាក់​ក្នុង​ហែម ហើយ​នឹង​ដង្ហែ​ទៅ​ធ្វើ​ឈាបន​កិច្ច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ែម​មាស</text:p>
          </table:table-cell>
        </table:table-row>
        <table:table-row>
          <table:table-cell table:style-name="តារាង1.A2" office:value-type="string">
            <text:p text:style-name="P8">១៥០៨១</text:p>
          </table:table-cell>
          <table:table-cell table:style-name="តារាង1.A2" office:value-type="string">
            <text:p text:style-name="P10">ហែហៃ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1">ត្រួតត្រា​បង្គាប់​បញ្ជា​លើ; ត្រួតត្រា​ខារខាំង (ច្រើន​ប្រើ​ចំពោះ​តែ​ការ​ត្រួតត្រា​លើ​អ្វី​ៗ​ដែល​មិនមែន​ជា​របស់​ខ្លួន​ឬ​ដែល​ជា​សាធារណៈ) : មិន​ត្រូវ​ខ្លួន​មក​ហែហៃ​លើ​របស់​អស់​នេះ​ទេ !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៨២</text:p>
          </table:table-cell>
          <table:table-cell table:style-name="តារាង1.A2" office:value-type="string">
            <text:p text:style-name="P10">ហែលហល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ម. ព. ហេលហល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៨៣</text:p>
          </table:table-cell>
          <table:table-cell table:style-name="តារាង1.A2" office:value-type="string">
            <text:p text:style-name="P10">ហែៈហ៏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21">(ម. ព. ហេៈហ៏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៨៤</text:p>
          </table:table-cell>
          <table:table-cell table:style-name="តារាង1.A2" office:value-type="string">
            <text:p text:style-name="P10">ហែហម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.</text:p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1">(<text:span text:style-name="T2">េហេ់ហ្ចœម</text:span><text:span text:style-name="T1"> </text:span>អ. ថ. ហែហម់) ហែ​អប​អម, ហែ​ចោម​រោម, ហែ​ជុំ​ជិត : ហែ​ហម​ចោម​រោម​ជា​យស​បរិវារ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៨៥</text:p>
          </table:table-cell>
          <table:table-cell table:style-name="តារាង1.A2" office:value-type="string">
            <text:p text:style-name="P10">ហែហួច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ឈ្មោះ​ល្បែង​ក្មេង​មួយ​ប្រភេទ​លេង​ដោយ​យក​ផ្លែ​ឈើ ឬ​យក​អ្វី​ៗ​មាន​សណ្ឋាន​មូល​មក​ចង​នឹង​ខ្សែ​តូច​វែង​ប្រមាណ​មួយ​លូក​ឬ​ខ្លី​ជាង​នេះ ចាប់​ចុង​ខ្សែ​គ្រវី​លែង​បោល​ពេញ​កម្លាំង​ដៃ​ម្ខាង​ឲ្យ​លឿន​ឡើង​ទៅ​ឯ​អាកាស​ខាង​លើ ស្រែក​ថា ហែ​ហួច ខ្ពស់​គ្រលួច​ជាង​គេ !, បើ​របស់​អ្នក​ណា​ឡើង​ខ្ពស់​ជាង​គេ ទុក​ថា​ជា​ឈ្នះ (ជា​ល្បែង​ហាត់​ចោល​ឲ្យ​ឡើង​ខ្ពស់) : ពួក​ក្មេង​លេង​ហែហួច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៨៦</text:p>
          </table:table-cell>
          <table:table-cell table:style-name="តារាង1.A2" office:value-type="string">
            <text:p text:style-name="P10">ហែះ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ម. ព. ហ៊ែះ ឬ ហ៊ែះ​ៗ) ។</text:p>
          </table:table-cell>
          <table:table-cell table:style-name="តារាង1.D2" office:value-type="string">
            <text:p text:style-name="P3">ហែះ​ៗ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៨៧</text:p>
          </table:table-cell>
          <table:table-cell table:style-name="តារាង1.A2" office:value-type="string">
            <text:p text:style-name="P10">ហ៊ែះ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ឧ.</text:p>
          </table:table-cell>
          <table:table-cell table:style-name="តារាង1.D2" office:value-type="string">
            <text:p text:style-name="P1">សូរ​សើច : សើច​ហ៊ែះ​ៗ (សើច​ឮ ហែះ ឬ ហែះ​ៗ ក៏​មាន) ។ </text:p>
          </table:table-cell>
          <table:table-cell table:style-name="តារាង1.D2" office:value-type="string">
            <text:p text:style-name="P3">ហ៊ែះ​ៗ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៨៨</text:p>
          </table:table-cell>
          <table:table-cell table:style-name="តារាង1.A2" office:value-type="string">
            <text:p text:style-name="P10">ហៃ</text:p>
          </table:table-cell>
          <table:table-cell table:style-name="តារាង1.A2" office:value-type="string">
            <text:p text:style-name="P3">១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ំ.</text:p>
          </table:table-cell>
          <table:table-cell table:style-name="តារាង1.D2" office:value-type="string">
            <text:p text:style-name="P3">អា. និ.</text:p>
          </table:table-cell>
          <table:table-cell table:style-name="តារាង1.D2" office:value-type="string">
            <text:p text:style-name="P1">ម្នាល, នែ : កុម្ភណ្ឌ​ផ្តាំ​ទេពី ថា​ហៃ​កែវ​ៗ​កល្យាណ បង​ទៅ​យូរ​ប៉ុន្មាន ទន់​ទាប​តិច​បង​យាត្រា (សាស្រ្តា​ស័ង្ខសិល្បជ័យ)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3">២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យ.</text:p>
          </table:table-cell>
          <table:table-cell table:style-name="តារាង1.D2" office:value-type="string">
            <text:p text:style-name="P3">គុ. ឬ កិ. វិ.</text:p>
          </table:table-cell>
          <table:table-cell table:style-name="តារាង1.D2" office:value-type="string">
            <text:p text:style-name="P1">(Hay) ដែល​រហ័ស​ខាង..., ប៉ិន​តែ​ខាង...; ដែល​ច្រើន​ខាង..., ដែល​ចេះ​តែ​ឬ​ច្រើន​តែ : មនុស្ស​ហៃ​ឈ្លោះ, ហៃ​ខឹង, ហៃ​ថា​ឲ្យ​គេ; ហៃ​ធ្វើ​ការ, ហៃ​ខាង​អួត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៨៩</text:p>
          </table:table-cell>
          <table:table-cell table:style-name="តារាង1.A2" office:value-type="string">
            <text:p text:style-name="P10">ហៃណាំ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ឈ្មោះ​កោះ​មួយ​របស់​ចិន នៅ​ក្នុង​មហា​សមុទ្រ​ចិន ខាង​កើត​ដែន​វៀតណាម​ភាគ​ខាង​ជើង​និង​ខាង​អាគ្នេយ៍​ដែន​តុងកាំង (វៀតណាម​ខាង​ជើង) : កោះ​ហៃណាំ ។ ជន​ជាតិ​ចិន​ដែល​កើត​នៅ​ក្នុង​កោះ​នោះ : ចិន​ហៃណាំ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កោះ​ហៃណាំ </text:p>
            <text:p text:style-name="P1">ចិន​ហៃណាំ </text:p>
          </table:table-cell>
        </table:table-row>
        <table:table-row>
          <table:table-cell table:style-name="តារាង1.A2" office:value-type="string">
            <text:p text:style-name="P8">១៥០៩០</text:p>
          </table:table-cell>
          <table:table-cell table:style-name="តារាង1.A2" office:value-type="string">
            <text:p text:style-name="P10">ហៃម​ពណ៌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ៃមៈព័រ ឬ ហែម៉ៈ--</text:p>
          </table:table-cell>
          <table:table-cell table:style-name="តារាង1.D2" office:value-type="string">
            <text:p text:style-name="P3">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(ហៃម “ដែល​ជា​មាស ឬ​ដែល​ដូច​មាស” + វណ៌ “សម្បុរ”, វ &gt; ព; បា. ហេម + វណ្ណ) ព័ណ៌​មាស​ឬ​ព័ណ៌​ដូច​មាស : សំពត់​ហៃម​ព័ណ៌ ។ </text:p>
          </table:table-cell>
          <table:table-cell table:style-name="តារាង1.D2" office:value-type="string">
            <text:p text:style-name="P3">--ព័ណ៌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៩១</text:p>
          </table:table-cell>
          <table:table-cell table:style-name="តារាង1.A2" office:value-type="string">
            <text:p text:style-name="P10">ហៃមវតី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--មៈវៈតី ឬ ហែម៉ៈវៈដី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មើល​ពាក្យ ហេមវតី ឬ ហិមវ័ត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៩២</text:p>
          </table:table-cell>
          <table:table-cell table:style-name="តារាង1.A2" office:value-type="string">
            <text:p text:style-name="P10">ហៃរិក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ៃ--ឬ ហែ--</text:p>
          </table:table-cell>
          <table:table-cell table:style-name="តារាង1.D2" office:value-type="string">
            <text:p text:style-name="P3">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ចោរ, ចោរ​លប​លួច (បើ​ស្រ្តី​ជា ហៃរិកា) ព. កា. : រី​គ្រឿង​ចាប់​ចង​ គ្រឿង​ឃុំ​ឃាំង​ផង គឺ​ពួក​ហៃរិក វា​ផ្តើម​បង្កើត ជា​គ្រឿង​គួរ​ភ្លឹក បើ​គ្មាន​ហៃរិក គុក​ក៏​មិន​មាន ។ មូស​បង្កើត​មុង ហៃរិក​ព្រយុង ព្រយឹត​ឈ្លានពាន នាំ​ឲ្យ​រាជការ នៅ​ស្ងៀម​ពុំ​បាន បាប​ហៃរិក​ច្រាន​ឲ្យ​សង់​គុក​ចាំ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៩៣</text:p>
          </table:table-cell>
          <table:table-cell table:style-name="តារាង1.A2" office:value-type="string">
            <text:p text:style-name="P10">ហៃសាន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ឈ្មោះ​ឈើ​ព្រៃ​មួយ​ប្រភេទ មាន​ផ្កា​លឿង សណ្ឋាន​ស្រដៀង​នឹង​ផ្កា​អង្កាញ់​ស្ទើរ​ចាប់​ច្រឡំ មាន​រស​ល្វីង, មាន​ខ្លឹម​ខ្មៅ​សាច់​រឹង, ប្រើ​ធ្វើ​ជា​ថ្នាំ​រម្ងាប់​រោគ​បាន​ច្រើន​ប្រភេទ : ខ្លឹម​ហៃសាន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៩៤</text:p>
          </table:table-cell>
          <table:table-cell table:style-name="តារាង1.A2" office:value-type="string">
            <text:p text:style-name="P10">ហៃអើ !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ឧ.</text:p>
          </table:table-cell>
          <table:table-cell table:style-name="តារាង1.D2" office:value-type="string">
            <text:p text:style-name="P1">ពាក្យ​បន្ទរ​ក្នុង​ល្បែង​អុំ​ទូក-ង​ប្រណាំង​ជាដើម, ប្រើ​ក្នុង​វេលា​ប៉ប្រះ​ទូក (អ្នក​ម្នាក់​ស្រែក​ថា) : ទូក-ង​ផ្កា​ចារ, (អ្នក​ទាំងអស់​ស្រែក​ព្រម​គ្នា​ថា) ហៃអើ​ៗ ! (ប្រើ​សំឡេង​យឺត : ហៃ-អើ ហៃ-អើ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៩៥</text:p>
          </table:table-cell>
          <table:table-cell table:style-name="តារាង1.A2" office:value-type="string">
            <text:p text:style-name="P10">ហោ</text:p>
          </table:table-cell>
          <table:table-cell table:style-name="តារាង1.A2" office:value-type="string">
            <text:p text:style-name="P3">១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.</text:p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1">(ហ្ច់ អ. ថ. ហ “ខ្ចប់”) ខ្ចប់​ដោយ​ក្រដាស​ជា​កញ្ចប់​ខ្ពស់​ច្រឡោ​ឬ​ជា​រាង​បួន​ជ្រុង : ហោ​ស្ករ-ស ។ រុំ​សព​ឥស្សរ​ជន​មាន​ក្សត្រិយ៍​ទ្រង់​រាជ្យ​ជាដើម : ហោ​ព្រះ​បរម​សព, ហោ​ព្រះ​សព, ហោ​សព (ប្រើ​តាម​ថ្នាក់​ឥស្សរ​ជន)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3">២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(ហ្ច់ អ. ថ. ហ “កញ្ចប់”) កញ្ចប់​ដែល​ខ្ចប់​ជា​រាង​ច្រឡោ​ឬ​ជា​រាង​បួន​ជ្រុង : ឈើ​គូស​មួយ​ហោ, បារី​ថ្នាំ​ខ្មែរ​មួយ​ហោ ។ ចំនួន​អំបោះ ២០ ដុំ (ក្នុង​មួយ​ដុំ ១០ ប៉ោយ ក្នុង​មួយ​ប៉ោយ ៧ កម្រង ក្នុង​មួយ​កម្រង ៨០ សរសៃ) : អំបោះ​មួយ​ហ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3">៣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1">ដែល​មាន​សាច់​ប៉ោង​ឬ​ជ្រួញ​ខ្លះ​ដោយ​អន្លើ​មិន​រាប​ស្មើ (ចំពោះ​តែ​វត្ថុ​មាន​សាច់​ទន់ យ៉ាង​ដូច​សំពត់​ឬ​ក្រដាស​ជាដើម​ដែល​ដេរ​ឬ​បត់, ខ្ចប់​ជា​ជាន់) : សង្ឃាដី​ឡើង​សាច់​ហោ​មួយ​ផ្ទាំង; ដេរ​ប្រយ័ត្ន​កុំ​ឲ្យ​ហោ !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3">៤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ចិ.</text:p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1">ល្អ; ត្រូវ : ធ្វើ​យ៉ាង​ហ្នឹង​មិន​ហោ​ទេ ! (ព. សា.)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3">៥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(ហ្ច អ. ថ. ហ៎) មន្ទីរ ។ ហោ​គ្រឿង មន្ទីរ​ទុក​គ្រឿង​ទ្រង់​សម្រាប់​ព្រះ​រាជា ឬ​មន្ទីរ​សម្រាប់​ព្រះ​រាជា​ទ្រង់​សោយ​ព្រះ​ក្រយា​ស្ងោយ (ធ្វើ​ក្នុង​ព្រះ​បរម​រាជ​វាំង) ។ ហោណ័ង ឬ ហោណាំង (ស. <text:span text:style-name="T2">ហ្ចន័់ង</text:span><text:span text:style-name="T1"> </text:span>អ. ថ. ហ៎ណ័ង “ផ្ទះ​សម្រាប់​អង្គុយ​លេង​ឬ​សម្រាប់​ទទួល​ភ្ញៀវ”) ផ្ទះ​តូច​ទទឹង​ពី​ខាង​មុខ​ត​ភ្ជាប់​ពី​ផ្ទះ​ធំ​មក បណ្តាល​ប្រវែង​គ្នា​នឹង​ទទឹង​ផ្ទះ​ធំ​សម្រាប់​អង្គុយ​ឬ​ដេក​រំហើយ​សម្រាក​កាយ​ឬ​សម្រាប់​ទទួល​ភ្ញៀវ ។ ហោត្រ័យ ឬ ហោត្រៃ (ស. ហ្ច “មន្ទីរ” + សំ. ត្រយ ឬ ត្រៃ “៣”) មន្ទីរ​តម្កល់​គម្ពីរ​ព្រះ​ត្រៃ​បិដក​ឬ​តម្កល់​គម្ពីរ​ផ្សេង​ៗ​ផង​ក៏​បាន, ធម្ម​មន្ទីរ (ធ្វើ​តែ​ក្នុង​ទី​វត្ត) ។ ហោ​ព្រះ មន្ទីរ​តម្កល់​សុទ្ធ​តែ​ព្រះ​ពុទ្ធ​រូប​ច្រើន​ព្រះ​អង្គ (ធ្វើ​តែ​ក្នុង​ទី​វត្ត​និង​ក្នុង​ព្រះ​បរម​រាជ​វាំង) ។ ហោ​ព្រះ​អដ្ឋិ មន្ទីរ​តម្កល់​ព្រះ​អដ្ឋិ​នៃ​ក្សត្រិយ៍​ទ្រង់​រាជ្យ​និង​ព្រះ​អដ្ឋិ​នៃ​ក្សត្រា​ក្សត្រី​ទាំងឡាយ (ធ្វើ​ក្នុង​ព្រះ​បរម​រាជ​វាំង) ។ល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ោ​គ្រឿង</text:p>
            <text:p text:style-name="P1">ហោណ័ង</text:p>
            <text:p text:style-name="P1">ហោ​ត្រ័យ</text:p>
            <text:p text:style-name="P1">ហោ​ព្រះ</text:p>
            <text:p text:style-name="P1">ហោ​ព្រះ​អដ្ឋិ </text:p>
            <text:p text:style-name="P1"/>
          </table:table-cell>
        </table:table-row>
        <table:table-row>
          <table:table-cell table:style-name="តារាង1.A2" office:value-type="string">
            <text:p text:style-name="P8">១៥០៩៦</text:p>
          </table:table-cell>
          <table:table-cell table:style-name="តារាង1.A2" office:value-type="string">
            <text:p text:style-name="P10">ហ៊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1">ស្រែក​បន្លឺ​សូរ​សព្ទ ឮ​ខ្ពស់​គ្រលួច​ស្រួច​ឡើង ឬ​ស្រែក​បន្លឺ​សូរ​សព្ទ គឹកកង​ខ្ពស់​គ្រលួច​ស្រួច​ឡើង​ព្រម​គ្នា​យក​ជ័យ​ឬ​ដោយ​សេចក្តី​រីករាយ​ក្នុង​ការ​លេង​កំសាន្ត​សប្បាយ​ជាដើម : ហ៊ោ​យក​ជ័យ, ហ៊ោ​សប្បាយ, ហ៊ោ​ក្រេវ​ៗ ។ ហ៊ោ​កញ្រ្ជៀវ ហ៊ោ​ខ្ញៀវខ្ញារ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៊ោ​កញ្រ្ជៀវ </text:p>
          </table:table-cell>
        </table:table-row>
        <table:table-row>
          <table:table-cell table:style-name="តារាង1.A2" office:value-type="string">
            <text:p text:style-name="P8">១៥០៩៧</text:p>
          </table:table-cell>
          <table:table-cell table:style-name="តារាង1.A2" office:value-type="string">
            <text:p text:style-name="P10">ហោ --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មើល​ក្នុង​ពាក្យ ហោ ៥ ន.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៩៨</text:p>
          </table:table-cell>
          <table:table-cell table:style-name="តារាង1.A2" office:value-type="string">
            <text:p text:style-name="P10">ហោក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1">ដែល​សឹក​ធំ​ហួស​ពី​កំណត់​ដើម : ដុំ​រទេះ​ហោក ។ ហោក-ក រលុង​បំពុង​ក​ព្រោះ​ខំ​ប្រឹង​ស្រែក​ខ្លាំង​ហួស​ប្រមាណ ។ ស្តី​ថា​ហោក​មាត់​ហោក-ក (ព. ប្រ.) ស្តី​ប្រដៅ​រឿយ​ៗ​ពេក​ឥត​អាក់​ខាន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០៩៩</text:p>
          </table:table-cell>
          <table:table-cell table:style-name="តារាង1.A2" office:value-type="string">
            <text:p text:style-name="P10">ហោង</text:p>
          </table:table-cell>
          <table:table-cell table:style-name="តារាង1.A2" office:value-type="string">
            <text:p text:style-name="P3">១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ឈ្មោះ​ខ្យង​មួយ​ប្រភេទ រាង​មូល សំបក​រលីង សម្បុរ​ស្នែង​គោ​ឬ​ស្នែង​ក្របី, ច្រើន​កើត​នៅ​ក្នុង​បឹង : ខ្យង​ហោ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ខ្យង​ហោង </text:p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3">២</text:p>
          </table:table-cell>
          <table:table-cell table:style-name="តារាង1.D2" office:value-type="string">
            <text:p text:style-name="P3">អ្ហង</text:p>
          </table:table-cell>
          <table:table-cell table:style-name="តារាង1.D2" office:value-type="string">
            <text:p text:style-name="P3">ព. បុ.</text:p>
          </table:table-cell>
          <table:table-cell table:style-name="តារាង1.D2" office:value-type="string">
            <text:p text:style-name="P3">និ.</text:p>
          </table:table-cell>
          <table:table-cell table:style-name="តារាង1.D2" office:value-type="string">
            <text:p text:style-name="P1">ពាក្យ​សម្រាប់​ប្រើ​ក្នុង​ខាង​ចុង​បំផុត​នៃ​ដំណើរ​សេចក្ដី​ដែល​ចប់​ស្រេច : ចប់​តែ​ប៉ុណ្ណេះ​ហោង; ចូរ​ធ្វើ​សទ្ទ​សញ្ញា​ថា សាធុ ឲ្យ​ព្រម​គ្នា​ទៅ​ហោង ! ។ បុរាណ​ប្រើ​សំដៅ​សេចក្ដី​ថា “ឯង” ក៏​មាន : នេះ​ហោង នេះ​ឯង; បា​ហោង បា​ឯង; អ្នក​ហោង អ្នក​ឯង​ឬ​ខ្លួន​អ្នក ។ ស្រេច​ហោង ! ស្រេច​តែ​ម្តង !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១០០</text:p>
          </table:table-cell>
          <table:table-cell table:style-name="តារាង1.A2" office:value-type="string">
            <text:p text:style-name="P10">ហោច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គុ. ឬ កិ. វិ.</text:p>
          </table:table-cell>
          <table:table-cell table:style-name="តារាង1.D2" office:value-type="string">
            <text:p text:style-name="P1">ដែល​មាន​តិច​ណាស់, ដែល​ស្ទើរ​តែ​នឹង​គ្មាន : របស់​ហោច; រក​បាន​ដោយ​នូវ​ហោច, មាន​យ៉ាង​ហោច ។ ព. ទ. បុ. ថា : ទឹក​ឡើង​ត្រី​ស៊ី​ស្រមោច, ដល់​ទឹក​ហោច ស្រមោច​ស៊ី​ត្រី មាន​អត្ថន័យ​ថា អ្នក​មាន​បុណ្យ​ស័ក្តិ ឬ​អ្នក​មាន​ទ្រព្យ​ច្រើន ដែល​ប្រើ​អំណាច​ជិះ​ជាន់​អ្នក​តូច​ទាប, លុះ​ដល់​ខ្លួន​មាន​សភាព​ជា​អ្នក​ទន់​ខ្សោយ, បែរ​ជា​អ្នក​តូច​ទាប​លែង​គោរព​កោត​ខ្លាច អាច​ធ្វើ​ឫក​គ្រហើ​ដាក់​វិញ (មាន​ន័យ​ស្រដៀង​គ្នា​នឹង ព. ទ. បុ. ថា : កង់​ត្រាច​កង់​ធ្នង់ ដែរ) ។ ហោច​ទៅ ឬ ដោយ​ហោច​ទៅ និ. យ៉ាង​តិច​ណាស់​ទៅ, យ៉ាង​ក្រ​ណាស់​ទៅ​ឬ​ដោយ​តិច​ណាស់​ទៅ, ដោយ​ពិបាក​រក​ណាស់​ទៅ (ត្រូវ​ប្រើ​ពាក្យ សូម្បី, សព្វ​បើ, គ្រាន់​តែ, ទុក​ជា នេះ ពាក្យ​ណា​មួយ​បន្ទាប់​ជា​ដរាប): ដោយ​ហោច​ទៅ សូម្បី​តែ​ឧស​ដុត​ក៏​ក្រ​ដែរ ។ ហិន​ហោច (ម. ព. ហិន)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ិន​ហោច</text:p>
          </table:table-cell>
        </table:table-row>
        <table:table-row>
          <table:table-cell table:style-name="តារាង1.A2" office:value-type="string">
            <text:p text:style-name="P8">១៥១០១</text:p>
          </table:table-cell>
          <table:table-cell table:style-name="តារាង1.A2" office:value-type="string">
            <text:p text:style-name="P10">ហោច​</text:p>
            <text:p text:style-name="P10">ល្អោញ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ព. សា.</text:p>
          </table:table-cell>
          <table:table-cell table:style-name="តារាង1.D2" office:value-type="string">
            <text:p text:style-name="P3">គុ. ឬ កិ. វិ.</text:p>
          </table:table-cell>
          <table:table-cell table:style-name="តារាង1.D2" office:value-type="string">
            <text:p text:style-name="P1">ហោច​ពន់ពេក, ហោច​ណាស់ : របស់​ហោច​ល្អោញ; រក​បាន​យ៉ាង​ហោច​ល្អោញ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១០២</text:p>
          </table:table-cell>
          <table:table-cell table:style-name="តារាង1.A2" office:value-type="string">
            <text:p text:style-name="P10">ហោជា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ធៀប ស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(<text:span text:style-name="T2">ហូជœាង</text:span><text:span text:style-name="T1"> </text:span>អ. ថ. ហូ៎ធាង “ត្រចៀក​ដំរី”, ប្រើ​ជា​ឈ្មោះ​បន្ទះ​ក្តារ​ផ្គុំ​ភ្ជាប់​គ្នា​ធ្វើ​ជា​រូប​ឆាក​មាន​សណ្ឋាន​ស្រដៀង​នឹង​ត្រចៀក​ដំរី) របាំង​ដាក់​ត្រង់​ខាង​ក្រោម​ចុង​ដំបូល​គ្រឹះ​វិហារ​ឬ​សាលា​ជាដើម មាន​សណ្ឋាន​បី​ជ្រុង​ស្មើ​ភាគ​ឬ​ស្រួច​ខាង​លើ​ជាង​បន្តិច ធ្វើ​ជា​ឋាន​លាត​ក៏​មាន ធ្លាក់​ឬ​គូរ​ជា​ក្បាច់​រចនា​ក៏​មាន : ហោជាង​ស្លឹក, ហោជាង​ឈើ, ហោជាង​បាយអ, ហោជាង​បេតុង; ហោជាង​ប្រាសាទ, ហោជាង​វិហារ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១០៣</text:p>
          </table:table-cell>
          <table:table-cell table:style-name="តារាង1.A2" office:value-type="string">
            <text:p text:style-name="P10">ហោណ័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មើល​ក្នុង​ពាក្យ ហោ ៥ ន.) ។</text:p>
          </table:table-cell>
          <table:table-cell table:style-name="តារាង1.D2" office:value-type="string">
            <text:p text:style-name="P3">ហោណាំង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១០៤</text:p>
          </table:table-cell>
          <table:table-cell table:style-name="តារាង1.A2" office:value-type="string">
            <text:p text:style-name="P10">ហោតិល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បារ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(ហូតែល Hotel) ផ្ទះ​សម្រាប់​ជួល​ដេក ព្រម​ទាំង​មាន​លក់​ភោជនាហារ​គ្រប់​ព្រម​ផង; ភោជនាគារ, ភត្តាគារ : នាំ​គ្នា​ទៅ​បរិភោគ​ភោជនាហារ​ឯ​ហោតិល ។ ខ្មែរ​ប្រើ​ដោយ​ន័យ​ផ្សេង​ទៀត ជា​ឈ្មោះ​បែប​កាត់​សក់​ខ្លី​មាន​សណ្ឋាន​ស្មើ​ខាង​លើ ឬ​ខូង​កណ្តាល​បន្តិច : កាត់​សក់​ហោតិល (សម័យ​ឥឡូវ​មិន​សូវ​ប្រើ)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១០៥</text:p>
          </table:table-cell>
          <table:table-cell table:style-name="តារាង1.A2" office:value-type="string">
            <text:p text:style-name="P10">ហោត្រ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ោត-ត្រៈ ឬ ហោត</text:p>
          </table:table-cell>
          <table:table-cell table:style-name="តារាង1.D2" office:value-type="string">
            <text:p text:style-name="P3">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វត្ថុ​ដ៏​ឧត្តម​សម្រាប់​បូជា​ភ្លើង; ទឹក​ដោះ​ថ្លា​សម្រាប់​ថ្វាយ​ព្រះ​អគ្និ; ការ​បូជា​យញ្ញ (តាម​លទ្ធិ​ព្រាហ្មណ៍)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១០៦</text:p>
          </table:table-cell>
          <table:table-cell table:style-name="តារាង1.A2" office:value-type="string">
            <text:p text:style-name="P10">ហោត្រ័យ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ម. ក្នុង ព. ហោ ៥ ន.) ។</text:p>
          </table:table-cell>
          <table:table-cell table:style-name="តារាង1.D2" office:value-type="string">
            <text:p text:style-name="P3">ហោត្រៃ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១០៧</text:p>
          </table:table-cell>
          <table:table-cell table:style-name="តារាង1.A2" office:value-type="string">
            <text:p text:style-name="P10">ហោប៉ៅ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. 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(<text:span text:style-name="T2">ក្រះប៉៎ៅ</text:span><text:span text:style-name="T1"> អ. ថ. </text:span><text:span text:style-name="T2">ក្រៈប៉៎ៅ</text:span>) ថង់​ដេរ​ភ្ជាប់​នឹង​អាវ​ឬ​ខោ​ជាដើម : ហោប៉ៅ​អាវ, ហោប៉ៅ​ខ្សែ​ក្រវាត់​ស្បែក (ហៅ កាប៉ៅ ក៏​បាន) ។ ហោប៉ៅ​ស្បែក សំពៀត​ស្បែក (ហៅ កាប៉ៅ​ស្បែក ក៏​បាន) ។ (ព. ប្រ.) ធូរ​ហោប៉ៅ នៅ​សល់​ប្រាក់​បន្តិចបន្តួច ចាយ​វាយ​មិន​គ្រប់​គ្រាន់ ។ ស្ងួត​ហោប៉ៅ អស់​ប្រាក់​ចាយ ។ល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១០៨</text:p>
          </table:table-cell>
          <table:table-cell table:style-name="តារាង1.A2" office:value-type="string">
            <text:p text:style-name="P10">ហោម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ំ. បា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ការ​បូជា​ទេវតា​ដោយ​សាច​ទឹក​ដោះ​ថ្លា​ទៅ​ក្នុង​ភ្លើង (តាម​លទ្ធិ​ព្រាហ្មណ៍); ការ​បូជា​យញ្ញ; ការ​សែន, ការ​សែន​ព្រេន ។ ហោម​កម្ម (--មៈក័ម) ការ​ធ្វើ​ហោម ។ ហោម​ការ ឬ --ការកៈ (--មៈ--) អ្នក​ធ្វើ​ហោម (បើ​ស្រ្តី​ជា ហោម​ការិកា) ។ ហោម​កាល (--មៈ--) កាល ឬ​ពេល​ដែល​ត្រូវ​ធ្វើ​ហោម ។ ហោម​ពិធី (ហោ-មៈ-- ឬ​ហោម--) ពិធី​ធ្វើ​ហោម; ការ​តាំង​ពិធី​ប្រសិទ្ធី​សិល្ប​វិទ្យា​ជាដើម : តាំង​ហោម​ពិធី, ធ្វើ​ហោម​ពិធី ។ ហោម​ភណ្ឌ (--មៈភ័ន) ប្រដាប់​សម្រាប់​ប្រើ​ក្នុង​ការ​ធ្វើ​ហោម, គ្រឿង​ហោម ។ ហោម​វេស្ម័ន, ហោម​សាលា (--មៈ--) ឬ​ ហោមាគារ រោង​សម្រាប់​ធ្វើ​ហោម ។ល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ោម​កម្ម</text:p>
            <text:p text:style-name="P1">ហោម​ការ</text:p>
            <text:p text:style-name="P1">ហោម​កាល</text:p>
            <text:p text:style-name="P1">ហោម​ពិធី</text:p>
            <text:p text:style-name="P1">ហោម​ភណ្ឌ</text:p>
            <text:p text:style-name="P1">ហោម​សាលា</text:p>
          </table:table-cell>
        </table:table-row>
        <table:table-row>
          <table:table-cell table:style-name="តារាង1.A2" office:value-type="string">
            <text:p text:style-name="P8">១៥១០៩</text:p>
          </table:table-cell>
          <table:table-cell table:style-name="តារាង1.A2" office:value-type="string">
            <text:p text:style-name="P10">ហោម --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មើល​ក្នុង​ពាក្យ ហោម) ។</text:p>
          </table:table-cell>
          <table:table-cell table:style-name="តារាង1.D2" office:value-type="string">
            <text:p text:style-name="P3">ហោមា--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១១០</text:p>
          </table:table-cell>
          <table:table-cell table:style-name="តារាង1.A2" office:value-type="string">
            <text:p text:style-name="P10">ហោម​រោ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បា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(ហោម ន. “ការ​បូជា”) ការ​បូជា​រោង គឺ​ការ​តាំង​ហោម​ពិធី​មុន​បង្អស់​ក្នុង​ពេល​ចូល​រោង​ពិធី​បុណ្យ​ធំ​ឬ​ពិធី​មង្គល​ការ​អាពាហ៍ពិពាហ៍, គេ​ត្រូវ​ឲ្យ​អ្នក​ភ្លេង​លេង​បទ​តន្រ្តី​ឈ្មោះ ហោម​រោង មុន​បទ​ភ្លេង​ឯ​ទៀត ។ អ្នក​ភ្លេង​ស្រុក​ខ្លះ​ហៅ​ក្លាយ​ឃ្លាត​ថា ភ្លេង​ហ៊ុម​រោង, ខ្លះ​ហៅ​ក្លាយ​មក​ទៀត​ថា ភ្លេង​ឃុំ​រោង; <text:s/>គួរ​ហៅ ហោម​រោង វិញ ទើប​ត្រឹម​ត្រង់​តាម​ប្រភព​របស់​ពាក្យ ។ ប្រើ​ជា កិ. ក៏​មាន : ល្ខោន​ហោម​រោង ល្ខោន​ផ្តើម​បើក​ឆាក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១១១</text:p>
          </table:table-cell>
          <table:table-cell table:style-name="តារាង1.A2" office:value-type="string">
            <text:p text:style-name="P10">ហោរ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ោ</text:p>
          </table:table-cell>
          <table:table-cell table:style-name="តារាង1.D2" office:value-type="string">
            <text:p text:style-name="P3">ពាក្យ​ឃ្លាត​ក្ល. មក​ពី 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(ហោរា) អ្នក​ចេះ​ហោរា​សាស្រ្ត​ឬ​អ្នក​ចេះ​តារា​សាស្រ្ត, ហិណ្ឌិក : ក្បួន​ហោរ, ទំនាយ​ហោរ ។ ព. ទ. បុ. ភូត​នៅ​ហោ​ចោរ​នៅ​ជាង ធម្មតា​ហោរ​ច្រើន​តែ​ភូត​កុហក​ផ្សំ​ខ្លះ, ធម្មតា​ជាង​មាស​ប្រាក់ ច្រើន​តែ​លប​គៃកិប​យក​មាស​ប្រាក់​ដែល​គេ​យក​មក​ជួល​ឲ្យ​ធ្វើ​គ្រឿង​មាស​ប្រាក់​ខ្លះ (ប៉ុន្តែ​បើ​តាម​ពិត, មិន​មែន​សុទ្ធ​តែ​ដូច្នោះ​ទាំងអស់​គ្នា​ទេ) ។ ហោរា​សាស្រ្ត (--រ៉ាសាស) ក្បួន​ហោរ; វិជ្ជា​សម្រាប់​ហោរ, តារា​សាស្រ្ត ឬ​ជោតិ​សាស្រ្ត ។ ហោរាចារ្យ (--រ៉ាចា; សំ. ហោរា + អាចាយ៌) អ្នក​ស្ទាត់​ជំនាញ​ខាង​ហោរា​សាស្រ្ត, គ្រូ​ហោរ, ជោតិកាចារ្យ, ហិណ្ឌិកាចារ្យ ។ ព. កា. ថា: ពួក​ហោរ​ព្យាករ ថា​បុត្រ​បវរ កប​ដោយ​លក្ខណា នៅ​ជា​គ្រហស្ថ នឹង​បាន​ឡើង​ជា ចក្រ​ពត្រា- ធិរាជ​អង្គ​ឯក ។ បើ​ទ្រង់​ព្រះ​ផ្នួស នឹង​បាន​ឡើង​ហួស ដល់​ធម៌​ដ៏​ប្លែក គឺ​ជា​ព្រះ​ពុទ្ធ វិសុទ្ធ​ក្រៃ​ពេក ជា​សាស្តា​ឯក តែ​មួយ​ក្នុង​លោក ។ (ពួក​ហោរ​ថ្វាយ​ទំនាយ​ចំពោះ​ព្រះ​សិទ្ធត្ថ​កុមារ ) ។ល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ោរា​សាស្រ្ត</text:p>
            <text:p text:style-name="P1">ហោរាចារ្យ</text:p>
          </table:table-cell>
        </table:table-row>
        <table:table-row>
          <table:table-cell table:style-name="តារាង1.A2" office:value-type="string">
            <text:p text:style-name="P8">១៥១១២</text:p>
          </table:table-cell>
          <table:table-cell table:style-name="តារាង1.A2" office:value-type="string">
            <text:p text:style-name="P10">ហោរ <text:s/>--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មើល​ក្នុង​ពាក្យ ហោរ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១១៣</text:p>
          </table:table-cell>
          <table:table-cell table:style-name="តារាង1.A2" office:value-type="string">
            <text:p text:style-name="P10">ហោរា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--រ៉ា</text:p>
          </table:table-cell>
          <table:table-cell table:style-name="តារាង1.D2" office:value-type="string">
            <text:p text:style-name="P3">សំ. 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កម្រិត​វេលា, កម្រិត​រាសី, ដំណើរ​នៃ​ចក្ក​រាសី; ម៉ោង; ជតា​ឬ​ជាតា, ជតា​រាសី; លក្ខណៈ; លេខា ។ ហោរាចារ្យ (មើល​ក្នុង​ពាក្យ ហោរ) ។ ហោរា​សាស្រ្ត ក្បួន​ហោរ; វិជ្ជា​សម្រាប់​ហោរ, តារា​សាស្រ្ត ឬ​ជោតិ​សាស្រ្ត ។ល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ោរាចារ្យ</text:p>
            <text:p text:style-name="P1">ហោរា​សាស្រ្ត</text:p>
          </table:table-cell>
        </table:table-row>
        <table:table-row>
          <table:table-cell table:style-name="តារាង1.A2" office:value-type="string">
            <text:p text:style-name="P8">១៥១១៤</text:p>
          </table:table-cell>
          <table:table-cell table:style-name="តារាង1.A2" office:value-type="string">
            <text:p text:style-name="P10">ហោរា <text:s/>--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មើល​ក្នុង​ពាក្យ ហោរ និង ហោរា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១១៥</text:p>
          </table:table-cell>
          <table:table-cell table:style-name="តារាង1.A2" office:value-type="string">
            <text:p text:style-name="P10">ហោរ៉ា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ឈ្មោះ​ក្តាត​មួយ​ប្រភេទ ស្លឹក​ធំ​ៗ​ឡើង​គល់​ជា​មើម​ធំ មាន​រស​ជាតិ​រមាស់​ខ្លាំង : ក្តាត​ហោរ៉ា​ច្រើន​ដុះ​ក្នុង​ម្លប់​មាន​ដី​សើម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១១៦</text:p>
          </table:table-cell>
          <table:table-cell table:style-name="តារាង1.A2" office:value-type="string">
            <text:p text:style-name="P10">ហោល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1">ដុត​ថ្នាំ​រម្ងាប់​រោគ​ឲ្យ​ហុយ​ផ្សែង ទទូរ​សំពត់​ហ៊ុម​ជិត​ស្រូប​ផ្សែង ដើម្បី​ឲ្យ​សះ​ជា​រោគ​ដោយ​អំណាច​ថ្នាំ​នោះ : ហោល​ថ្នាំ​ឫស​ដូង ។ ម. ព. ឆ្ពុង និង រំ ផ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១១៧</text:p>
          </table:table-cell>
          <table:table-cell table:style-name="តារាង1.A2" office:value-type="string">
            <text:p text:style-name="P10">ហោល​ៗ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1">រហោល​ៗ (ម. ប្រ., ច្រ. ប្រ. រហោល​ៗ ជា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១១៨</text:p>
          </table:table-cell>
          <table:table-cell table:style-name="តារាង1.A2" office:value-type="string">
            <text:p text:style-name="P10">ហោះ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1">ទៅ​<text:span text:style-name="T5">ឯ​</text:span>អាកាស, អណ្តែត​ទៅ​ឯ​អាកាស: ទេវតា​ហោះ, យក្ស​ហោះ ។ ព. ប្រ. ទៅ​មក​ភ្លែត​ចុះ​ភ្លែត​ឡើង​ឬ​ប៉ើច​ចុះ​ប៉ើច​ឡើង : ក្នុង​មួយ​ថ្ងៃ​ៗ​គ្មាន​នៅ​ផ្ទះ​ទេ​ចេះ​តែ​ហោះ​ចុះ​ហោះ​ឡើង​ពី​នេះ​ទៅ​នុះ​ពី​នុ៎ះ​ទៅ​ឯ​ណោះ ! ។ ហោះ​ធ្យាន ទៅ​តាម​ផ្លូវ​អាកាស​ដោយ​អំណាច​ធ្យាន​ឬ​ដោយ​ឫទ្ធិ​នៃ​ធ្យាន (ម. ព. ធ្យាន ផង) ។ ហោះ​ហើរ ហោះ​លឿន​ភ្លែត​ដូច​បក្សី​ហើរ ។ គោម​ហោះ គោម​ធ្វើ​ដោយ​ក្រដាស​ស្តើង​រាង​ធំ​ច្រឡោ​បាត​ជិត មាត់​ច្រហ, លឿន​ទៅ​ឯ​អាកាស​ដោយ​កម្លាំង​ផ្សែង​បំប៉ោង​ឡើង​ច្រាន​ឲ្យ​អណ្តែត​ទៅ ។ យន្តហោះ យន្ត​មាន​មនុស្ស​ជិះ​អណ្តែត​លឿន​ទៅ​តាម​អាកាស (អាកាស​យាន) ។ល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ោះ​ធ្យាន </text:p>
            <text:p text:style-name="P1">ហោះ​ហើរ</text:p>
          </table:table-cell>
        </table:table-row>
        <table:table-row>
          <table:table-cell table:style-name="តារាង1.A2" office:value-type="string">
            <text:p text:style-name="P8">១៥១១៩</text:p>
          </table:table-cell>
          <table:table-cell table:style-name="តារាង1.A2" office:value-type="string">
            <text:p text:style-name="P10">ហៅ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ំ.; បា.</text:p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1">(ហវ៑ ឬ ហៅ; ហវ ឬ ហវ៑) ពោល​ពាក្យ​ចេញ​ឈ្មោះ​ដល់: មាតា​ហៅ​បុត្រ​ឲ្យ​មក​បរិភោគ​អាហារ ។ ស្រែក​ដង្ហោយ​ចេញ​ឈ្មោះ​ពី​ចម្ងាយ​ : ស្រែក​ហៅ​គ្នា​ឲ្យ​យក​ទូក​មក​ចម្លង ។ ថា, ឈ្មោះ​ថា, មាន​ឈ្មោះ​ថា : នេះ​ហៅ​អី ?; --គាត់​ឈ្មោះ​មាស​ហៅ​សុវណ្ណ ។ ឲ្យ​ឈ្មោះ​ថា, សន្មត​នាម​ថា : មនុស្ស​បង្ខូច​ប្រយោជន៍​ខ្លួន​និង​ប្រយោជន៍​អ្នក​ដទៃ ហៅ​ថា​ពាល ។ បង្គាប់​ឲ្យ​មក​ឬ​ឲ្យ​ទៅ : មាន​ដីកា​ហៅ​ខ្លួន​ឲ្យ​ចូល​ទៅ​សាលា​ដំបូង។ ហៅ​ភ្ញៀវ អញ្ជើញ​ភ្ញៀវ​ក្នុង​អាវាហ​មង្គល​ជាដើម ។ ហៅ​រក ហៅ​ចេញ​ឈ្មោះ​ដោយ​សេចក្ដី​រាប់អាន​កាល​ណា​បាត់​មុខ​តែង​សួរ​រក ។ល។ ខ្មែរ​បុរាណ​ប្រើ​ជា ហាវ (ម. ព. ហ័វ ផ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ៅ​ភ្ញៀវ</text:p>
            <text:p text:style-name="P1">ហៅ​រក</text:p>
          </table:table-cell>
        </table:table-row>
        <table:table-row>
          <table:table-cell table:style-name="តារាង1.A2" office:value-type="string">
            <text:p text:style-name="P8">១៥១២០</text:p>
          </table:table-cell>
          <table:table-cell table:style-name="តារាង1.A2" office:value-type="string">
            <text:p text:style-name="P11">ហ៊ៅ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យ.</text:p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1">(ហូវ Hâù) គំនាប់; ឈរ​ឱប​ដៃ​គំនាប់; ឈរ​ឱប​ដៃ​ប្តឹង​ឥស្សរ​ជន : ពួក​រាស្រ្ត​ឡើង​<text:span text:style-name="T2">ហ៊ៅ​</text:span>លោក​អភិបាល​ខែត្រ... ។ ឈរ<text:span text:style-name="T2">​ហ៊ៅ </text:span>ឈរ​ឱប​ដៃ​ស្ងៀម​មិន​ស្តី​ថា​អ្វី​គ្រាន់​តែ​សម្តែង​ខ្លួន​ឲ្យ​លោក​អ្នក​ធំ​ឃើញ ហើយ​លោក​នឹង​សួរ​ឲ្យ​ដឹង​ការណ៍ ។ ព. ប្រ. ឈរ​ឆ្មឹង​មិន​ស្តី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១២១</text:p>
          </table:table-cell>
          <table:table-cell table:style-name="តារាង1.A2" office:value-type="string">
            <text:p text:style-name="P10">ហៅហាន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. </text:p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1">(ប្រើ​ជា <text:span text:style-name="T2">ហœាវហាញ</text:span><text:span text:style-name="T1"> </text:span>អ. ថ. ហាវ់ហ៎ាន) មោះមុត, ក្លាហាន​ខ្លាំង : ចិត្ត​ហៅហាន, មនុស្ស​ហៅហាន (ប្រើ​ជា ហាវហាន ក៏​មាន)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១២២</text:p>
          </table:table-cell>
          <table:table-cell table:style-name="តារាង1.A2" office:value-type="string">
            <text:p text:style-name="P10">ហំ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1">មាំ, មាំមួន, មាំ​សាច់​ហាប់; សំណំ : មាឌ​ហំ, រាង​ហំ ។ (ព. កា.) : អ្នក​ប្រុស​មាឌ​ហំ ទាស់​តែ​មិន​ខំ រក​ស៊ី​ធ្វើ​ការ ដល់​ពេល​ប្រពន្ធ ចម្អិន​អាហារ ទើប​ចូល​មក​ស្តារ ពម​ញាត់​ពម​ញាត់ ។ កូន​ប្រុស​ទាំងឡាយ អ្នក​កុំ​រាយមាយ ឥត​ប្រឹង​នឿយ​ហត់ កើត​ជា​កូន​ប្រុស ត្រូវ​ខំ​ខាំ​មាត់ កាន់​ការ​ឲ្យ​ស្ទាត់ កុំ​ធ្វើ​លែនលន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១២៣</text:p>
          </table:table-cell>
          <table:table-cell table:style-name="តារាង1.A2" office:value-type="string">
            <text:p text:style-name="P10">ហ្ន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ិ.</text:p>
          </table:table-cell>
          <table:table-cell table:style-name="តារាង1.D2" office:value-type="string">
            <text:p text:style-name="P1">ពាក្យ​លាន់​មាត់ ដោយ​ស្ងើច, ដោយ​ឆ្ងល់, ដោយ​ត្អូញ​ជាដើម ។ ហ្ន ជា​ពាក្យ​មាន​សំឡេង​ខ្ពស់​ស្រទន់​បន្តិច : ល្អ​ណាស់​ហ្ន !; អ្វី​ហ្ន ?; ពិបាក​ណាស់​តើ​ហ្ន ! ។ ហ្ន៎ ជា​ពាក្យ​មាន​សំឡេង​ខ្ពស់​ស្រទន់​ខ្លាំង : អើ​ហ្ន៎; អ្នក​ណា​ហ្ន៎ ?; ពិបាក​អ្វី​ម្ល៉េះ​ហ្ន៎ ! </text:p>
          </table:table-cell>
          <table:table-cell table:style-name="តារាង1.D2" office:value-type="string">
            <text:p text:style-name="P3">ហ្ន៎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១២៤</text:p>
          </table:table-cell>
          <table:table-cell table:style-name="តារាង1.A2" office:value-type="string">
            <text:p text:style-name="P10">ហ្ន័ង</text:p>
          </table:table-cell>
          <table:table-cell table:style-name="តារាង1.A2" office:value-type="string">
            <text:p text:style-name="P3">១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ម. ព. ណាំង) ។</text:p>
          </table:table-cell>
          <table:table-cell table:style-name="តារាង1.D2" office:value-type="string">
            <text:p text:style-name="P3">ហ្នាំង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3">២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(ហ្ន័ង អ. ថ. <text:span text:style-name="T2">ហ្ន័៎ង</text:span> “ស្បែក”) ឈ្មោះ​ខ្នុរ​មាន​សាច់​ក្លែប​រឹង​បន្តិច, មាន​ឈ្មោះ​ច្រើន​យ៉ាង​តាម​បែប​ដែល​ផ្សេង​គ្នា (ច្រើន​សរសេរ ណាំង​ជាង) : ខ្នុរ​ណាំង​រមៀត ខ្នុរ​ណាំង​សាច់​ក្លែប​លឿង​ដូច​សម្បុរ​សាច់​មើម​រមៀត ។ ខ្នុរ​ណាំង​ល្មុត ឬ ខ្នុរ​ល្មុត ខ្នុរ​ណាំង​សាច់​ក្លែប​ជ្រាយ​បន្តិច ប៉ុន្តែ​ជ្រាយ​មិន​ដល់​ខ្នុរ​បាយ​ស្រា​ទេ មាន​រស​ផ្អែម​ឈ្ងុយ ។ ខ្នុរ​ណាំង​ស្បែក ខ្នុរ​ណាំង​សាច់​ស្វិត​បន្តិច ។ល។</text:p>
          </table:table-cell>
          <table:table-cell table:style-name="តារាង1.D2" office:value-type="string">
            <text:p text:style-name="P3">ហ្នាំង</text:p>
            <text:p text:style-name="P3">ណាំង</text:p>
          </table:table-cell>
          <table:table-cell table:style-name="តារាង1.I2" office:value-type="string">
            <text:p text:style-name="P1">ខ្នុរ​ណាំង​រមៀត</text:p>
            <text:p text:style-name="P1">ខ្នុរ​ណាំង​ល្មុត</text:p>
            <text:p text:style-name="P1">ខ្នុរ​ណាំង​ស្បែក</text:p>
          </table:table-cell>
        </table:table-row>
        <table:table-row>
          <table:table-cell table:style-name="តារាង1.A2" office:value-type="string">
            <text:p text:style-name="P8">១៥១២៥</text:p>
          </table:table-cell>
          <table:table-cell table:style-name="តារាង1.A2" office:value-type="string">
            <text:p text:style-name="P10">ហា៎្ន !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ម. ព. ណ៎ះ ! ឬ ណា៎ !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១២៦</text:p>
          </table:table-cell>
          <table:table-cell table:style-name="តារាង1.A2" office:value-type="string">
            <text:p text:style-name="P10">ហ្នឹ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វិ. ស. </text:p>
          </table:table-cell>
          <table:table-cell table:style-name="តារាង1.D2" office:value-type="string">
            <text:p text:style-name="P1">នុះ : ហ្នឹង​ហើយ នុះ​ហើយ; ហ្នឹង​ឯង នុះ​ឯង; ដំណើរ​ហ្នឹង ដំណើរ​នុះ ។ និ. (ព. សា.) ដូច្នឹង, អីចឹង; អើ (អ្នក​ម្នាក់​ប្រាប់​ថា) : ទៅ​កុំ​ខាន​ហ្ន៎ះ !, (អ្នក​ម្នាក់​ឆ្លើយ​តប​ថា) ហ្នឹង​ឯង ! ។ ហ្នឹង​ហើយ ! អីចឹង​ហើយ ! ។ ហ្នឹង​ឯង ! អីចឹង​ឯង ! ។ បើ​និយាយ​មាន​សំឡេង​ខ្ពស់​ស្រួច​ខ្លាំង ត្រូវ​សរសេរ​ដាក់​ជើង​ក្អែក (+) នេះ​ពី​លើ​ជា <text:span text:style-name="T2">ហ្នឹ៎ង​ហើ៎យ !; ហ្នឹ៎ង​ឯ៎ង</text:span> ! (សម្រាប់​សម្តី​សាមញ្ញ)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្នឹង​ឯង ! <text:s/></text:p>
            <text:p text:style-name="P1">ហ្នឹង​ហើយ !</text:p>
          </table:table-cell>
        </table:table-row>
        <table:table-row>
          <table:table-cell table:style-name="តារាង1.A2" office:value-type="string">
            <text:p text:style-name="P8">១៥១២៧</text:p>
          </table:table-cell>
          <table:table-cell table:style-name="តារាង1.A2" office:value-type="string">
            <text:p text:style-name="P10">ហ្នាំ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ម. ព. ណាំង និង ហ្ន័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១២៨</text:p>
          </table:table-cell>
          <table:table-cell table:style-name="តារាង1.A2" office:value-type="string">
            <text:p text:style-name="P10">ហ្ន៎ះ !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ម. ព. ណ៎ះ ! <text:s/>ឬ ណ្នា៎ !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១២៩</text:p>
          </table:table-cell>
          <table:table-cell table:style-name="តារាង1.A2" office:value-type="string">
            <text:p text:style-name="P10">ហ្ម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(ហ្ម្ច អ. ថ. ហ្ម៎ “ពេទ្យ; អ្នក​ស្ទាត់​ជំនាញ​ក្នុង​កិច្ច​ការ​នោះ​ៗ”) អ្នក​ចេះ​មើល​ជំងឺ, អ្នក​ចេះ​ថ្នាំ​រម្ងាប់​រោគ, គ្រូ​មើល​ជំងឺ, ពេទ្យ : ទៅ​រក​ហ្ម​មក​មើល​ជំងឺ ។ អ្នក​ទាក់​ដំរី ឬ​អ្នក​រក្សា​ដំរី : ហ្ម​ដំរី ។ ហ្ម​ថាវ (ស. <text:span text:style-name="T2">ហ្ម្ចឍ់ៅ</text:span> អ. ថ. ហ្ម៎​ថាវ់) ហ្ម​ចាស់​ទុំ​ជា​គ្រូ​ឬ​ជា​អធិបតី​លើ​អស់​ហ្ម​ដំរី​ក្នុង​ពួក​មួយ​ៗ ។ ហ្ម​នួត (ស. ហ្ម្ចន្វត អ. ថ. ហ្ម៎នួត់) អ្នក​ប្រសប់​ចាប់​សរសៃ គឺ​អ្នក​ដែល​ចេះ​ចាប់​ច្របាច់​រឹត​កែ​សម្រួល​សរសៃ​ឲ្យ​អន់​អស់​កម្លាំង​ឬ​ឲ្យ​ស្រួល​ខ្លួន ។ ហ្ម​ពេទ្យ ឬ ពេទ្យ​ហ្ម គ្រូ​ពេទ្យ (ហៅ គ្រូ​ហ្ម ក៏​បាន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្ម​ថាវ</text:p>
            <text:p text:style-name="P1">ហ្ម​នួត</text:p>
            <text:p text:style-name="P1">ហ្ម​ពេទ្យ</text:p>
            <text:p text:style-name="P1">ពេទ្យ​ហ្ម</text:p>
          </table:table-cell>
        </table:table-row>
        <table:table-row>
          <table:table-cell table:style-name="តារាង1.A2" office:value-type="string">
            <text:p text:style-name="P8">១៥១៣០</text:p>
          </table:table-cell>
          <table:table-cell table:style-name="តារាង1.A2" office:value-type="string">
            <text:p text:style-name="P10">ហ្ម --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មើល​ក្នុង​ពាក្យ ហ្ម)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១៣១</text:p>
          </table:table-cell>
          <table:table-cell table:style-name="តារាង1.A2" office:value-type="string">
            <text:p text:style-name="P10">ហ្មគ្វាម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. 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(ហ្ម្ចគ្វាម អ. ថ. ហ្ម៎ខ្វាម “អ្នក​ប៉ិន​ខាង​ការ​ដោះ​ដំណើរ​ក្តី, អ្នក​កាន់​ក្តី, ស្មា​ក្តី”) ដំណើរ​បណ្ដោះបណ្តៃ​គេចកែ; ដំណើរ​ជជែក​ដោះ​ស្រាយ​ដោយ​សាញ​ប្រដាញ, សម្តី​លូក​ល​មិន​ចេះ​ដាច់​ស្រេច : មនុស្ស​នុ៎ះ​មាន​ហ្មគ្វាម​ច្រើន​ណាស់ ។ កិ. បញ្ចេញ​សម្តី​លែបខាយ​ច្រើន​និយាយ​លូក​ល​ច្រើន : កុំ​ហ្មគ្វាម​ច្រើន​ពេក ! ។ គុ. ឬ កិ. វិ. ដែល​ចេញ​បែប​លែបខាយ​ឬ​លូក​ល​ច្រើន : សម្តី​ហ្មគ្វាម; និយាយ​ហ្មគ្វាម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១៣២</text:p>
          </table:table-cell>
          <table:table-cell table:style-name="តារាង1.A2" office:value-type="string">
            <text:p text:style-name="P10">ហ្ម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.</text:p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21">(ហ្ម្ចង អ. ថ. ហ្ម៎ង) ដែល​មិន​បរិសុទ្ធ, មិន​ស្អាត; ល្អក់ : ហ្មង​ចិត្ត ចិត្ត​ស្មៅហ្មង ។ ន. សេចក្ដី​មិន​បរិសុទ្ធ, មិន​ស្អាត; សេចក្ដី​ឆ្គាំឆ្គង; ដំណើរ​លើសលស់ : ពុំ​ដែល​មាន​ហ្មង, ឥត​មាន​ហ្មង ។ ហ្មង​ឆ្គង​ ខុស​ឆ្គង, ទាស់​ឆ្គង, ឆ្គាំឆ្គង ។ ហ្មងសៅ សៅហ្មង; ឆ្គាំឆ្គង ។ មោះហ្មង មោះមៃ ។ ព. កា. ថា : តាំង​ពី​យូរ​ហើយ ជា​សុខ​កន្តើយ ពុំ​ដែល​មោះហ្មង ទើប​តែ​គ្រា​នេះ ទៅ​ជា​ហ្មង​ឆ្គង មក​ពី​រំលង សុជីវ​ធម៌ ។ល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1">ហ្មងសៅ</text:p>
            <text:p text:style-name="P21">មោះហ្មង </text:p>
            <text:p text:style-name="P21">ហ្មង​ឆ្គង</text:p>
            <text:p text:style-name="P21"/>
          </table:table-cell>
        </table:table-row>
        <table:table-row>
          <table:table-cell table:style-name="តារាង1.A2" office:value-type="string">
            <text:p text:style-name="P8">១៥១៣៣</text:p>
          </table:table-cell>
          <table:table-cell table:style-name="តារាង1.A2" office:value-type="string">
            <text:p text:style-name="P10">ហ្មត់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.</text:p>
          </table:table-cell>
          <table:table-cell table:style-name="តារាង1.D2" office:value-type="string">
            <text:p text:style-name="P3">កិ. ឬ កិ. វិ.</text:p>
          </table:table-cell>
          <table:table-cell table:style-name="តារាង1.D2" office:value-type="string">
            <text:p text:style-name="P1">(ហ្មត អ. ថ. ហ្មុត) អស់, អស់​រលីង, មិន​មាន, មិន​សល់ : ហ្មត់​តែ​ម្តង !; ស៊ី​ហ្មត់, ចោរ​លួច​ហ្មត់, ទាំង​ហ្មត់ (សរសេរ​ជា ម៉ត់ ក៏​មាន តែ​មិន​សូវ​ប្រើ ច្រើន​ប្រើ​តាម​ប្រភព​ដើម​ថា ហ្មត់ នេះ​ឯ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្មត់​តែ​ម្តង</text:p>
          </table:table-cell>
        </table:table-row>
        <table:table-row>
          <table:table-cell table:style-name="តារាង1.A2" office:value-type="string">
            <text:p text:style-name="P8">១៥១៣៤</text:p>
          </table:table-cell>
          <table:table-cell table:style-name="តារាង1.A2" office:value-type="string">
            <text:p text:style-name="P10">ហ្មត់ចត់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.</text:p>
          </table:table-cell>
          <table:table-cell table:style-name="តារាង1.D2" office:value-type="string">
            <text:p text:style-name="P3">គុ. ឬ កិ. វិ.</text:p>
          </table:table-cell>
          <table:table-cell table:style-name="តារាង1.D2" office:value-type="string">
            <text:p text:style-name="P1">(ហ្មតចត អ. ថ. ហ្មុតចុត) ស្អាត, បរិសុទ្ធ, ប្រពៃ, ឥត​មន្ទិល; ត្រឹម​ត្រូវ; គ្រប់​គ្រាន់; ដែល​គួរ​ដល់​ការ : មនុស្ស​ហ្មត់ចត់, ចិត្ត​ហ្មត់ចត់, គំនិត​ហ្មត់ចត់; ធ្វើ​ការ​ហ្មត់ចត់, ចេះ​ហ្មត់ចត់ (សរសេរ​ជា ម៉ត់ចត់ ក៏​មាន តែ​មិន​សូវ​ប្រើ ច្រើន​ប្រើ​តាម​ប្រភព​ដើម​ថា ហ្មត់ចត់ នេះ​ឯ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១៣៥</text:p>
          </table:table-cell>
          <table:table-cell table:style-name="តារាង1.A2" office:value-type="string">
            <text:p text:style-name="P10">ហ្មត់ហ្ម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.</text:p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1">(ហ្មត អ. ថ. ហ្មុត “អស់” + ហ្ម្ចង អ. ថ. ហ្ម៎ង “ដែល​មិន​ស្អាត; ល្អក់”) ដែល​អស់​សេចក្ដី​សៅហ្មង, អស់​មន្ទិល; សុទ្ធ​សូន្យ; ល្អ​ប្រពៃ; ស្អាត​ប្រពៃ; ស្អាតបាត : ចិត្ត​ហ្មត់ហ្មង, ជ្រះ​ហ្មត់ហ្មង, ល្អ​ហ្មត់ហ្មង (សរសេរ​ជា ម៉ត់ហ្មង ក៏​មាន តែ​មិន​សូវ​ប្រើ ច្រើន​ប្រើ​តាម​ប្រភព​ដើម​ថា ហ្មត់ហ្មង នេះ​ឯង) ។ ម. ព. ហ្មត់ និង ហ្មង ផង)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១៣៦</text:p>
          </table:table-cell>
          <table:table-cell table:style-name="តារាង1.A2" office:value-type="string">
            <text:p text:style-name="P10">ហ្មប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.</text:p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1">(ហ្ម្ចប អ. ថ. ហ្មប) អង្គុយ​បត់​ជើង​ច្រត់​ដុំ​ដៃ​ទាំង​ពីរ​លើ​ទី​ផ្ទៃ​ឱន​បន្ទាប​ខ្លួន​ចុះ ឬ​អង្គុយ​បត់​ជើង​ដាក់​ដុំ​ដៃ​ទាំង​ពីរ​លើ​ជង្គង់​ឱន​បន្ទាប​ខ្លួន​បញ្ឆៀង​បន្តិច​ទៅ​ខាង​ឆ្វេង (បែប​បទ​អង្គុយ​គាល់​ឥស្សរ​ជន​មាន​ក្សត្រិយ៍​ជាដើម) : ពួក​មន្រ្តី​ធំ​តូច អង្គុយ​ហ្មប​ត្រៀបត្រា​ក្នុង​ក្រឡា​ព្រះ​គំនាល់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១៣៧</text:p>
          </table:table-cell>
          <table:table-cell table:style-name="តារាង1.A2" office:value-type="string">
            <text:p text:style-name="P10">ហ្មបហ្មាយ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1">ហ្មប​ដោយ​គោរព : ហ្មបហ្មាយ​ក្សត្រិយ៍​មន្រ្តី (ម. ព. ហ្មប ផ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១៣៨</text:p>
          </table:table-cell>
          <table:table-cell table:style-name="តារាង1.A2" office:value-type="string">
            <text:p text:style-name="P10">ហ្មាយ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.</text:p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1">(អ. ថ. ហ្មា៎យ) សម្គាល់, ចំណាំ, កំណត់​ដឹង; ប៉ង ។ ខ្មែរ​ប្រើ​ជា ម៉ៃ (ម. ព. នេះ) ។ ន. សំបុត្រ​កែន​ឬ​កោះ​យក​ខ្លួន, ដីកា​កែន; ដីកា​កោះ : មាន​ហ្មាយ​ឲ្យ​ហៅ​ខ្លួន (ប្រើ​តែ​ក្នុង​សម័យ​ពី​ដើម) ។ ចុតហ្មាយ (ស. ចតហ្មាយ អ. ថ. ចុតហ្មា៎យ) សំបុត្រ​ដែល​សរសេរ​ទៅ​មក​រក​គ្នា (ប្រើ​ក្នុង​សម័យ​ពី​ដើម); សំបុត្រ​ក្រាប​ពិត​ក្រាប​ទូល (ប្រើ​ក្នុង​សម័យ​បច្ចុប្បន្ន) : ធ្វើ​ចុតហ្មាយ​ថ្វាយ ។ ចុតហ្មាយ​ហេតុ (ស. ចត--អ. ថ. ចុតហ្មា៎យ​ហេតុ) សំបុត្រ​សម្គាល់​ឬ​ប្រាប់​ហេតុ គឺ​សំបុត្រ​កត់​ដំណឹង​ឬ​ប្រាប់​ដំណឹង​ក្នុង​គ្រា​ដែល​កន្លង​ទៅ​ហើយ (ម. ប្រ., ច្រ. ប្រ. កំណត់​ហេតុ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១៣៩</text:p>
          </table:table-cell>
          <table:table-cell table:style-name="តារាង1.A2" office:value-type="string">
            <text:p text:style-name="P10">ហ្មឺន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ម. ព. ម៉ឺន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១៤០</text:p>
          </table:table-cell>
          <table:table-cell table:style-name="តារាង1.A2" office:value-type="string">
            <text:p text:style-name="P10">ហ្មូត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ដូច​គ្នា​នឹង ម៉ូត (ច្រើន​ប្រើ ម៉ូត ជា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១៤១</text:p>
          </table:table-cell>
          <table:table-cell table:style-name="តារាង1.A2" office:value-type="string">
            <text:p text:style-name="P10">ហ្មេ !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មើល​ក្នុង​ពាក្យ មេ !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១៤២</text:p>
          </table:table-cell>
          <table:table-cell table:style-name="តារាង1.A2" office:value-type="string">
            <text:p text:style-name="P10">ហ្រស្វ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្រាស់-ស្វៈ</text:p>
          </table:table-cell>
          <table:table-cell table:style-name="តារាង1.D2" office:value-type="string">
            <text:p text:style-name="P3">សំ.; បា.</text:p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1">(ហ្រស្វ; រស្ស) ខ្លី; ដែល​មាន​រូប​រាង​ខ្លី; តឿ; ទាប​កន្តិល​ឬ​កន្តុញ ។ ន. មនុស្ស​ឬ​សត្វ​តឿ ។ ស្រៈ​មាន​សំឡេង​ខ្លី (ម. ព. រស្ស ឬ រស្សៈ) ។</text:p>
          </table:table-cell>
          <table:table-cell table:style-name="តារាង1.D2" office:value-type="string">
            <text:p text:style-name="P3">ហ្រស្វៈ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១៤៣</text:p>
          </table:table-cell>
          <table:table-cell table:style-name="តារាង1.A2" office:value-type="string">
            <text:p text:style-name="P10">ហ្រ្វង្ក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ហ្រ្វង់</text:p>
          </table:table-cell>
          <table:table-cell table:style-name="តារាង1.D2" office:value-type="string">
            <text:p text:style-name="P3">បារ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(Franc) ឈ្មោះ​រូប​ប្រាក់​សម្រាប់​ចាយ​ក្នុង​ប្រទេស​បារាំងសែស (ខ្មែរ​ហៅ ត្រណោត ធៀប​ដោយ​កាស​ដែល​ចាយ​ក្នុង​សម័យ​ពី​ដើម)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១៤៤</text:p>
          </table:table-cell>
          <table:table-cell table:style-name="តារាង1.A2" office:value-type="string">
            <text:p text:style-name="P10">ហ្រ្វ័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បារ.</text:p>
          </table:table-cell>
          <table:table-cell table:style-name="តារាង1.D2" office:value-type="string">
            <text:p text:style-name="P3">ន. </text:p>
          </table:table-cell>
          <table:table-cell table:style-name="តារាង1.D2" office:value-type="string">
            <text:p text:style-name="P1">(Frein) ដែក​បង្ហៀរ​ដែល​បង្ខាំ​ក្នុង​មាត់​សេះ; គ្រឿង​សម្រាប់​ទប់​កង់​យាន​មិន​ឲ្យ​លឿន​ឬ​ឲ្យ​ឈប់​នៅ​នឹង : ហ្រ្វ័ង​រថយន្ត ។ ទប់​ហ្រ្វ័ង ចាប់​គ្រឿង​ទប់​កង់​យាន​ឃាត់​មិន​ឲ្យ​លឿន​ឬ​ឲ្យ​ឈប់​នៅ​នឹង ។ ព. ប្រ. ទប់​មាត់, ទប់​ដំណើរ​លឿន​ទៅ : ខំ​ទប់​ហ្រ្វ័ង​មិន​ឲ្យ​ជ្រុល​មាត់ (ព. ទ.) ។ </text:p>
          </table:table-cell>
          <table:table-cell table:style-name="តារាង1.D2" office:value-type="string">
            <text:p text:style-name="P3">ហ្រ្វាំង</text:p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១៤៥</text:p>
          </table:table-cell>
          <table:table-cell table:style-name="តារាង1.A2" office:value-type="string">
            <text:p text:style-name="P10">ហ្ឫទ័យ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ម. ព. ហទ័យ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១៤៦</text:p>
          </table:table-cell>
          <table:table-cell table:style-name="តារាង1.A2" office:value-type="string">
            <text:p text:style-name="P10">ហ្ល័ក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មើល​ក្នុង​ពាក្យ ហ្លាក់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១៤៧</text:p>
          </table:table-cell>
          <table:table-cell table:style-name="តារាង1.A2" office:value-type="string">
            <text:p text:style-name="P10">ហ្ល័កហ្ល័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1">មើល​ក្នុង​ពាក្យ ហ្លាក់ហ្លាំ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១៤៨</text:p>
          </table:table-cell>
          <table:table-cell table:style-name="តារាង1.A2" office:value-type="string">
            <text:p text:style-name="P10">ហ្លាក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ល៉ាក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មើល​ពាក្យ ឡាក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១៤៩</text:p>
          </table:table-cell>
          <table:table-cell table:style-name="តារាង1.A2" office:value-type="string">
            <text:p text:style-name="P10">ហ្លាក់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ល. ស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(ហ្ល័ក) បង្គោល, គោល, គោល​ចារឹក; គ្រឿង​អាង​ដ៏​មាំ; ខ​សំខាន់ : មាន​ហ្លាក់​ជា​អាង (ម. ប្រ.) ។ ហ្លាក់ខាំ (ល. ហ្ល័កគាំ អ. ថ. --ខាំ <text:s/>“បង្គោល​មាស”) សមណ​ស័ក្តិ​ថ្នាក់​ខ្ពស់​របស់​លាវ : លោក​ហ្លាក់ខាំ... ។ ហ្លាក់ឋាន មុខ​ការ​ឬ​មុខ​របរ​ដ៏​មាំមួន; ទី​តាំង​ដែល​ជា​គោល; ព័ស្តុតាង, គ្រឿង​អាង : មាន​ហ្លាក់​ឋាន​ជា​សំអាង។ ហ្លាក់មឿង គោល​ដែល​បោះ​ទុក​ជា​ផ្ចិត​របស់​ស្រុក ។ ហ្លាក់ហ្លែម ស្រួច​ស្រាល់; ឆ្លៀវឆ្លាត, ឈ្លាសវៃ : ប្រាជ្ញា​ហ្លាក់ហ្លែម ។ល។ (ប្រើ​ជា ហ្ល័ក ក៏​បាន)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ហ្លាក់ខាំ </text:p>
            <text:p text:style-name="P1">ហ្លាក់ឋាន</text:p>
            <text:p text:style-name="P1">ហ្លាក់មឿង</text:p>
            <text:p text:style-name="P1">ហ្លាក់ហ្លែម</text:p>
          </table:table-cell>
        </table:table-row>
        <table:table-row>
          <table:table-cell table:style-name="តារាង1.A2" office:value-type="string">
            <text:p text:style-name="P8">១៥១៥០</text:p>
          </table:table-cell>
          <table:table-cell table:style-name="តារាង1.A2" office:value-type="string">
            <text:p text:style-name="P10">ហ្លាក់ --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មើល​ក្នុង​ពាក្យ ហ្លាក់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១៥១</text:p>
          </table:table-cell>
          <table:table-cell table:style-name="តារាង1.A2" office:value-type="string">
            <text:p text:style-name="P10">ហ្លាក់ហ្លាំ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.</text:p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1">(សល័ក អ. ថ. សៈល៉ាក់ “ឆ្លាក់” + ហ្ល័ង “ខ្នង”) សរសេរ​សេចក្ដី​បន្ថែម​លើ​ខ្នង​ពាក្យ​បណ្ដឹង : ហ្លាក់​ហ្លាំង​ពាក្យ (ម. ប្រ.) ។ និយាយ​សម្រេច​គ្នា, និយាយ​យក​ជា​ការ​ប្រាកដ​ប្រជា : ហ្លាក់ហ្លាំង​គ្នា​ឲ្យ​ដាច់​ស្រេច, និយាយ​ហ្លាក់ហ្លាំង​គ្នា (ប្រើ​ជា ហ្ល័កហ្ល័ង ក៏​បាន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១៥២</text:p>
          </table:table-cell>
          <table:table-cell table:style-name="តារាង1.A2" office:value-type="string">
            <text:p text:style-name="P10">ហ្លាយ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. ល.</text:p>
          </table:table-cell>
          <table:table-cell table:style-name="តារាង1.D2" office:value-type="string">
            <text:p text:style-name="P3">គុ. ឬ កិ. វិ.</text:p>
          </table:table-cell>
          <table:table-cell table:style-name="តារាង1.D2" office:value-type="string">
            <text:p text:style-name="P1">(ហ្លាយ “ច្រើន”) ខ្មែរ​ប្រើ​ជា ឡាយ ផង​ក៏​បាន (មើល​ក្នុង​ពាក្យ ឡាយ ៣ គុ. ឬ កិ. វិ.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១៥៣</text:p>
          </table:table-cell>
          <table:table-cell table:style-name="តារាង1.A2" office:value-type="string">
            <text:p text:style-name="P10">ហ្លួ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. ល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(ហ្ល្វង អ. ថ. ហ្លួ៎ង) ព្រះ​រាជា (ព្រះ​ករុណា​ជា​ម្ចាស់​ជីវិត) : ហ្លួង​ស្តេច​ចេញ​ប្រទាន​រង្វាន់​ដល់​ពួក​សិស្ស​សាលា... (ពាក្យ​ធម្មតា) ។ ប្រើ​ជា​ពាក្យ​ផ្តើម​ហៅ​សម្តេច​ព្រះ​អគ្គ​មហេសី​ឬ​សម្តេច​ព្រះ​មហា​ឧបរាជ​ផង​ក៏​បាន : ហ្លួង​ស្រ្តី, ហ្លួង​ឧបរាជ ។ ឋានន្តរ​ស័ក្តិ​ឬ​បណ្ដា​ស័ក្តិ​មន្រ្តី​ថ្នាក់​តូច​ជាង​ទី​ព្រះ ធំ​ជាង​ទី​ឃុន : ហ្លួង​សេនានុរក្ស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១៥៤</text:p>
          </table:table-cell>
          <table:table-cell table:style-name="តារាង1.A2" office:value-type="string">
            <text:p text:style-name="P10">ហ្លួង​ព្រះ​បា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នគរ​លាន​ជាង (ម. ព. សតនាគនហុត ផង)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១៥៥</text:p>
          </table:table-cell>
          <table:table-cell table:style-name="តារាង1.A2" office:value-type="string">
            <text:p text:style-name="P10">ហ្លេវហ្លៃ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ម. ព. ឡេវឡៃ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១៥៦</text:p>
          </table:table-cell>
          <table:table-cell table:style-name="តារាង1.A2" office:value-type="string">
            <text:p text:style-name="P10">ហ្វង់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ម. ព. វ៉ង់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១៥៧</text:p>
          </table:table-cell>
          <table:table-cell table:style-name="តារាង1.A2" office:value-type="string">
            <text:p text:style-name="P10">ហ្វារ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បារ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(Phare) ចង្កៀង​មាន​ពន្លឺ​ចាំង​ខ្លាំង​សម្រាប់​រថយន្ត​ជាដើម ។ ហ្វារ​សមុទ្រ ហ្វារ​សម្រាប់​បញ្ចាំង​ពន្លឺ​ភ្លែត​ៗ​ប្រាប់​ផ្លូវ​នាវា​សមុទ្រ ។ល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១៥៨</text:p>
          </table:table-cell>
          <table:table-cell table:style-name="តារាង1.A2" office:value-type="string">
            <text:p text:style-name="P11">ហ្វ៊‌ីល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អ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(Film) បន្ទះ​កញ្ចក់​ថត; ខ្សែ​ភាព​យន្ត : ថត​រូប​អស់​ហ្វ៊ីល​មួយ​ប្រអប់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១៥៩</text:p>
          </table:table-cell>
          <table:table-cell table:style-name="តារាង1.A2" office:value-type="string">
            <text:p text:style-name="P10">ហ្វឹក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.</text:p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1">(<text:span text:style-name="T2">ផ៍ឹក</text:span><text:span text:style-name="T1"> </text:span>អ. ថ. <text:span text:style-name="T2">ហ្វ៊‌ឹក</text:span>) ហាត់, ហាត់​ឲ្យ​ថ្នឹក, បង្វឹក : ហ្វឹក​ខ្លួន, ហ្វឹក​ហាត់ (ម. ប្រ.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១៦០</text:p>
          </table:table-cell>
          <table:table-cell table:style-name="តារាង1.A2" office:value-type="string">
            <text:p text:style-name="P10">ហ្វឹកហ្វឺន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ច្រើន អ. ថ. វ៉ឹកវ៉ឺន) កិ. ហ្វឹក​រឿយ​ៗ : ហ្វឹកហ្វឺន​ប្រដៅ (សរសេរ​ជា វ៉ឹកវ៉ឺន ក៏​មាន ។ ម. ព. ហ្វឹក ផ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១៦១</text:p>
          </table:table-cell>
          <table:table-cell table:style-name="តារាង1.A2" office:value-type="string">
            <text:p text:style-name="P10">ហ្វូ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(ផូ៍ង អ. ថ.<text:span text:style-name="T1"> </text:span><text:span text:style-name="T2">ហ៊្វូ៎ង</text:span>) ពួក; ប្រជុំ (ចំពោះ​តែ​សត្វ​តិរច្ឆាន) : ហ្វូង​គោ, ហ្វូង​បក្សី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១៦២</text:p>
          </table:table-cell>
          <table:table-cell table:style-name="តារាង1.A2" office:value-type="string">
            <text:p text:style-name="P10">ហ្វូងហ្វាយ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(ផូ៍ង អ. ថ. <text:span text:style-name="T2">ហ៊្វូ៎ង</text:span> “ពួក” + <text:span text:style-name="T2">ផា៍់យ</text:span> អ. ថ. ហ្វាយ “ចំណែក; ចំណែក​ខាង; ខាង”) ពួក​ដោយ​ឡែក​ៗ​ពី​គ្នា, ពួក​ទីទៃ​ៗ​ពី​គ្នា : ទៅ​ជា​ហ្វូងហ្វាយ (ម. ព. ហ្វូង ផ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១៦៣</text:p>
          </table:table-cell>
          <table:table-cell table:style-name="តារាង1.A2" office:value-type="string">
            <text:p text:style-name="P10">ហ្វូងដិន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(ផូ៍ង អ. ថ. <text:span text:style-name="T2">ហ៊្វូ៎ង </text:span><text:s/>“ពួក” + ដេ់ន “ដែល​មិន​កំបាំង, ច្បាស់”) ហ្វូង​ទីទៃ​ពី​គ្នា ប៉ុន្តែ​មើល​ទៅ​ឃើញ​ច្បាស់​មិន​ច្រឡំ : ហ្វូងដិន​នៃ​បក្សី (ម. ព. ហ្វូង ផង)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១៦៤</text:p>
          </table:table-cell>
          <table:table-cell table:style-name="តារាង1.A2" office:value-type="string">
            <text:p text:style-name="P10">ហ្វេ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វ៉េ</text:p>
          </table:table-cell>
          <table:table-cell table:style-name="តារាង1.D2" office:value-type="string">
            <text:p text:style-name="P3">យ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1">(Hué) មើល​ពាក្យ វ៉េ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/>
          </table:table-cell>
        </table:table-row>
        <table:table-row>
          <table:table-cell table:style-name="តារាង1.A2" office:value-type="string">
            <text:p text:style-name="P8">១៥១៦៥</text:p>
          </table:table-cell>
          <table:table-cell table:style-name="តារាង1.A2" office:value-type="string">
            <text:p text:style-name="P10">ហ្វៅ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(ច្រើន អ. ថ. វ៉ៅ) ប. (ស. <text:span text:style-name="T2">ផៅ៍œ</text:span><text:span text:style-name="T1"> </text:span>អ. ថ. ហ្វាវ់ “ចាំ, ចាំ​រក្សា; គាល់”) ពាក្យ​សម្រាប់​និយាយ​ផ្សំ​នឹង​ពាក្យ គាល់ ថា : គាល់​ហ្វៅ គាល់​ប្រចាំ​ការ​បម្រើ (សរសេរ​ជា វ៉ៅ ក៏​មាន : គាល់​វ៉ៅ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">គាល់​ហ្វៅ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Khmer OS1" svg:font-family="'Khmer OS'"/>
    <style:font-face style:name="Arial Unicode MS" svg:font-family="'Arial Unicode MS'" style:font-pitch="variable"/>
    <style:font-face style:name="Baiduk OT" svg:font-family="'Baiduk OT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km" style:country-complex="K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Khmer OS" style:font-size-complex="12pt" style:language-complex="km" style:country-complex="K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Khmer O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Khmer O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Khmer O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Khmer OS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.6929in" fo:page-height="8.2681in" style:num-format="1" style:print-orientation="landscape" fo:margin-top="0.7874in" fo:margin-bottom="0.7874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7$Build-9157</meta:generator>
    <meta:creation-date>2005-10-19T17:27:53</meta:creation-date>
    <dc:date>2008-06-17T15:25:08</dc:date>
    <meta:print-date>2005-12-01T09:25:03</meta:print-date>
    <dc:language>en-US</dc:language>
    <meta:editing-cycles>192</meta:editing-cycles>
    <meta:editing-duration>P3DT5H45M4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69" meta:paragraph-count="1966" meta:word-count="6744" meta:character-count="80333"/>
  </office:meta>
</office:document-meta>
</file>

<file path=Basic/Standard/ChuonNat.xml><?xml version="1.0" encoding="utf-8"?>
<!DOCTYPE module  PUBLIC '-//OpenOffice.org//DTD OfficeDocument 1.0//EN'  'module.dtd'>
<script:module xmlns:script="http://openoffice.org/2000/script" script:name="ChuonNat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type&gt;&lt;/type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rem ----------------------------------------------------------------------
dim args9(0) as new com.sun.star.beans.PropertyValue
args9(0).Name = "Text"
args9(0).Value = "."

dispatcher.executeDispatch(document, ".uno:InsertText", "", 0, args9())

rem ----------------------------------------------------------------------
dim args10(1) as new com.sun.star.beans.PropertyValue
args10(0).Name = "Count"
args10(0).Value = 1
args10(1).Name = "Select"
args10(1).Value = false

dispatcher.executeDispatch(document, ".uno:GoLeft", "", 0, args10())


end sub


sub Italic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it&gt;&lt;/it?"

dispatcher.executeDispatch(document, ".uno:InsertText", "", 0, args1())

rem ----------------------------------------------------------------------
dispatcher.executeDispatch(document, ".uno:SwBackspace", "", 0, Array())

rem ----------------------------------------------------------------------
dim args3(0) as new com.sun.star.beans.PropertyValue
args3(0).Name = "Text"
args3(0).Value = "&gt;"

dispatcher.executeDispatch(document, ".uno:InsertTex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

sub CompoundWord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comp&gt;&lt;/comp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huonNa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